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2785e" officeooo:paragraph-rsid="0002785e"/>
    </style:style>
    <style:style style:name="P2" style:family="paragraph" style:parent-style-name="Standard">
      <style:text-properties officeooo:rsid="0003580b" officeooo:paragraph-rsid="0003580b"/>
    </style:style>
    <style:style style:name="P3" style:family="paragraph" style:parent-style-name="Standard">
      <style:text-properties officeooo:rsid="0006b448" officeooo:paragraph-rsid="0006b448"/>
    </style:style>
    <style:style style:name="P4" style:family="paragraph" style:parent-style-name="Standard">
      <style:text-properties officeooo:rsid="00081d18" officeooo:paragraph-rsid="00081d18"/>
    </style:style>
    <style:style style:name="P5" style:family="paragraph" style:parent-style-name="Standard">
      <style:text-properties fo:font-weight="bold" officeooo:rsid="000902a1" officeooo:paragraph-rsid="000902a1" style:font-weight-asian="bold" style:font-weight-complex="bold"/>
    </style:style>
    <style:style style:name="P6" style:family="paragraph" style:parent-style-name="Standard">
      <style:text-properties fo:font-style="italic" fo:font-weight="bold" officeooo:rsid="000902a1" officeooo:paragraph-rsid="000902a1" style:font-style-asian="italic" style:font-weight-asian="bold" style:font-style-complex="italic" style:font-weight-complex="bold"/>
    </style:style>
    <style:style style:name="P7" style:family="paragraph" style:parent-style-name="Standard">
      <style:text-properties fo:font-style="normal" officeooo:rsid="00081d18" officeooo:paragraph-rsid="00081d18" style:font-style-asian="normal" style:font-style-complex="normal"/>
    </style:style>
    <style:style style:name="P8" style:family="paragraph" style:parent-style-name="Standard">
      <style:paragraph-properties fo:margin-left="1.27cm" fo:margin-right="0cm" fo:text-indent="0cm" style:auto-text-indent="false"/>
      <style:text-properties officeooo:rsid="00081d18" officeooo:paragraph-rsid="00081d18"/>
    </style:style>
    <style:style style:name="P9" style:family="paragraph" style:parent-style-name="Standard">
      <style:paragraph-properties fo:margin-left="1.27cm" fo:margin-right="0cm" fo:text-indent="0cm" style:auto-text-indent="false"/>
      <style:text-properties fo:font-style="italic" fo:font-weight="normal" officeooo:rsid="000c95ca" officeooo:paragraph-rsid="000c95ca" style:font-style-asian="italic" style:font-weight-asian="normal" style:font-style-complex="italic" style:font-weight-complex="normal"/>
    </style:style>
    <style:style style:name="P10" style:family="paragraph" style:parent-style-name="Standard">
      <style:paragraph-properties fo:margin-left="1.27cm" fo:margin-right="0cm" fo:text-indent="0cm" style:auto-text-indent="false"/>
      <style:text-properties fo:font-style="italic" fo:font-weight="normal" officeooo:rsid="000d5846" officeooo:paragraph-rsid="000d5846" style:font-style-asian="italic" style:font-weight-asian="normal" style:font-style-complex="italic" style:font-weight-complex="normal"/>
    </style:style>
    <style:style style:name="P11" style:family="paragraph" style:parent-style-name="Standard">
      <style:paragraph-properties fo:margin-left="1.27cm" fo:margin-right="0cm" fo:text-indent="0cm" style:auto-text-indent="false"/>
      <style:text-properties fo:font-style="italic" fo:font-weight="normal" officeooo:rsid="000f2396" officeooo:paragraph-rsid="000f2396" style:font-style-asian="italic" style:font-weight-asian="normal" style:font-style-complex="italic" style:font-weight-complex="normal"/>
    </style:style>
    <style:style style:name="P12" style:family="paragraph" style:parent-style-name="Standard">
      <style:paragraph-properties fo:margin-left="1.27cm" fo:margin-right="0cm" fo:text-indent="0cm" style:auto-text-indent="false"/>
      <style:text-properties fo:font-style="italic" fo:font-weight="normal" officeooo:rsid="0011ae10" officeooo:paragraph-rsid="0011ae10" style:font-style-asian="italic" style:font-weight-asian="normal" style:font-style-complex="italic" style:font-weight-complex="normal"/>
    </style:style>
    <style:style style:name="P13" style:family="paragraph" style:parent-style-name="Standard">
      <style:paragraph-properties fo:margin-left="1.27cm" fo:margin-right="0cm" fo:text-indent="0cm" style:auto-text-indent="false"/>
      <style:text-properties fo:font-style="italic" fo:font-weight="normal" officeooo:rsid="0019b9b6" officeooo:paragraph-rsid="0019b9b6" style:font-style-asian="italic" style:font-weight-asian="normal" style:font-style-complex="italic" style:font-weight-complex="normal"/>
    </style:style>
    <style:style style:name="P14" style:family="paragraph" style:parent-style-name="Standard">
      <style:paragraph-properties fo:margin-left="1.27cm" fo:margin-right="0cm" fo:text-indent="0cm" style:auto-text-indent="false"/>
      <style:text-properties fo:font-style="italic" fo:font-weight="normal" officeooo:rsid="0021d176" officeooo:paragraph-rsid="00237d76" style:font-style-asian="italic" style:font-weight-asian="normal" style:font-style-complex="italic" style:font-weight-complex="normal"/>
    </style:style>
    <style:style style:name="P15" style:family="paragraph" style:parent-style-name="Standard">
      <style:paragraph-properties fo:margin-left="1.27cm" fo:margin-right="0cm" fo:text-indent="0cm" style:auto-text-indent="false"/>
      <style:text-properties fo:font-style="italic" fo:font-weight="normal" officeooo:rsid="00241a6a" officeooo:paragraph-rsid="00241a6a" style:font-style-asian="italic" style:font-weight-asian="normal" style:font-style-complex="italic" style:font-weight-complex="normal"/>
    </style:style>
    <style:style style:name="P16" style:family="paragraph" style:parent-style-name="Standard">
      <style:paragraph-properties fo:margin-left="1.27cm" fo:margin-right="0cm" fo:text-indent="0cm" style:auto-text-indent="false"/>
      <style:text-properties fo:font-style="italic" fo:font-weight="normal" officeooo:rsid="002725f5" officeooo:paragraph-rsid="002725f5" style:font-style-asian="italic" style:font-weight-asian="normal" style:font-style-complex="italic" style:font-weight-complex="normal"/>
    </style:style>
    <style:style style:name="P17" style:family="paragraph" style:parent-style-name="Standard">
      <style:paragraph-properties fo:margin-left="1.27cm" fo:margin-right="0cm" fo:text-indent="0cm" style:auto-text-indent="false"/>
      <style:text-properties fo:font-style="italic" fo:font-weight="normal" officeooo:rsid="0028b997" officeooo:paragraph-rsid="0028b997" style:font-style-asian="italic" style:font-weight-asian="normal" style:font-style-complex="italic" style:font-weight-complex="normal"/>
    </style:style>
    <style:style style:name="P18" style:family="paragraph" style:parent-style-name="Standard">
      <style:paragraph-properties fo:margin-left="1.27cm" fo:margin-right="0cm" fo:text-indent="0cm" style:auto-text-indent="false"/>
      <style:text-properties fo:font-style="italic" fo:font-weight="normal" officeooo:rsid="0029be7e" officeooo:paragraph-rsid="0029be7e" style:font-style-asian="italic" style:font-weight-asian="normal" style:font-style-complex="italic" style:font-weight-complex="normal"/>
    </style:style>
    <style:style style:name="P19" style:family="paragraph" style:parent-style-name="Standard">
      <style:paragraph-properties fo:margin-left="1.27cm" fo:margin-right="0cm" fo:text-indent="0cm" style:auto-text-indent="false"/>
      <style:text-properties fo:font-style="italic" fo:font-weight="normal" officeooo:rsid="002b9d9a" officeooo:paragraph-rsid="002b9d9a" style:font-style-asian="italic" style:font-weight-asian="normal" style:font-style-complex="italic" style:font-weight-complex="normal"/>
    </style:style>
    <style:style style:name="P20" style:family="paragraph" style:parent-style-name="Standard">
      <style:paragraph-properties fo:margin-left="1.27cm" fo:margin-right="0cm" fo:text-indent="0cm" style:auto-text-indent="false"/>
      <style:text-properties fo:font-style="italic" fo:font-weight="normal" officeooo:rsid="002e846e" officeooo:paragraph-rsid="002e846e" style:font-style-asian="italic" style:font-weight-asian="normal" style:font-style-complex="italic" style:font-weight-complex="normal"/>
    </style:style>
    <style:style style:name="P21" style:family="paragraph" style:parent-style-name="Standard">
      <style:paragraph-properties fo:margin-left="1.27cm" fo:margin-right="0cm" fo:text-indent="0cm" style:auto-text-indent="false"/>
      <style:text-properties fo:font-style="italic" fo:font-weight="normal" officeooo:rsid="00320234" officeooo:paragraph-rsid="00320234" style:font-style-asian="italic" style:font-weight-asian="normal" style:font-style-complex="italic" style:font-weight-complex="normal"/>
    </style:style>
    <style:style style:name="P22" style:family="paragraph" style:parent-style-name="Standard">
      <style:paragraph-properties fo:margin-left="1.27cm" fo:margin-right="0cm" fo:text-align="start" style:justify-single-word="false" fo:text-indent="0cm" style:auto-text-indent="false"/>
      <style:text-properties fo:font-style="italic" fo:font-weight="normal" officeooo:rsid="005cebbc" officeooo:paragraph-rsid="005cebbc" style:font-style-asian="italic" style:font-weight-asian="normal" style:font-style-complex="italic" style:font-weight-complex="normal"/>
    </style:style>
    <style:style style:name="P23" style:family="paragraph" style:parent-style-name="Standard">
      <style:paragraph-properties fo:margin-left="1.27cm" fo:margin-right="0cm" fo:text-align="start" style:justify-single-word="false" fo:text-indent="0cm" style:auto-text-indent="false"/>
      <style:text-properties fo:font-style="italic" fo:font-weight="normal" officeooo:rsid="005cfdda" officeooo:paragraph-rsid="005cfdda" style:font-style-asian="italic" style:font-weight-asian="normal" style:font-style-complex="italic" style:font-weight-complex="normal"/>
    </style:style>
    <style:style style:name="P24" style:family="paragraph" style:parent-style-name="Standard">
      <style:paragraph-properties fo:margin-left="1.27cm" fo:margin-right="0cm" fo:text-align="start" style:justify-single-word="false" fo:text-indent="0cm" style:auto-text-indent="false"/>
      <style:text-properties fo:font-style="italic" fo:font-weight="normal" officeooo:rsid="005e3efc" officeooo:paragraph-rsid="005e3efc" style:font-style-asian="italic" style:font-weight-asian="normal" style:font-style-complex="italic" style:font-weight-complex="normal"/>
    </style:style>
    <style:style style:name="P25" style:family="paragraph" style:parent-style-name="Standard">
      <style:paragraph-properties fo:margin-left="1.27cm" fo:margin-right="0cm" fo:text-align="start" style:justify-single-word="false" fo:text-indent="0cm" style:auto-text-indent="false"/>
      <style:text-properties fo:font-style="italic" fo:font-weight="normal" officeooo:rsid="005f7a55" officeooo:paragraph-rsid="005f7a55" style:font-style-asian="italic" style:font-weight-asian="normal" style:font-style-complex="italic" style:font-weight-complex="normal"/>
    </style:style>
    <style:style style:name="P26" style:family="paragraph" style:parent-style-name="Standard">
      <style:paragraph-properties fo:margin-left="1.27cm" fo:margin-right="0cm" fo:text-indent="0cm" style:auto-text-indent="false"/>
      <style:text-properties fo:font-style="italic" fo:font-weight="bold" officeooo:rsid="0033ea19" officeooo:paragraph-rsid="0033ea19" style:font-style-asian="italic" style:font-weight-asian="bold" style:font-style-complex="italic" style:font-weight-complex="bold"/>
    </style:style>
    <style:style style:name="P27" style:family="paragraph" style:parent-style-name="Standard">
      <style:paragraph-properties fo:margin-left="1.27cm" fo:margin-right="0cm" fo:text-indent="0cm" style:auto-text-indent="false"/>
      <style:text-properties fo:font-style="italic" fo:font-weight="bold" officeooo:rsid="00408407" officeooo:paragraph-rsid="00408407" style:font-style-asian="italic" style:font-weight-asian="bold" style:font-style-complex="italic" style:font-weight-complex="bold"/>
    </style:style>
    <style:style style:name="P28" style:family="paragraph" style:parent-style-name="Standard">
      <style:paragraph-properties fo:margin-left="1.27cm" fo:margin-right="0cm" fo:text-indent="0cm" style:auto-text-indent="false"/>
      <style:text-properties fo:font-style="italic" fo:font-weight="bold" officeooo:rsid="0041eae7" officeooo:paragraph-rsid="0041eae7" style:font-style-asian="italic" style:font-weight-asian="bold" style:font-style-complex="italic" style:font-weight-complex="bold"/>
    </style:style>
    <style:style style:name="P29" style:family="paragraph" style:parent-style-name="Standard">
      <style:paragraph-properties fo:margin-left="1.27cm" fo:margin-right="0cm" fo:text-indent="0cm" style:auto-text-indent="false"/>
      <style:text-properties fo:font-style="italic" fo:font-weight="bold" officeooo:rsid="0041f5ab" officeooo:paragraph-rsid="0041f5ab" style:font-style-asian="italic" style:font-weight-asian="bold" style:font-style-complex="italic" style:font-weight-complex="bold"/>
    </style:style>
    <style:style style:name="P30" style:family="paragraph" style:parent-style-name="Standard">
      <style:paragraph-properties fo:margin-left="1.27cm" fo:margin-right="0cm" fo:text-indent="0cm" style:auto-text-indent="false"/>
      <style:text-properties fo:font-style="normal" officeooo:rsid="00081d18" officeooo:paragraph-rsid="00081d18" style:font-style-asian="normal" style:font-style-complex="normal"/>
    </style:style>
    <style:style style:name="P31" style:family="paragraph" style:parent-style-name="Standard">
      <style:paragraph-properties fo:margin-left="1.27cm" fo:margin-right="0cm" fo:text-indent="0cm" style:auto-text-indent="false"/>
      <style:text-properties fo:font-style="normal" fo:font-weight="normal" officeooo:rsid="000c95ca" officeooo:paragraph-rsid="000c95ca" style:font-style-asian="normal" style:font-weight-asian="normal" style:font-style-complex="normal" style:font-weight-complex="normal"/>
    </style:style>
    <style:style style:name="P32" style:family="paragraph" style:parent-style-name="Standard">
      <style:paragraph-properties fo:margin-left="1.27cm" fo:margin-right="0cm" fo:text-indent="0cm" style:auto-text-indent="false"/>
      <style:text-properties fo:font-style="normal" fo:font-weight="normal" officeooo:rsid="000cd2dd" officeooo:paragraph-rsid="000c95ca" style:font-style-asian="normal" style:font-weight-asian="normal" style:font-style-complex="normal" style:font-weight-complex="normal"/>
    </style:style>
    <style:style style:name="P33" style:family="paragraph" style:parent-style-name="Standard">
      <style:paragraph-properties fo:margin-left="1.27cm" fo:margin-right="0cm" fo:text-indent="0cm" style:auto-text-indent="false"/>
      <style:text-properties fo:font-style="normal" fo:font-weight="normal" officeooo:rsid="000d5846" officeooo:paragraph-rsid="000d5846" style:font-style-asian="normal" style:font-weight-asian="normal" style:font-style-complex="normal" style:font-weight-complex="normal"/>
    </style:style>
    <style:style style:name="P34" style:family="paragraph" style:parent-style-name="Standard">
      <style:paragraph-properties fo:margin-left="1.27cm" fo:margin-right="0cm" fo:text-indent="0cm" style:auto-text-indent="false"/>
      <style:text-properties fo:font-style="normal" fo:font-weight="normal" officeooo:rsid="000f2396" officeooo:paragraph-rsid="000f2396" style:font-style-asian="normal" style:font-weight-asian="normal" style:font-style-complex="normal" style:font-weight-complex="normal"/>
    </style:style>
    <style:style style:name="P35" style:family="paragraph" style:parent-style-name="Standard">
      <style:paragraph-properties fo:margin-left="1.27cm" fo:margin-right="0cm" fo:text-indent="0cm" style:auto-text-indent="false"/>
      <style:text-properties fo:font-style="normal" fo:font-weight="normal" officeooo:rsid="0011ae10" officeooo:paragraph-rsid="0011ae10" style:font-style-asian="normal" style:font-weight-asian="normal" style:font-style-complex="normal" style:font-weight-complex="normal"/>
    </style:style>
    <style:style style:name="P36" style:family="paragraph" style:parent-style-name="Standard">
      <style:paragraph-properties fo:margin-left="1.27cm" fo:margin-right="0cm" fo:text-indent="0cm" style:auto-text-indent="false"/>
      <style:text-properties fo:font-style="normal" fo:font-weight="normal" officeooo:rsid="0019b9b6" officeooo:paragraph-rsid="0019b9b6" style:font-style-asian="normal" style:font-weight-asian="normal" style:font-style-complex="normal" style:font-weight-complex="normal"/>
    </style:style>
    <style:style style:name="P37" style:family="paragraph" style:parent-style-name="Standard">
      <style:paragraph-properties fo:margin-left="1.27cm" fo:margin-right="0cm" fo:text-indent="0cm" style:auto-text-indent="false"/>
      <style:text-properties fo:font-style="normal" fo:font-weight="normal" officeooo:rsid="00237d76" officeooo:paragraph-rsid="00237d76" style:font-style-asian="normal" style:font-weight-asian="normal" style:font-style-complex="normal" style:font-weight-complex="normal"/>
    </style:style>
    <style:style style:name="P38" style:family="paragraph" style:parent-style-name="Standard">
      <style:paragraph-properties fo:margin-left="1.27cm" fo:margin-right="0cm" fo:text-indent="0cm" style:auto-text-indent="false"/>
      <style:text-properties fo:font-style="normal" fo:font-weight="normal" officeooo:rsid="002725f5" officeooo:paragraph-rsid="002725f5" style:font-style-asian="normal" style:font-weight-asian="normal" style:font-style-complex="normal" style:font-weight-complex="normal"/>
    </style:style>
    <style:style style:name="P39" style:family="paragraph" style:parent-style-name="Standard">
      <style:paragraph-properties fo:margin-left="1.27cm" fo:margin-right="0cm" fo:text-indent="0cm" style:auto-text-indent="false"/>
      <style:text-properties fo:font-style="normal" fo:font-weight="normal" officeooo:rsid="0028b997" officeooo:paragraph-rsid="0028b997" style:font-style-asian="normal" style:font-weight-asian="normal" style:font-style-complex="normal" style:font-weight-complex="normal"/>
    </style:style>
    <style:style style:name="P40" style:family="paragraph" style:parent-style-name="Standard">
      <style:paragraph-properties fo:margin-left="1.27cm" fo:margin-right="0cm" fo:text-indent="0cm" style:auto-text-indent="false"/>
      <style:text-properties fo:font-style="normal" fo:font-weight="normal" officeooo:rsid="0029be7e" officeooo:paragraph-rsid="0029be7e" style:font-style-asian="normal" style:font-weight-asian="normal" style:font-style-complex="normal" style:font-weight-complex="normal"/>
    </style:style>
    <style:style style:name="P41" style:family="paragraph" style:parent-style-name="Standard">
      <style:paragraph-properties fo:margin-left="1.27cm" fo:margin-right="0cm" fo:text-indent="0cm" style:auto-text-indent="false"/>
      <style:text-properties fo:font-style="normal" fo:font-weight="normal" officeooo:rsid="002b9d9a" officeooo:paragraph-rsid="002b9d9a" style:font-style-asian="normal" style:font-weight-asian="normal" style:font-style-complex="normal" style:font-weight-complex="normal"/>
    </style:style>
    <style:style style:name="P42" style:family="paragraph" style:parent-style-name="Standard">
      <style:paragraph-properties fo:margin-left="1.27cm" fo:margin-right="0cm" fo:text-indent="0cm" style:auto-text-indent="false"/>
      <style:text-properties fo:font-style="normal" fo:font-weight="normal" officeooo:rsid="002cce97" officeooo:paragraph-rsid="002b9d9a" style:font-style-asian="normal" style:font-weight-asian="normal" style:font-style-complex="normal" style:font-weight-complex="normal"/>
    </style:style>
    <style:style style:name="P43" style:family="paragraph" style:parent-style-name="Standard">
      <style:paragraph-properties fo:margin-left="1.27cm" fo:margin-right="0cm" fo:text-indent="0cm" style:auto-text-indent="false"/>
      <style:text-properties fo:font-style="normal" fo:font-weight="normal" officeooo:rsid="00320234" officeooo:paragraph-rsid="00320234" style:font-style-asian="normal" style:font-weight-asian="normal" style:font-style-complex="normal" style:font-weight-complex="normal"/>
    </style:style>
    <style:style style:name="P44" style:family="paragraph" style:parent-style-name="Standard">
      <style:paragraph-properties fo:margin-left="1.27cm" fo:margin-right="0cm" fo:text-indent="0cm" style:auto-text-indent="false"/>
      <style:text-properties fo:font-style="normal" fo:font-weight="normal" officeooo:rsid="0033ea19" officeooo:paragraph-rsid="0033ea19" style:font-style-asian="normal" style:font-weight-asian="normal" style:font-style-complex="normal" style:font-weight-complex="normal"/>
    </style:style>
    <style:style style:name="P45" style:family="paragraph" style:parent-style-name="Standard">
      <style:paragraph-properties fo:margin-left="1.27cm" fo:margin-right="0cm" fo:text-align="start" style:justify-single-word="false" fo:text-indent="0cm" style:auto-text-indent="false"/>
      <style:text-properties fo:font-style="normal" fo:font-weight="normal" officeooo:rsid="004be02d" officeooo:paragraph-rsid="004be02d" style:font-style-asian="normal" style:font-weight-asian="normal" style:font-style-complex="normal" style:font-weight-complex="normal"/>
    </style:style>
    <style:style style:name="P46" style:family="paragraph" style:parent-style-name="Standard">
      <style:paragraph-properties fo:margin-left="1.27cm" fo:margin-right="0cm" fo:text-align="start" style:justify-single-word="false" fo:text-indent="0cm" style:auto-text-indent="false"/>
      <style:text-properties fo:font-style="normal" fo:font-weight="normal" officeooo:rsid="004be02d" officeooo:paragraph-rsid="004ddee0" style:font-style-asian="normal" style:font-weight-asian="normal" style:font-style-complex="normal" style:font-weight-complex="normal"/>
    </style:style>
    <style:style style:name="P47" style:family="paragraph" style:parent-style-name="Standard">
      <style:paragraph-properties fo:margin-left="1.27cm" fo:margin-right="0cm" fo:text-align="start" style:justify-single-word="false" fo:text-indent="0cm" style:auto-text-indent="false"/>
      <style:text-properties fo:font-style="normal" fo:font-weight="normal" officeooo:rsid="004ddee0" officeooo:paragraph-rsid="004ddee0" style:font-style-asian="normal" style:font-weight-asian="normal" style:font-style-complex="normal" style:font-weight-complex="normal"/>
    </style:style>
    <style:style style:name="P48" style:family="paragraph" style:parent-style-name="Standard">
      <style:paragraph-properties fo:margin-left="1.27cm" fo:margin-right="0cm" fo:text-indent="0cm" style:auto-text-indent="false"/>
      <style:text-properties fo:font-style="normal" fo:font-weight="normal" officeooo:rsid="003535e0" officeooo:paragraph-rsid="0033ea19" style:font-style-asian="normal" style:font-weight-asian="normal" style:font-style-complex="normal" style:font-weight-complex="normal"/>
    </style:style>
    <style:style style:name="P49" style:family="paragraph" style:parent-style-name="Standard">
      <style:paragraph-properties fo:margin-left="1.27cm" fo:margin-right="0cm" fo:text-indent="0cm" style:auto-text-indent="false"/>
      <style:text-properties fo:font-style="normal" fo:font-weight="normal" officeooo:rsid="00414748" officeooo:paragraph-rsid="00408407" style:font-style-asian="normal" style:font-weight-asian="normal" style:font-style-complex="normal" style:font-weight-complex="normal"/>
    </style:style>
    <style:style style:name="P50" style:family="paragraph" style:parent-style-name="Standard">
      <style:paragraph-properties fo:margin-left="1.27cm" fo:margin-right="0cm" fo:text-indent="0cm" style:auto-text-indent="false"/>
      <style:text-properties fo:font-style="normal" fo:font-weight="normal" officeooo:rsid="0041eae7" officeooo:paragraph-rsid="0041eae7" style:font-style-asian="normal" style:font-weight-asian="normal" style:font-style-complex="normal" style:font-weight-complex="normal"/>
    </style:style>
    <style:style style:name="P51" style:family="paragraph" style:parent-style-name="Standard">
      <style:paragraph-properties fo:margin-left="1.27cm" fo:margin-right="0cm" fo:text-indent="0cm" style:auto-text-indent="false"/>
      <style:text-properties fo:font-style="normal" fo:font-weight="normal" officeooo:rsid="0041f5ab" officeooo:paragraph-rsid="0041f5ab" style:font-style-asian="normal" style:font-weight-asian="normal" style:font-style-complex="normal" style:font-weight-complex="normal"/>
    </style:style>
    <style:style style:name="P52" style:family="paragraph" style:parent-style-name="Standard">
      <style:paragraph-properties fo:margin-left="1.27cm" fo:margin-right="0cm" fo:text-align="start" style:justify-single-word="false" fo:text-indent="0cm" style:auto-text-indent="false"/>
      <style:text-properties fo:font-style="normal" fo:font-weight="normal" officeooo:rsid="00454c1b" officeooo:paragraph-rsid="00454c1b" style:font-style-asian="normal" style:font-weight-asian="normal" style:font-style-complex="normal" style:font-weight-complex="normal"/>
    </style:style>
    <style:style style:name="P53" style:family="paragraph" style:parent-style-name="Standard">
      <style:paragraph-properties fo:margin-left="1.27cm" fo:margin-right="0cm" fo:text-align="start" style:justify-single-word="false" fo:text-indent="0cm" style:auto-text-indent="false"/>
      <style:text-properties fo:font-style="normal" fo:font-weight="normal" officeooo:rsid="0046b129" officeooo:paragraph-rsid="00454c1b" style:font-style-asian="normal" style:font-weight-asian="normal" style:font-style-complex="normal" style:font-weight-complex="normal"/>
    </style:style>
    <style:style style:name="P54" style:family="paragraph" style:parent-style-name="Standard">
      <style:paragraph-properties fo:margin-left="1.27cm" fo:margin-right="0cm" fo:text-align="start" style:justify-single-word="false" fo:text-indent="0cm" style:auto-text-indent="false"/>
      <style:text-properties fo:font-style="normal" fo:font-weight="normal" officeooo:rsid="0046b129" officeooo:paragraph-rsid="0046b129" style:font-style-asian="normal" style:font-weight-asian="normal" style:font-style-complex="normal" style:font-weight-complex="normal"/>
    </style:style>
    <style:style style:name="P55" style:family="paragraph" style:parent-style-name="Standard">
      <style:paragraph-properties fo:margin-left="1.27cm" fo:margin-right="0cm" fo:text-align="start" style:justify-single-word="false" fo:text-indent="0cm" style:auto-text-indent="false"/>
      <style:text-properties fo:font-style="normal" fo:font-weight="normal" officeooo:rsid="005951ed" officeooo:paragraph-rsid="005951ed" style:font-style-asian="normal" style:font-weight-asian="normal" style:font-style-complex="normal" style:font-weight-complex="normal"/>
    </style:style>
    <style:style style:name="P56" style:family="paragraph" style:parent-style-name="Standard">
      <style:paragraph-properties fo:margin-left="1.27cm" fo:margin-right="0cm" fo:text-align="start" style:justify-single-word="false" fo:text-indent="0cm" style:auto-text-indent="false"/>
      <style:text-properties fo:font-style="normal" fo:font-weight="normal" officeooo:rsid="005a0523" officeooo:paragraph-rsid="005a0523" style:font-style-asian="normal" style:font-weight-asian="normal" style:font-style-complex="normal" style:font-weight-complex="normal"/>
    </style:style>
    <style:style style:name="P57" style:family="paragraph" style:parent-style-name="Standard">
      <style:paragraph-properties fo:margin-left="1.27cm" fo:margin-right="0cm" fo:text-align="start" style:justify-single-word="false" fo:text-indent="0cm" style:auto-text-indent="false"/>
      <style:text-properties fo:font-style="normal" fo:font-weight="normal" officeooo:rsid="0060e987" officeooo:paragraph-rsid="0060e987" style:font-style-asian="normal" style:font-weight-asian="normal" style:font-style-complex="normal" style:font-weight-complex="normal"/>
    </style:style>
    <style:style style:name="P58" style:family="paragraph" style:parent-style-name="Standard">
      <style:paragraph-properties fo:margin-left="1.27cm" fo:margin-right="0cm" fo:text-align="start" style:justify-single-word="false" fo:text-indent="0cm" style:auto-text-indent="false"/>
      <style:text-properties fo:font-style="normal" fo:font-weight="bold" officeooo:rsid="00454c1b" officeooo:paragraph-rsid="00454c1b" style:font-style-asian="normal" style:font-weight-asian="bold" style:font-style-complex="normal" style:font-weight-complex="bold"/>
    </style:style>
    <style:style style:name="P59" style:family="paragraph" style:parent-style-name="Standard">
      <style:paragraph-properties fo:margin-left="1.27cm" fo:margin-right="0cm" fo:text-align="start" style:justify-single-word="false" fo:text-indent="0cm" style:auto-text-indent="false"/>
      <style:text-properties fo:font-style="normal" fo:font-weight="bold" officeooo:rsid="0046b129" officeooo:paragraph-rsid="0046b129" style:font-style-asian="normal" style:font-weight-asian="bold" style:font-style-complex="normal" style:font-weight-complex="bold"/>
    </style:style>
    <style:style style:name="P60" style:family="paragraph" style:parent-style-name="Standard">
      <style:paragraph-properties fo:margin-left="0cm" fo:margin-right="0cm" fo:text-indent="0cm" style:auto-text-indent="false"/>
      <style:text-properties fo:font-style="italic" fo:font-weight="bold" officeooo:rsid="000902a1" officeooo:paragraph-rsid="000902a1" style:font-style-asian="italic" style:font-weight-asian="bold" style:font-style-complex="italic" style:font-weight-complex="bold"/>
    </style:style>
    <style:style style:name="P61" style:family="paragraph" style:parent-style-name="Standard">
      <style:paragraph-properties fo:margin-left="0cm" fo:margin-right="0cm" fo:text-indent="0cm" style:auto-text-indent="false"/>
      <style:text-properties fo:font-style="italic" fo:font-weight="bold" officeooo:rsid="003346f7" officeooo:paragraph-rsid="003346f7" style:font-style-asian="italic" style:font-weight-asian="bold" style:font-style-complex="italic" style:font-weight-complex="bold"/>
    </style:style>
    <style:style style:name="P62" style:family="paragraph" style:parent-style-name="Standard">
      <style:paragraph-properties fo:margin-left="0cm" fo:margin-right="0cm" fo:text-indent="0cm" style:auto-text-indent="false"/>
      <style:text-properties fo:font-style="italic" fo:font-weight="bold" officeooo:rsid="00414748" officeooo:paragraph-rsid="00414748" style:font-style-asian="italic" style:font-weight-asian="bold" style:font-style-complex="italic" style:font-weight-complex="bold"/>
    </style:style>
    <style:style style:name="P63" style:family="paragraph" style:parent-style-name="Standard">
      <style:paragraph-properties fo:margin-left="0cm" fo:margin-right="0cm" fo:text-indent="0cm" style:auto-text-indent="false"/>
      <style:text-properties fo:font-style="italic" fo:font-weight="bold" officeooo:rsid="0041eae7" officeooo:paragraph-rsid="0041eae7" style:font-style-asian="italic" style:font-weight-asian="bold" style:font-style-complex="italic" style:font-weight-complex="bold"/>
    </style:style>
    <style:style style:name="P64" style:family="paragraph" style:parent-style-name="Standard">
      <style:paragraph-properties fo:margin-left="0cm" fo:margin-right="0cm" fo:text-indent="0cm" style:auto-text-indent="false"/>
      <style:text-properties fo:font-style="italic" fo:font-weight="bold" officeooo:rsid="0041f5ab" officeooo:paragraph-rsid="0041f5ab" style:font-style-asian="italic" style:font-weight-asian="bold" style:font-style-complex="italic" style:font-weight-complex="bold"/>
    </style:style>
    <style:style style:name="P65" style:family="paragraph" style:parent-style-name="Standard">
      <style:paragraph-properties fo:margin-left="0cm" fo:margin-right="0cm" fo:text-indent="0cm" style:auto-text-indent="false"/>
      <style:text-properties fo:font-style="italic" fo:font-weight="bold" officeooo:rsid="0041f5ab" officeooo:paragraph-rsid="0043fb53" style:font-style-asian="italic" style:font-weight-asian="bold" style:font-style-complex="italic" style:font-weight-complex="bold"/>
    </style:style>
    <style:style style:name="P66" style:family="paragraph" style:parent-style-name="Standard">
      <style:paragraph-properties fo:margin-left="0cm" fo:margin-right="0cm" fo:text-align="start" style:justify-single-word="false" fo:text-indent="0cm" style:auto-text-indent="false"/>
      <style:text-properties fo:font-style="italic" fo:font-weight="bold" officeooo:rsid="004be02d" officeooo:paragraph-rsid="004be02d" style:font-style-asian="italic" style:font-weight-asian="bold" style:font-style-complex="italic" style:font-weight-complex="bold"/>
    </style:style>
    <style:style style:name="P67" style:family="paragraph" style:parent-style-name="Standard">
      <style:paragraph-properties fo:margin-left="0cm" fo:margin-right="0cm" fo:text-indent="0cm" style:auto-text-indent="false"/>
      <style:text-properties fo:font-style="italic" fo:font-weight="normal" officeooo:rsid="000902a1" officeooo:paragraph-rsid="000902a1" style:font-style-asian="italic" style:font-weight-asian="normal" style:font-style-complex="italic" style:font-weight-complex="normal"/>
    </style:style>
    <style:style style:name="P68" style:family="paragraph" style:parent-style-name="Standard">
      <style:paragraph-properties fo:margin-left="0cm" fo:margin-right="0cm" fo:text-indent="0cm" style:auto-text-indent="false"/>
      <style:text-properties fo:font-style="italic" fo:font-weight="normal" officeooo:rsid="000c95ca" officeooo:paragraph-rsid="000c95ca" style:font-style-asian="italic" style:font-weight-asian="normal" style:font-style-complex="italic" style:font-weight-complex="normal"/>
    </style:style>
    <style:style style:name="P69" style:family="paragraph" style:parent-style-name="Standard">
      <style:paragraph-properties fo:margin-left="0cm" fo:margin-right="0cm" fo:text-indent="0cm" style:auto-text-indent="false"/>
      <style:text-properties fo:font-style="italic" fo:font-weight="normal" officeooo:rsid="000d5846" officeooo:paragraph-rsid="000d5846" style:font-style-asian="italic" style:font-weight-asian="normal" style:font-style-complex="italic" style:font-weight-complex="normal"/>
    </style:style>
    <style:style style:name="P70" style:family="paragraph" style:parent-style-name="Standard">
      <style:paragraph-properties fo:margin-left="0cm" fo:margin-right="0cm" fo:text-indent="0cm" style:auto-text-indent="false"/>
      <style:text-properties fo:font-style="italic" fo:font-weight="normal" officeooo:rsid="0011ae10" officeooo:paragraph-rsid="0011ae10" style:font-style-asian="italic" style:font-weight-asian="normal" style:font-style-complex="italic" style:font-weight-complex="normal"/>
    </style:style>
    <style:style style:name="P71" style:family="paragraph" style:parent-style-name="Standard">
      <style:paragraph-properties fo:margin-left="0cm" fo:margin-right="0cm" fo:text-indent="0cm" style:auto-text-indent="false"/>
      <style:text-properties fo:font-style="italic" fo:font-weight="normal" officeooo:rsid="0015d6ec" officeooo:paragraph-rsid="0015d6ec" style:font-style-asian="italic" style:font-weight-asian="normal" style:font-style-complex="italic" style:font-weight-complex="normal"/>
    </style:style>
    <style:style style:name="P72" style:family="paragraph" style:parent-style-name="Standard">
      <style:paragraph-properties fo:margin-left="0cm" fo:margin-right="0cm" fo:text-indent="0cm" style:auto-text-indent="false"/>
      <style:text-properties fo:font-style="italic" fo:font-weight="normal" officeooo:rsid="0019b9b6" officeooo:paragraph-rsid="0019b9b6" style:font-style-asian="italic" style:font-weight-asian="normal" style:font-style-complex="italic" style:font-weight-complex="normal"/>
    </style:style>
    <style:style style:name="P73" style:family="paragraph" style:parent-style-name="Standard">
      <style:paragraph-properties fo:margin-left="0cm" fo:margin-right="0cm" fo:text-indent="0cm" style:auto-text-indent="false"/>
      <style:text-properties fo:font-style="italic" fo:font-weight="normal" officeooo:rsid="0019b9b6" officeooo:paragraph-rsid="001d6a96" style:font-style-asian="italic" style:font-weight-asian="normal" style:font-style-complex="italic" style:font-weight-complex="normal"/>
    </style:style>
    <style:style style:name="P74" style:family="paragraph" style:parent-style-name="Standard">
      <style:paragraph-properties fo:margin-left="0cm" fo:margin-right="0cm" fo:text-indent="0cm" style:auto-text-indent="false"/>
      <style:text-properties fo:font-style="italic" fo:font-weight="normal" officeooo:rsid="0019b9b6" officeooo:paragraph-rsid="001f37c1" style:font-style-asian="italic" style:font-weight-asian="normal" style:font-style-complex="italic" style:font-weight-complex="normal"/>
    </style:style>
    <style:style style:name="P75" style:family="paragraph" style:parent-style-name="Standard">
      <style:paragraph-properties fo:margin-left="0cm" fo:margin-right="0cm" fo:text-indent="0cm" style:auto-text-indent="false"/>
      <style:text-properties fo:font-style="italic" fo:font-weight="normal" officeooo:rsid="00209d02" officeooo:paragraph-rsid="00209d02" style:font-style-asian="italic" style:font-weight-asian="normal" style:font-style-complex="italic" style:font-weight-complex="normal"/>
    </style:style>
    <style:style style:name="P76" style:family="paragraph" style:parent-style-name="Standard">
      <style:paragraph-properties fo:margin-left="0cm" fo:margin-right="0cm" fo:text-indent="0cm" style:auto-text-indent="false"/>
      <style:text-properties fo:font-style="italic" fo:font-weight="normal" officeooo:rsid="0021d176" officeooo:paragraph-rsid="00237d76" style:font-style-asian="italic" style:font-weight-asian="normal" style:font-style-complex="italic" style:font-weight-complex="normal"/>
    </style:style>
    <style:style style:name="P77" style:family="paragraph" style:parent-style-name="Standard">
      <style:paragraph-properties fo:margin-left="0cm" fo:margin-right="0cm" fo:text-indent="0cm" style:auto-text-indent="false"/>
      <style:text-properties fo:font-style="italic" fo:font-weight="normal" officeooo:rsid="00241a6a" officeooo:paragraph-rsid="00241a6a" style:font-style-asian="italic" style:font-weight-asian="normal" style:font-style-complex="italic" style:font-weight-complex="normal"/>
    </style:style>
    <style:style style:name="P78" style:family="paragraph" style:parent-style-name="Standard">
      <style:paragraph-properties fo:margin-left="0cm" fo:margin-right="0cm" fo:text-indent="0cm" style:auto-text-indent="false"/>
      <style:text-properties fo:font-style="italic" fo:font-weight="normal" officeooo:rsid="00259e58" officeooo:paragraph-rsid="00259e58" style:font-style-asian="italic" style:font-weight-asian="normal" style:font-style-complex="italic" style:font-weight-complex="normal"/>
    </style:style>
    <style:style style:name="P79" style:family="paragraph" style:parent-style-name="Standard">
      <style:paragraph-properties fo:margin-left="0cm" fo:margin-right="0cm" fo:text-indent="0cm" style:auto-text-indent="false"/>
      <style:text-properties fo:font-style="italic" fo:font-weight="normal" officeooo:rsid="002725f5" officeooo:paragraph-rsid="002725f5" style:font-style-asian="italic" style:font-weight-asian="normal" style:font-style-complex="italic" style:font-weight-complex="normal"/>
    </style:style>
    <style:style style:name="P80" style:family="paragraph" style:parent-style-name="Standard">
      <style:paragraph-properties fo:margin-left="0cm" fo:margin-right="0cm" fo:text-indent="0cm" style:auto-text-indent="false"/>
      <style:text-properties fo:font-style="italic" fo:font-weight="normal" officeooo:rsid="0029be7e" officeooo:paragraph-rsid="002e846e" style:font-style-asian="italic" style:font-weight-asian="normal" style:font-style-complex="italic" style:font-weight-complex="normal"/>
    </style:style>
    <style:style style:name="P81" style:family="paragraph" style:parent-style-name="Standard">
      <style:paragraph-properties fo:margin-left="0cm" fo:margin-right="0cm" fo:text-indent="0cm" style:auto-text-indent="false"/>
      <style:text-properties fo:font-style="italic" fo:font-weight="normal" officeooo:rsid="002b9d9a" officeooo:paragraph-rsid="002b9d9a" style:font-style-asian="italic" style:font-weight-asian="normal" style:font-style-complex="italic" style:font-weight-complex="normal"/>
    </style:style>
    <style:style style:name="P82" style:family="paragraph" style:parent-style-name="Standard">
      <style:paragraph-properties fo:margin-left="0cm" fo:margin-right="0cm" fo:text-indent="0cm" style:auto-text-indent="false"/>
      <style:text-properties fo:font-style="italic" fo:font-weight="normal" officeooo:rsid="0030fca9" officeooo:paragraph-rsid="0030fca9" style:font-style-asian="italic" style:font-weight-asian="normal" style:font-style-complex="italic" style:font-weight-complex="normal"/>
    </style:style>
    <style:style style:name="P83" style:family="paragraph" style:parent-style-name="Standard">
      <style:paragraph-properties fo:margin-left="0cm" fo:margin-right="0cm" fo:text-indent="0cm" style:auto-text-indent="false"/>
      <style:text-properties fo:font-style="italic" fo:font-weight="normal" officeooo:rsid="00336294" officeooo:paragraph-rsid="00336294" style:font-style-asian="italic" style:font-weight-asian="normal" style:font-style-complex="italic" style:font-weight-complex="normal"/>
    </style:style>
    <style:style style:name="P84" style:family="paragraph" style:parent-style-name="Standard">
      <style:paragraph-properties fo:margin-left="0cm" fo:margin-right="0cm" fo:text-align="end" style:justify-single-word="false" fo:text-indent="0cm" style:auto-text-indent="false"/>
      <style:text-properties fo:font-style="italic" fo:font-weight="normal" officeooo:rsid="004be02d" officeooo:paragraph-rsid="004be02d" style:font-style-asian="italic" style:font-weight-asian="normal" style:font-style-complex="italic" style:font-weight-complex="normal"/>
    </style:style>
    <style:style style:name="P85" style:family="paragraph" style:parent-style-name="Standard">
      <style:paragraph-properties fo:margin-left="0cm" fo:margin-right="0cm" fo:text-align="end" style:justify-single-word="false" fo:text-indent="0cm" style:auto-text-indent="false"/>
      <style:text-properties fo:font-style="italic" fo:font-weight="normal" officeooo:rsid="0050be68" officeooo:paragraph-rsid="0050be68" style:font-style-asian="italic" style:font-weight-asian="normal" style:font-style-complex="italic" style:font-weight-complex="normal"/>
    </style:style>
    <style:style style:name="P86" style:family="paragraph" style:parent-style-name="Standard">
      <style:paragraph-properties fo:margin-left="0cm" fo:margin-right="0cm" fo:text-align="end" style:justify-single-word="false" fo:text-indent="0cm" style:auto-text-indent="false"/>
      <style:text-properties fo:font-style="italic" fo:font-weight="normal" officeooo:rsid="0043fb53" officeooo:paragraph-rsid="0043fb53" style:font-style-asian="italic" style:font-weight-asian="normal" style:font-style-complex="italic" style:font-weight-complex="normal"/>
    </style:style>
    <style:style style:name="P87" style:family="paragraph" style:parent-style-name="Standard">
      <style:paragraph-properties fo:margin-left="0cm" fo:margin-right="0cm" fo:text-indent="0cm" style:auto-text-indent="false"/>
      <style:text-properties fo:font-style="italic" fo:font-weight="normal" officeooo:rsid="0041f5ab" officeooo:paragraph-rsid="0043fb53" style:font-style-asian="italic" style:font-weight-asian="normal" style:font-style-complex="italic" style:font-weight-complex="normal"/>
    </style:style>
    <style:style style:name="P88" style:family="paragraph" style:parent-style-name="Standard">
      <style:paragraph-properties fo:margin-left="0cm" fo:margin-right="0cm" fo:text-align="end" style:justify-single-word="false" fo:text-indent="0cm" style:auto-text-indent="false"/>
      <style:text-properties fo:font-style="italic" fo:font-weight="normal" officeooo:rsid="00449e1a" officeooo:paragraph-rsid="00449e1a" style:font-style-asian="italic" style:font-weight-asian="normal" style:font-style-complex="italic" style:font-weight-complex="normal"/>
    </style:style>
    <style:style style:name="P89" style:family="paragraph" style:parent-style-name="Standard">
      <style:paragraph-properties fo:margin-left="0cm" fo:margin-right="0cm" fo:text-align="start" style:justify-single-word="false" fo:text-indent="0cm" style:auto-text-indent="false"/>
      <style:text-properties fo:font-style="italic" fo:font-weight="normal" officeooo:rsid="005cebbc" officeooo:paragraph-rsid="005cebbc" style:font-style-asian="italic" style:font-weight-asian="normal" style:font-style-complex="italic" style:font-weight-complex="normal"/>
    </style:style>
    <style:style style:name="P90" style:family="paragraph" style:parent-style-name="Standard">
      <style:paragraph-properties fo:margin-left="0cm" fo:margin-right="0cm" fo:text-align="start" style:justify-single-word="false" fo:text-indent="0cm" style:auto-text-indent="false"/>
      <style:text-properties fo:font-style="italic" fo:font-weight="normal" officeooo:rsid="005cfdda" officeooo:paragraph-rsid="005cfdda" style:font-style-asian="italic" style:font-weight-asian="normal" style:font-style-complex="italic" style:font-weight-complex="normal"/>
    </style:style>
    <style:style style:name="P91" style:family="paragraph" style:parent-style-name="Standard">
      <style:paragraph-properties fo:margin-left="0cm" fo:margin-right="0cm" fo:text-align="start" style:justify-single-word="false" fo:text-indent="0cm" style:auto-text-indent="false"/>
      <style:text-properties fo:font-style="italic" fo:font-weight="normal" officeooo:rsid="005e3efc" officeooo:paragraph-rsid="005e3efc" style:font-style-asian="italic" style:font-weight-asian="normal" style:font-style-complex="italic" style:font-weight-complex="normal"/>
    </style:style>
    <style:style style:name="P92" style:family="paragraph" style:parent-style-name="Standard">
      <style:paragraph-properties fo:margin-left="0cm" fo:margin-right="0cm" fo:text-align="start" style:justify-single-word="false" fo:text-indent="0cm" style:auto-text-indent="false"/>
      <style:text-properties fo:font-style="italic" fo:font-weight="normal" officeooo:rsid="005f7a55" officeooo:paragraph-rsid="005f7a55" style:font-style-asian="italic" style:font-weight-asian="normal" style:font-style-complex="italic" style:font-weight-complex="normal"/>
    </style:style>
    <style:style style:name="P93" style:family="paragraph" style:parent-style-name="Standard">
      <style:paragraph-properties fo:margin-left="0cm" fo:margin-right="0cm" fo:text-indent="0cm" style:auto-text-indent="false"/>
      <style:text-properties fo:font-style="normal" officeooo:rsid="00081d18" officeooo:paragraph-rsid="00081d18" style:font-style-asian="normal" style:font-style-complex="normal"/>
    </style:style>
    <style:style style:name="P94" style:family="paragraph" style:parent-style-name="Standard">
      <style:paragraph-properties fo:margin-left="0cm" fo:margin-right="0cm" fo:text-indent="0cm" style:auto-text-indent="false"/>
      <style:text-properties fo:font-style="normal" fo:font-weight="bold" officeooo:rsid="000902a1" officeooo:paragraph-rsid="000902a1" style:font-style-asian="normal" style:font-weight-asian="bold" style:font-style-complex="normal" style:font-weight-complex="bold"/>
    </style:style>
    <style:style style:name="P95" style:family="paragraph" style:parent-style-name="Standard">
      <style:paragraph-properties fo:margin-left="0cm" fo:margin-right="0cm" fo:text-indent="0cm" style:auto-text-indent="false"/>
      <style:text-properties fo:font-style="normal" fo:font-weight="bold" officeooo:rsid="00209d02" officeooo:paragraph-rsid="00209d02" style:font-style-asian="normal" style:font-weight-asian="bold" style:font-style-complex="normal" style:font-weight-complex="bold"/>
    </style:style>
    <style:style style:name="P96" style:family="paragraph" style:parent-style-name="Standard">
      <style:paragraph-properties fo:margin-left="0cm" fo:margin-right="0cm" fo:text-align="start" style:justify-single-word="false" fo:text-indent="0cm" style:auto-text-indent="false"/>
      <style:text-properties fo:font-style="normal" fo:font-weight="bold" officeooo:rsid="00454c1b" officeooo:paragraph-rsid="00454c1b" style:font-style-asian="normal" style:font-weight-asian="bold"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properties fo:font-style="normal" fo:font-weight="bold" officeooo:rsid="00454c1b" officeooo:paragraph-rsid="0046b129" style:font-style-asian="normal" style:font-weight-asian="bold" style:font-style-complex="normal" style:font-weight-complex="bold"/>
    </style:style>
    <style:style style:name="P98" style:family="paragraph" style:parent-style-name="Standard">
      <style:paragraph-properties fo:margin-left="0cm" fo:margin-right="0cm" fo:text-align="start" style:justify-single-word="false" fo:text-indent="0cm" style:auto-text-indent="false"/>
      <style:text-properties fo:font-style="normal" fo:font-weight="bold" officeooo:rsid="0046b129" officeooo:paragraph-rsid="0046b129" style:font-style-asian="normal" style:font-weight-asian="bold" style:font-style-complex="normal" style:font-weight-complex="bold"/>
    </style:style>
    <style:style style:name="P99" style:family="paragraph" style:parent-style-name="Standard">
      <style:paragraph-properties fo:margin-left="0cm" fo:margin-right="0cm" fo:text-indent="0cm" style:auto-text-indent="false"/>
      <style:text-properties fo:font-style="normal" fo:font-weight="normal" officeooo:rsid="000b7140" officeooo:paragraph-rsid="000902a1" style:font-style-asian="normal" style:font-weight-asian="normal" style:font-style-complex="normal" style:font-weight-complex="normal"/>
    </style:style>
    <style:style style:name="P100" style:family="paragraph" style:parent-style-name="Standard">
      <style:paragraph-properties fo:margin-left="0cm" fo:margin-right="0cm" fo:text-indent="0cm" style:auto-text-indent="false"/>
      <style:text-properties fo:font-style="normal" fo:font-weight="normal" officeooo:rsid="000c95ca" officeooo:paragraph-rsid="000c95ca" style:font-style-asian="normal" style:font-weight-asian="normal" style:font-style-complex="normal" style:font-weight-complex="normal"/>
    </style:style>
    <style:style style:name="P101" style:family="paragraph" style:parent-style-name="Standard">
      <style:paragraph-properties fo:margin-left="0cm" fo:margin-right="0cm" fo:text-indent="0cm" style:auto-text-indent="false"/>
      <style:text-properties fo:font-style="normal" fo:font-weight="normal" officeooo:rsid="000d5846" officeooo:paragraph-rsid="000d5846" style:font-style-asian="normal" style:font-weight-asian="normal" style:font-style-complex="normal" style:font-weight-complex="normal"/>
    </style:style>
    <style:style style:name="P102" style:family="paragraph" style:parent-style-name="Standard">
      <style:paragraph-properties fo:margin-left="0cm" fo:margin-right="0cm" fo:text-indent="0cm" style:auto-text-indent="false"/>
      <style:text-properties fo:font-style="normal" fo:font-weight="normal" officeooo:rsid="000d760d" officeooo:paragraph-rsid="000d760d" style:font-style-asian="normal" style:font-weight-asian="normal" style:font-style-complex="normal" style:font-weight-complex="normal"/>
    </style:style>
    <style:style style:name="P103" style:family="paragraph" style:parent-style-name="Standard">
      <style:paragraph-properties fo:margin-left="0cm" fo:margin-right="0cm" fo:text-indent="0cm" style:auto-text-indent="false"/>
      <style:text-properties fo:font-style="normal" fo:font-weight="normal" officeooo:rsid="000f2396" officeooo:paragraph-rsid="000f2396" style:font-style-asian="normal" style:font-weight-asian="normal" style:font-style-complex="normal" style:font-weight-complex="normal"/>
    </style:style>
    <style:style style:name="P104" style:family="paragraph" style:parent-style-name="Standard">
      <style:paragraph-properties fo:margin-left="0cm" fo:margin-right="0cm" fo:text-indent="0cm" style:auto-text-indent="false"/>
      <style:text-properties fo:font-style="normal" fo:font-weight="normal" officeooo:rsid="0011ae10" officeooo:paragraph-rsid="0011ae10" style:font-style-asian="normal" style:font-weight-asian="normal" style:font-style-complex="normal" style:font-weight-complex="normal"/>
    </style:style>
    <style:style style:name="P105" style:family="paragraph" style:parent-style-name="Standard">
      <style:paragraph-properties fo:margin-left="0cm" fo:margin-right="0cm" fo:text-indent="0cm" style:auto-text-indent="false"/>
      <style:text-properties fo:font-style="normal" fo:font-weight="normal" officeooo:rsid="0015d6ec" officeooo:paragraph-rsid="0015d6ec" style:font-style-asian="normal" style:font-weight-asian="normal" style:font-style-complex="normal" style:font-weight-complex="normal"/>
    </style:style>
    <style:style style:name="P106" style:family="paragraph" style:parent-style-name="Standard">
      <style:paragraph-properties fo:margin-left="0cm" fo:margin-right="0cm" fo:text-indent="0cm" style:auto-text-indent="false"/>
      <style:text-properties fo:font-style="normal" fo:font-weight="normal" officeooo:rsid="0019b9b6" officeooo:paragraph-rsid="0019b9b6" style:font-style-asian="normal" style:font-weight-asian="normal" style:font-style-complex="normal" style:font-weight-complex="normal"/>
    </style:style>
    <style:style style:name="P107" style:family="paragraph" style:parent-style-name="Standard">
      <style:paragraph-properties fo:margin-left="0cm" fo:margin-right="0cm" fo:text-indent="0cm" style:auto-text-indent="false"/>
      <style:text-properties fo:font-style="normal" fo:font-weight="normal" officeooo:rsid="0019b9b6" officeooo:paragraph-rsid="001d6a96" style:font-style-asian="normal" style:font-weight-asian="normal" style:font-style-complex="normal" style:font-weight-complex="normal"/>
    </style:style>
    <style:style style:name="P108" style:family="paragraph" style:parent-style-name="Standard">
      <style:paragraph-properties fo:margin-left="0cm" fo:margin-right="0cm" fo:text-indent="0cm" style:auto-text-indent="false"/>
      <style:text-properties fo:font-style="normal" fo:font-weight="normal" officeooo:rsid="001f37c1" officeooo:paragraph-rsid="001f37c1" style:font-style-asian="normal" style:font-weight-asian="normal" style:font-style-complex="normal" style:font-weight-complex="normal"/>
    </style:style>
    <style:style style:name="P109" style:family="paragraph" style:parent-style-name="Standard">
      <style:paragraph-properties fo:margin-left="0cm" fo:margin-right="0cm" fo:text-indent="0cm" style:auto-text-indent="false"/>
      <style:text-properties fo:font-style="normal" fo:font-weight="normal" officeooo:rsid="00209d02" officeooo:paragraph-rsid="00209d02" style:font-style-asian="normal" style:font-weight-asian="normal" style:font-style-complex="normal" style:font-weight-complex="normal"/>
    </style:style>
    <style:style style:name="P110" style:family="paragraph" style:parent-style-name="Standard">
      <style:paragraph-properties fo:margin-left="0cm" fo:margin-right="0cm" fo:text-indent="0cm" style:auto-text-indent="false"/>
      <style:text-properties fo:font-style="normal" fo:font-weight="normal" officeooo:rsid="0021d176" officeooo:paragraph-rsid="00209d02" style:font-style-asian="normal" style:font-weight-asian="normal" style:font-style-complex="normal" style:font-weight-complex="normal"/>
    </style:style>
    <style:style style:name="P111" style:family="paragraph" style:parent-style-name="Standard">
      <style:paragraph-properties fo:margin-left="0cm" fo:margin-right="0cm" fo:text-indent="0cm" style:auto-text-indent="false"/>
      <style:text-properties fo:font-style="normal" fo:font-weight="normal" officeooo:rsid="00237d76" officeooo:paragraph-rsid="00237d76" style:font-style-asian="normal" style:font-weight-asian="normal" style:font-style-complex="normal" style:font-weight-complex="normal"/>
    </style:style>
    <style:style style:name="P112" style:family="paragraph" style:parent-style-name="Standard">
      <style:paragraph-properties fo:margin-left="0cm" fo:margin-right="0cm" fo:text-indent="0cm" style:auto-text-indent="false"/>
      <style:text-properties fo:font-style="normal" fo:font-weight="normal" officeooo:rsid="00241a6a" officeooo:paragraph-rsid="00241a6a" style:font-style-asian="normal" style:font-weight-asian="normal" style:font-style-complex="normal" style:font-weight-complex="normal"/>
    </style:style>
    <style:style style:name="P113" style:family="paragraph" style:parent-style-name="Standard">
      <style:paragraph-properties fo:margin-left="0cm" fo:margin-right="0cm" fo:text-indent="0cm" style:auto-text-indent="false"/>
      <style:text-properties fo:font-style="normal" fo:font-weight="normal" officeooo:rsid="00259e58" officeooo:paragraph-rsid="00259e58" style:font-style-asian="normal" style:font-weight-asian="normal" style:font-style-complex="normal" style:font-weight-complex="normal"/>
    </style:style>
    <style:style style:name="P114" style:family="paragraph" style:parent-style-name="Standard">
      <style:paragraph-properties fo:margin-left="0cm" fo:margin-right="0cm" fo:text-indent="0cm" style:auto-text-indent="false"/>
      <style:text-properties fo:font-style="normal" fo:font-weight="normal" officeooo:rsid="002603db" officeooo:paragraph-rsid="00259e58" style:font-style-asian="normal" style:font-weight-asian="normal" style:font-style-complex="normal" style:font-weight-complex="normal"/>
    </style:style>
    <style:style style:name="P115" style:family="paragraph" style:parent-style-name="Standard">
      <style:paragraph-properties fo:margin-left="0cm" fo:margin-right="0cm" fo:text-indent="0cm" style:auto-text-indent="false"/>
      <style:text-properties fo:font-style="normal" fo:font-weight="normal" officeooo:rsid="0028b997" officeooo:paragraph-rsid="002725f5" style:font-style-asian="normal" style:font-weight-asian="normal" style:font-style-complex="normal" style:font-weight-complex="normal"/>
    </style:style>
    <style:style style:name="P116" style:family="paragraph" style:parent-style-name="Standard">
      <style:paragraph-properties fo:margin-left="0cm" fo:margin-right="0cm" fo:text-indent="0cm" style:auto-text-indent="false"/>
      <style:text-properties fo:font-style="normal" fo:font-weight="normal" officeooo:rsid="0029be7e" officeooo:paragraph-rsid="0029be7e" style:font-style-asian="normal" style:font-weight-asian="normal" style:font-style-complex="normal" style:font-weight-complex="normal"/>
    </style:style>
    <style:style style:name="P117" style:family="paragraph" style:parent-style-name="Standard">
      <style:paragraph-properties fo:margin-left="0cm" fo:margin-right="0cm" fo:text-indent="0cm" style:auto-text-indent="false"/>
      <style:text-properties fo:font-style="normal" fo:font-weight="normal" officeooo:rsid="002e846e" officeooo:paragraph-rsid="002e846e" style:font-style-asian="normal" style:font-weight-asian="normal" style:font-style-complex="normal" style:font-weight-complex="normal"/>
    </style:style>
    <style:style style:name="P118" style:family="paragraph" style:parent-style-name="Standard">
      <style:paragraph-properties fo:margin-left="0cm" fo:margin-right="0cm" fo:text-indent="0cm" style:auto-text-indent="false"/>
      <style:text-properties fo:font-style="normal" fo:font-weight="normal" officeooo:rsid="002b9d9a" officeooo:paragraph-rsid="002e846e" style:font-style-asian="normal" style:font-weight-asian="normal" style:font-style-complex="normal" style:font-weight-complex="normal"/>
    </style:style>
    <style:style style:name="P119" style:family="paragraph" style:parent-style-name="Standard">
      <style:paragraph-properties fo:margin-left="0cm" fo:margin-right="0cm" fo:text-indent="0cm" style:auto-text-indent="false"/>
      <style:text-properties fo:font-style="normal" fo:font-weight="normal" officeooo:rsid="002b9d9a" officeooo:paragraph-rsid="0029be7e" style:font-style-asian="normal" style:font-weight-asian="normal" style:font-style-complex="normal" style:font-weight-complex="normal"/>
    </style:style>
    <style:style style:name="P120" style:family="paragraph" style:parent-style-name="Standard">
      <style:paragraph-properties fo:margin-left="0cm" fo:margin-right="0cm" fo:text-indent="0cm" style:auto-text-indent="false"/>
      <style:text-properties fo:font-style="normal" fo:font-weight="normal" officeooo:rsid="002b9d9a" officeooo:paragraph-rsid="002b9d9a" style:font-style-asian="normal" style:font-weight-asian="normal" style:font-style-complex="normal" style:font-weight-complex="normal"/>
    </style:style>
    <style:style style:name="P121" style:family="paragraph" style:parent-style-name="Standard">
      <style:paragraph-properties fo:margin-left="0cm" fo:margin-right="0cm" fo:text-indent="0cm" style:auto-text-indent="false"/>
      <style:text-properties fo:font-style="normal" fo:font-weight="normal" officeooo:rsid="00320234" officeooo:paragraph-rsid="0030fca9" style:font-style-asian="normal" style:font-weight-asian="normal" style:font-style-complex="normal" style:font-weight-complex="normal"/>
    </style:style>
    <style:style style:name="P122" style:family="paragraph" style:parent-style-name="Standard">
      <style:paragraph-properties fo:margin-left="0cm" fo:margin-right="0cm" fo:text-indent="0cm" style:auto-text-indent="false"/>
      <style:text-properties fo:font-style="normal" fo:font-weight="normal" officeooo:rsid="003346f7" officeooo:paragraph-rsid="003346f7" style:font-style-asian="normal" style:font-weight-asian="normal" style:font-style-complex="normal" style:font-weight-complex="normal"/>
    </style:style>
    <style:style style:name="P123" style:family="paragraph" style:parent-style-name="Standard">
      <style:paragraph-properties fo:margin-left="0cm" fo:margin-right="0cm" fo:text-indent="0cm" style:auto-text-indent="false"/>
      <style:text-properties fo:font-style="normal" fo:font-weight="normal" officeooo:rsid="0033ea19" officeooo:paragraph-rsid="0033ea19" style:font-style-asian="normal" style:font-weight-asian="normal" style:font-style-complex="normal" style:font-weight-complex="normal"/>
    </style:style>
    <style:style style:name="P124" style:family="paragraph" style:parent-style-name="Standard">
      <style:paragraph-properties fo:margin-left="0cm" fo:margin-right="0cm" fo:text-align="start" style:justify-single-word="false" fo:text-indent="0cm" style:auto-text-indent="false"/>
      <style:text-properties fo:font-style="normal" fo:font-weight="normal" officeooo:rsid="004be02d" officeooo:paragraph-rsid="004be02d" style:font-style-asian="normal" style:font-weight-asian="normal" style:font-style-complex="normal"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fo:font-style="normal" fo:font-weight="normal" officeooo:rsid="004be02d" officeooo:paragraph-rsid="004ddee0" style:font-style-asian="normal" style:font-weight-asian="normal" style:font-style-complex="normal" style:font-weight-complex="normal"/>
    </style:style>
    <style:style style:name="P126" style:family="paragraph" style:parent-style-name="Standard">
      <style:paragraph-properties fo:margin-left="0cm" fo:margin-right="0cm" fo:text-align="start" style:justify-single-word="false" fo:text-indent="0cm" style:auto-text-indent="false"/>
      <style:text-properties fo:font-style="normal" fo:font-weight="normal" officeooo:rsid="004ddee0" officeooo:paragraph-rsid="004ddee0" style:font-style-asian="normal" style:font-weight-asian="normal" style:font-style-complex="normal" style:font-weight-complex="normal"/>
    </style:style>
    <style:style style:name="P127" style:family="paragraph" style:parent-style-name="Standard">
      <style:paragraph-properties fo:margin-left="0cm" fo:margin-right="0cm" fo:text-align="start" style:justify-single-word="false" fo:text-indent="0cm" style:auto-text-indent="false"/>
      <style:text-properties fo:font-style="normal" fo:font-weight="normal" officeooo:rsid="004ddee0" officeooo:paragraph-rsid="004edc94" style:font-style-asian="normal" style:font-weight-asian="normal"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properties fo:font-style="normal" fo:font-weight="normal" officeooo:rsid="004e5915" officeooo:paragraph-rsid="004e5915" style:font-style-asian="normal" style:font-weight-asian="normal" style:font-style-complex="normal" style:font-weight-complex="normal"/>
    </style:style>
    <style:style style:name="P129" style:family="paragraph" style:parent-style-name="Standard">
      <style:paragraph-properties fo:margin-left="0cm" fo:margin-right="0cm" fo:text-align="start" style:justify-single-word="false" fo:text-indent="0cm" style:auto-text-indent="false"/>
      <style:text-properties fo:font-style="normal" fo:font-weight="normal" officeooo:rsid="00514e12" officeooo:paragraph-rsid="00514e12" style:font-style-asian="normal" style:font-weight-asian="normal" style:font-style-complex="normal" style:font-weight-complex="normal"/>
    </style:style>
    <style:style style:name="P130" style:family="paragraph" style:parent-style-name="Standard">
      <style:paragraph-properties fo:margin-left="0cm" fo:margin-right="0cm" fo:text-indent="0cm" style:auto-text-indent="false"/>
      <style:text-properties fo:font-style="normal" fo:font-weight="normal" officeooo:rsid="003eacac" officeooo:paragraph-rsid="003eacac" style:font-style-asian="normal" style:font-weight-asian="normal" style:font-style-complex="normal" style:font-weight-complex="normal"/>
    </style:style>
    <style:style style:name="P131" style:family="paragraph" style:parent-style-name="Standard">
      <style:paragraph-properties fo:margin-left="0cm" fo:margin-right="0cm" fo:text-indent="0cm" style:auto-text-indent="false"/>
      <style:text-properties fo:font-style="normal" fo:font-weight="normal" officeooo:rsid="00408407" officeooo:paragraph-rsid="00408407" style:font-style-asian="normal" style:font-weight-asian="normal" style:font-style-complex="normal" style:font-weight-complex="normal"/>
    </style:style>
    <style:style style:name="P132" style:family="paragraph" style:parent-style-name="Standard">
      <style:paragraph-properties fo:margin-left="0cm" fo:margin-right="0cm" fo:text-indent="0cm" style:auto-text-indent="false"/>
      <style:text-properties fo:font-style="normal" fo:font-weight="normal" officeooo:rsid="004198d2" officeooo:paragraph-rsid="00414748" style:font-style-asian="normal" style:font-weight-asian="normal" style:font-style-complex="normal" style:font-weight-complex="normal"/>
    </style:style>
    <style:style style:name="P133" style:family="paragraph" style:parent-style-name="Standard">
      <style:paragraph-properties fo:margin-left="0cm" fo:margin-right="0cm" fo:text-indent="0cm" style:auto-text-indent="false"/>
      <style:text-properties fo:font-style="normal" fo:font-weight="normal" officeooo:rsid="0041eae7" officeooo:paragraph-rsid="0041eae7" style:font-style-asian="normal" style:font-weight-asian="normal" style:font-style-complex="normal" style:font-weight-complex="normal"/>
    </style:style>
    <style:style style:name="P134" style:family="paragraph" style:parent-style-name="Standard">
      <style:paragraph-properties fo:margin-left="0cm" fo:margin-right="0cm" fo:text-indent="0cm" style:auto-text-indent="false"/>
      <style:text-properties fo:font-style="normal" fo:font-weight="normal" officeooo:rsid="0041f5ab" officeooo:paragraph-rsid="0041f5ab" style:font-style-asian="normal" style:font-weight-asian="normal"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properties fo:font-style="normal" fo:font-weight="normal" officeooo:rsid="00454c1b" officeooo:paragraph-rsid="00454c1b" style:font-style-asian="normal" style:font-weight-asian="normal" style:font-style-complex="normal" style:font-weight-complex="normal"/>
    </style:style>
    <style:style style:name="P136" style:family="paragraph" style:parent-style-name="Standard">
      <style:paragraph-properties fo:margin-left="0cm" fo:margin-right="0cm" fo:text-align="start" style:justify-single-word="false" fo:text-indent="0cm" style:auto-text-indent="false"/>
      <style:text-properties fo:font-style="normal" fo:font-weight="normal" officeooo:rsid="0046b129" officeooo:paragraph-rsid="0046b129" style:font-style-asian="normal" style:font-weight-asian="normal" style:font-style-complex="normal" style:font-weight-complex="normal"/>
    </style:style>
    <style:style style:name="P137" style:family="paragraph" style:parent-style-name="Standard">
      <style:paragraph-properties fo:margin-left="0cm" fo:margin-right="0cm" fo:text-align="start" style:justify-single-word="false" fo:text-indent="0cm" style:auto-text-indent="false"/>
      <style:text-properties fo:font-style="normal" fo:font-weight="normal" officeooo:rsid="0049e218" officeooo:paragraph-rsid="0046b129" style:font-style-asian="normal" style:font-weight-asian="normal" style:font-style-complex="normal" style:font-weight-complex="normal"/>
    </style:style>
    <style:style style:name="P138" style:family="paragraph" style:parent-style-name="Standard">
      <style:paragraph-properties fo:margin-left="0cm" fo:margin-right="0cm" fo:text-align="start" style:justify-single-word="false" fo:text-indent="0cm" style:auto-text-indent="false"/>
      <style:text-properties fo:font-style="normal" fo:font-weight="normal" officeooo:rsid="00577ec5" officeooo:paragraph-rsid="00577ec5" style:font-style-asian="normal" style:font-weight-asian="normal" style:font-style-complex="normal" style:font-weight-complex="normal"/>
    </style:style>
    <style:style style:name="P139" style:family="paragraph" style:parent-style-name="Standard">
      <style:paragraph-properties fo:margin-left="0cm" fo:margin-right="0cm" fo:text-align="start" style:justify-single-word="false" fo:text-indent="0cm" style:auto-text-indent="false"/>
      <style:text-properties fo:font-style="normal" fo:font-weight="normal" officeooo:rsid="005a0523" officeooo:paragraph-rsid="005a0523" style:font-style-asian="normal" style:font-weight-asian="normal" style:font-style-complex="normal" style:font-weight-complex="normal"/>
    </style:style>
    <style:style style:name="P140" style:family="paragraph" style:parent-style-name="Standard">
      <style:paragraph-properties fo:margin-left="0cm" fo:margin-right="0cm" fo:text-align="start" style:justify-single-word="false" fo:text-indent="0cm" style:auto-text-indent="false"/>
      <style:text-properties fo:font-style="normal" fo:font-weight="normal" officeooo:rsid="005cebbc" officeooo:paragraph-rsid="005cebbc" style:font-style-asian="normal" style:font-weight-asian="normal" style:font-style-complex="normal" style:font-weight-complex="normal"/>
    </style:style>
    <style:style style:name="P141" style:family="paragraph" style:parent-style-name="Standard">
      <style:paragraph-properties fo:margin-left="0cm" fo:margin-right="0cm" fo:text-align="start" style:justify-single-word="false" fo:text-indent="0cm" style:auto-text-indent="false"/>
      <style:text-properties fo:font-style="normal" fo:font-weight="normal" officeooo:rsid="0060e987" officeooo:paragraph-rsid="0060e987" style:font-style-asian="normal" style:font-weight-asian="normal" style:font-style-complex="normal" style:font-weight-complex="normal"/>
    </style:style>
    <style:style style:name="P142" style:family="paragraph" style:parent-style-name="Standard">
      <style:paragraph-properties fo:margin-left="2.54cm" fo:margin-right="0cm" fo:text-indent="0cm" style:auto-text-indent="false"/>
      <style:text-properties fo:font-style="normal" fo:font-weight="normal" officeooo:rsid="0035dd9d" officeooo:paragraph-rsid="0035dd9d" style:font-style-asian="normal" style:font-weight-asian="normal" style:font-style-complex="normal" style:font-weight-complex="normal"/>
    </style:style>
    <style:style style:name="P143" style:family="paragraph" style:parent-style-name="Standard">
      <style:paragraph-properties fo:margin-left="2.54cm" fo:margin-right="0cm" fo:text-indent="0cm" style:auto-text-indent="false"/>
      <style:text-properties fo:font-style="normal" fo:font-weight="normal" officeooo:rsid="003bd324" officeooo:paragraph-rsid="003bd324" style:font-style-asian="normal" style:font-weight-asian="normal" style:font-style-complex="normal" style:font-weight-complex="normal"/>
    </style:style>
    <style:style style:name="P144" style:family="paragraph" style:parent-style-name="Standard">
      <style:paragraph-properties fo:margin-left="2.54cm" fo:margin-right="0cm" fo:text-align="start" style:justify-single-word="false" fo:text-indent="0cm" style:auto-text-indent="false"/>
      <style:text-properties fo:font-style="normal" fo:font-weight="normal" officeooo:rsid="004be02d" officeooo:paragraph-rsid="004be02d" style:font-style-asian="normal" style:font-weight-asian="normal" style:font-style-complex="normal" style:font-weight-complex="normal"/>
    </style:style>
    <style:style style:name="P145" style:family="paragraph" style:parent-style-name="Standard">
      <style:paragraph-properties fo:margin-left="2.54cm" fo:margin-right="0cm" fo:text-align="start" style:justify-single-word="false" fo:text-indent="0cm" style:auto-text-indent="false"/>
      <style:text-properties fo:font-style="normal" fo:font-weight="normal" officeooo:rsid="004be02d" officeooo:paragraph-rsid="004ddee0" style:font-style-asian="normal" style:font-weight-asian="normal" style:font-style-complex="normal" style:font-weight-complex="normal"/>
    </style:style>
    <style:style style:name="P146" style:family="paragraph" style:parent-style-name="Standard">
      <style:paragraph-properties fo:margin-left="2.54cm" fo:margin-right="0cm" fo:text-indent="0cm" style:auto-text-indent="false"/>
      <style:text-properties fo:font-style="italic" fo:font-weight="bold" officeooo:rsid="003bd324" officeooo:paragraph-rsid="003bd324" style:font-style-asian="italic" style:font-weight-asian="bold" style:font-style-complex="italic" style:font-weight-complex="bold"/>
    </style:style>
    <style:style style:name="P147" style:family="paragraph" style:parent-style-name="Table_20_Contents">
      <style:text-properties officeooo:rsid="00406f74" officeooo:paragraph-rsid="00406f74"/>
    </style:style>
    <style:style style:name="P148" style:family="paragraph" style:parent-style-name="Table_20_Contents">
      <style:paragraph-properties fo:text-align="center" style:justify-single-word="false"/>
      <style:text-properties officeooo:rsid="00406f74" officeooo:paragraph-rsid="00406f74"/>
    </style:style>
    <style:style style:name="P149" style:family="paragraph" style:parent-style-name="Table_20_Contents">
      <style:text-properties fo:font-weight="bold" officeooo:rsid="00406f74" officeooo:paragraph-rsid="00406f74" style:font-weight-asian="bold" style:font-weight-complex="bold"/>
    </style:style>
    <style:style style:name="P150" style:family="paragraph" style:parent-style-name="Standard">
      <style:paragraph-properties fo:margin-left="0cm" fo:margin-right="0cm" fo:text-align="start" style:justify-single-word="false" fo:text-indent="0cm" style:auto-text-indent="false"/>
      <style:text-properties fo:font-style="normal" fo:font-weight="normal" officeooo:rsid="005cfdda" officeooo:paragraph-rsid="005cfdda" style:font-style-asian="normal" style:font-weight-asian="normal" style:font-style-complex="normal" style:font-weight-complex="normal"/>
    </style:style>
    <style:style style:name="P151" style:family="paragraph" style:parent-style-name="Standard">
      <style:paragraph-properties fo:margin-left="0cm" fo:margin-right="0cm" fo:text-align="start" style:justify-single-word="false" fo:text-indent="0cm" style:auto-text-indent="false"/>
      <style:text-properties fo:font-style="normal" fo:font-weight="normal" officeooo:rsid="005f7a55" officeooo:paragraph-rsid="005f7a55" style:font-style-asian="normal" style:font-weight-asian="normal" style:font-style-complex="normal" style:font-weight-complex="normal"/>
    </style:style>
    <style:style style:name="P152" style:family="paragraph" style:parent-style-name="Standard">
      <style:paragraph-properties fo:margin-left="0cm" fo:margin-right="0cm" fo:text-align="start" style:justify-single-word="false" fo:text-indent="0cm" style:auto-text-indent="false"/>
      <style:text-properties fo:font-style="normal" fo:font-weight="normal" officeooo:rsid="00657ac9" officeooo:paragraph-rsid="00657ac9" style:font-style-asian="normal" style:font-weight-asian="normal" style:font-style-complex="normal" style:font-weight-complex="normal"/>
    </style:style>
    <style:style style:name="P153" style:family="paragraph" style:parent-style-name="Standard">
      <style:paragraph-properties fo:margin-left="0cm" fo:margin-right="0cm" fo:text-align="start" style:justify-single-word="false" fo:text-indent="0cm" style:auto-text-indent="false"/>
      <style:text-properties fo:font-style="normal" fo:font-weight="normal" officeooo:rsid="0066e6bc" officeooo:paragraph-rsid="0066e6bc" style:font-style-asian="normal" style:font-weight-asian="normal" style:font-style-complex="normal" style:font-weight-complex="normal"/>
    </style:style>
    <style:style style:name="P154" style:family="paragraph" style:parent-style-name="Standard">
      <style:paragraph-properties fo:margin-left="0cm" fo:margin-right="0cm" fo:text-align="start" style:justify-single-word="false" fo:text-indent="0cm" style:auto-text-indent="false"/>
      <style:text-properties fo:font-style="normal" fo:font-weight="normal" officeooo:rsid="0067d0c3" officeooo:paragraph-rsid="0067d0c3" style:font-style-asian="normal" style:font-weight-asian="normal" style:font-style-complex="normal" style:font-weight-complex="normal"/>
    </style:style>
    <style:style style:name="P155" style:family="paragraph" style:parent-style-name="Standard">
      <style:paragraph-properties fo:margin-left="0cm" fo:margin-right="0cm" fo:text-align="start" style:justify-single-word="false" fo:text-indent="0cm" style:auto-text-indent="false"/>
      <style:text-properties fo:font-style="normal" fo:font-weight="normal" officeooo:rsid="0068d3de" officeooo:paragraph-rsid="0068d3de" style:font-style-asian="normal" style:font-weight-asian="normal" style:font-style-complex="normal" style:font-weight-complex="normal"/>
    </style:style>
    <style:style style:name="P156" style:family="paragraph" style:parent-style-name="Standard">
      <style:paragraph-properties fo:margin-left="0cm" fo:margin-right="0cm" fo:text-align="start" style:justify-single-word="false" fo:text-indent="0cm" style:auto-text-indent="false"/>
      <style:text-properties fo:font-style="normal" fo:font-weight="normal" officeooo:rsid="0068f3c7" officeooo:paragraph-rsid="0068f3c7" style:font-style-asian="normal" style:font-weight-asian="normal" style:font-style-complex="normal" style:font-weight-complex="normal"/>
    </style:style>
    <style:style style:name="P157" style:family="paragraph" style:parent-style-name="Standard">
      <style:paragraph-properties fo:margin-left="0cm" fo:margin-right="0cm" fo:text-align="start" style:justify-single-word="false" fo:text-indent="0cm" style:auto-text-indent="false"/>
      <style:text-properties fo:font-style="normal" fo:font-weight="normal" officeooo:rsid="006a4618" officeooo:paragraph-rsid="006a4618" style:font-style-asian="normal" style:font-weight-asian="normal" style:font-style-complex="normal" style:font-weight-complex="normal"/>
    </style:style>
    <style:style style:name="P158" style:family="paragraph" style:parent-style-name="Standard">
      <style:paragraph-properties fo:margin-left="0cm" fo:margin-right="0cm" fo:text-align="start" style:justify-single-word="false" fo:text-indent="0cm" style:auto-text-indent="false"/>
      <style:text-properties fo:font-style="normal" fo:font-weight="normal" officeooo:rsid="006b6778" officeooo:paragraph-rsid="006b6778" style:font-style-asian="normal" style:font-weight-asian="normal" style:font-style-complex="normal" style:font-weight-complex="normal"/>
    </style:style>
    <style:style style:name="P159" style:family="paragraph" style:parent-style-name="Standard">
      <style:paragraph-properties fo:margin-left="0cm" fo:margin-right="0cm" fo:text-align="start" style:justify-single-word="false" fo:text-indent="0cm" style:auto-text-indent="false"/>
      <style:text-properties fo:font-style="normal" fo:font-weight="normal" officeooo:rsid="006c11be" officeooo:paragraph-rsid="006c11be" style:font-style-asian="normal" style:font-weight-asian="normal" style:font-style-complex="normal" style:font-weight-complex="normal"/>
    </style:style>
    <style:style style:name="P160" style:family="paragraph" style:parent-style-name="Standard">
      <style:paragraph-properties fo:margin-left="0cm" fo:margin-right="0cm" fo:text-align="start" style:justify-single-word="false" fo:text-indent="0cm" style:auto-text-indent="false"/>
      <style:text-properties fo:font-style="normal" fo:font-weight="normal" officeooo:rsid="006dc58e" officeooo:paragraph-rsid="006dc58e" style:font-style-asian="normal" style:font-weight-asian="normal" style:font-style-complex="normal" style:font-weight-complex="normal"/>
    </style:style>
    <style:style style:name="P161" style:family="paragraph" style:parent-style-name="Standard">
      <style:paragraph-properties fo:margin-left="0cm" fo:margin-right="0cm" fo:text-align="end" style:justify-single-word="false" fo:text-indent="0cm" style:auto-text-indent="false"/>
      <style:text-properties fo:font-style="italic" fo:font-weight="normal" officeooo:rsid="0063bb1a" officeooo:paragraph-rsid="0063bb1a" style:font-style-asian="italic" style:font-weight-asian="normal" style:font-style-complex="italic" style:font-weight-complex="normal"/>
    </style:style>
    <style:style style:name="P162" style:family="paragraph" style:parent-style-name="Standard">
      <style:paragraph-properties fo:margin-left="1.27cm" fo:margin-right="0cm" fo:text-align="start" style:justify-single-word="false" fo:text-indent="0cm" style:auto-text-indent="false"/>
      <style:text-properties fo:font-style="normal" fo:font-weight="normal" officeooo:rsid="0068d3de" officeooo:paragraph-rsid="0068d3de" style:font-style-asian="normal" style:font-weight-asian="normal" style:font-style-complex="normal" style:font-weight-complex="normal"/>
    </style:style>
    <style:style style:name="P163" style:family="paragraph" style:parent-style-name="Standard">
      <style:paragraph-properties fo:margin-left="1.27cm" fo:margin-right="0cm" fo:text-align="start" style:justify-single-word="false" fo:text-indent="0cm" style:auto-text-indent="false"/>
      <style:text-properties fo:font-style="normal" fo:font-weight="normal" officeooo:rsid="0068f3c7" officeooo:paragraph-rsid="0068f3c7" style:font-style-asian="normal" style:font-weight-asian="normal" style:font-style-complex="normal" style:font-weight-complex="normal"/>
    </style:style>
    <style:style style:name="P164" style:family="paragraph" style:parent-style-name="Standard">
      <style:paragraph-properties fo:margin-left="1.27cm" fo:margin-right="0cm" fo:text-align="start" style:justify-single-word="false" fo:text-indent="0cm" style:auto-text-indent="false"/>
      <style:text-properties fo:font-style="normal" fo:font-weight="normal" officeooo:rsid="006a4618" officeooo:paragraph-rsid="006a4618" style:font-style-asian="normal" style:font-weight-asian="normal" style:font-style-complex="normal" style:font-weight-complex="normal"/>
    </style:style>
    <style:style style:name="P165" style:family="paragraph" style:parent-style-name="Standard">
      <style:paragraph-properties fo:margin-left="1.27cm" fo:margin-right="0cm" fo:text-align="start" style:justify-single-word="false" fo:text-indent="0cm" style:auto-text-indent="false"/>
      <style:text-properties fo:font-style="normal" fo:font-weight="normal" officeooo:rsid="006b6778" officeooo:paragraph-rsid="006b6778" style:font-style-asian="normal" style:font-weight-asian="normal" style:font-style-complex="normal" style:font-weight-complex="normal"/>
    </style:style>
    <style:style style:name="P166" style:family="paragraph" style:parent-style-name="Footnote">
      <style:text-properties fo:font-variant="normal" fo:text-transform="none" style:text-position="0% 100%" fo:font-style="normal" style:text-underline-style="none" fo:font-weight="normal"/>
    </style:style>
    <style:style style:name="T1" style:family="text">
      <style:text-properties fo:font-style="italic" style:font-style-asian="italic" style:font-style-complex="italic"/>
    </style:style>
    <style:style style:name="T2" style:family="text">
      <style:text-properties fo:font-style="italic" officeooo:rsid="0046b129" style:font-style-asian="italic" style:font-style-complex="italic"/>
    </style:style>
    <style:style style:name="T3" style:family="text">
      <style:text-properties fo:font-style="italic" officeooo:rsid="005343d2" style:font-style-asian="italic" style:font-style-complex="italic"/>
    </style:style>
    <style:style style:name="T4" style:family="text">
      <style:text-properties fo:font-style="italic" officeooo:rsid="0067d0c3"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variant="normal" fo:text-transform="none" style:text-position="0% 100%" style:text-underline-style="none" fo:font-weight="normal"/>
    </style:style>
    <style:style style:name="T7" style:family="text">
      <style:text-properties fo:font-variant="normal" fo:text-transform="none" style:text-position="0% 100%" fo:font-style="italic" style:text-underline-style="none" fo:font-weight="normal" style:font-style-asian="italic"/>
    </style:style>
    <style:style style:name="T8" style:family="text">
      <style:text-properties fo:font-variant="normal" fo:text-transform="none" style:text-position="0% 100%" fo:font-style="normal" style:text-underline-style="none" fo:font-weight="normal"/>
    </style:style>
    <style:style style:name="T9" style:family="text">
      <style:text-properties officeooo:rsid="0003580b"/>
    </style:style>
    <style:style style:name="T10" style:family="text">
      <style:text-properties officeooo:rsid="0006b448"/>
    </style:style>
    <style:style style:name="T11" style:family="text">
      <style:text-properties officeooo:rsid="00081084"/>
    </style:style>
    <style:style style:name="T12" style:family="text">
      <style:text-properties fo:font-style="normal" style:font-style-asian="normal" style:font-style-complex="normal"/>
    </style:style>
    <style:style style:name="T13" style:family="text">
      <style:text-properties fo:font-style="normal" officeooo:rsid="000a48b4" style:font-style-asian="normal" style:font-style-complex="normal"/>
    </style:style>
    <style:style style:name="T14" style:family="text">
      <style:text-properties fo:font-style="normal" officeooo:rsid="000b7140" style:font-style-asian="normal" style:font-style-complex="normal"/>
    </style:style>
    <style:style style:name="T15" style:family="text">
      <style:text-properties fo:font-style="normal" officeooo:rsid="000cd2dd" style:font-style-asian="normal" style:font-style-complex="normal"/>
    </style:style>
    <style:style style:name="T16" style:family="text">
      <style:text-properties fo:font-style="normal" officeooo:rsid="00154a74" style:font-style-asian="normal" style:font-style-complex="normal"/>
    </style:style>
    <style:style style:name="T17" style:family="text">
      <style:text-properties fo:font-style="normal" officeooo:rsid="00184042" style:font-style-asian="normal" style:font-style-complex="normal"/>
    </style:style>
    <style:style style:name="T18" style:family="text">
      <style:text-properties fo:font-style="normal" officeooo:rsid="0019c3d6" style:font-style-asian="normal" style:font-style-complex="normal"/>
    </style:style>
    <style:style style:name="T19" style:family="text">
      <style:text-properties fo:font-style="normal" officeooo:rsid="001aa431" style:font-style-asian="normal" style:font-style-complex="normal"/>
    </style:style>
    <style:style style:name="T20" style:family="text">
      <style:text-properties fo:font-style="normal" officeooo:rsid="001d6a96" style:font-style-asian="normal" style:font-style-complex="normal"/>
    </style:style>
    <style:style style:name="T21" style:family="text">
      <style:text-properties fo:font-style="normal" officeooo:rsid="001f37c1" style:font-style-asian="normal" style:font-style-complex="normal"/>
    </style:style>
    <style:style style:name="T22" style:family="text">
      <style:text-properties fo:font-style="normal" officeooo:rsid="0021d176" style:font-style-asian="normal" style:font-style-complex="normal"/>
    </style:style>
    <style:style style:name="T23" style:family="text">
      <style:text-properties fo:font-style="normal" officeooo:rsid="00237d76" style:font-style-asian="normal" style:font-style-complex="normal"/>
    </style:style>
    <style:style style:name="T24" style:family="text">
      <style:text-properties fo:font-style="normal" officeooo:rsid="002603db" style:font-style-asian="normal" style:font-style-complex="normal"/>
    </style:style>
    <style:style style:name="T25" style:family="text">
      <style:text-properties fo:font-style="normal" officeooo:rsid="0028b997" style:font-style-asian="normal" style:font-style-complex="normal"/>
    </style:style>
    <style:style style:name="T26" style:family="text">
      <style:text-properties fo:font-style="normal" officeooo:rsid="002b9d9a" style:font-style-asian="normal" style:font-style-complex="normal"/>
    </style:style>
    <style:style style:name="T27" style:family="text">
      <style:text-properties fo:font-style="normal" officeooo:rsid="002cce97" style:font-style-asian="normal" style:font-style-complex="normal"/>
    </style:style>
    <style:style style:name="T28" style:family="text">
      <style:text-properties fo:font-style="normal" officeooo:rsid="002e846e" style:font-style-asian="normal" style:font-style-complex="normal"/>
    </style:style>
    <style:style style:name="T29" style:family="text">
      <style:text-properties fo:font-style="normal" officeooo:rsid="003016ba" style:font-style-asian="normal" style:font-style-complex="normal"/>
    </style:style>
    <style:style style:name="T30" style:family="text">
      <style:text-properties fo:font-style="normal" officeooo:rsid="00320234" style:font-style-asian="normal" style:font-style-complex="normal"/>
    </style:style>
    <style:style style:name="T31" style:family="text">
      <style:text-properties fo:font-style="normal" officeooo:rsid="0033ea19" style:font-style-asian="normal" style:font-style-complex="normal"/>
    </style:style>
    <style:style style:name="T32" style:family="text">
      <style:text-properties fo:font-style="normal" officeooo:rsid="003d9412"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3535e0" style:font-style-asian="normal" style:font-weight-asian="normal" style:font-style-complex="normal" style:font-weight-complex="normal"/>
    </style:style>
    <style:style style:name="T35" style:family="text">
      <style:text-properties fo:font-style="normal" fo:font-weight="normal" officeooo:rsid="00414748" style:font-style-asian="normal" style:font-weight-asian="normal" style:font-style-complex="normal" style:font-weight-complex="normal"/>
    </style:style>
    <style:style style:name="T36" style:family="text">
      <style:text-properties fo:font-style="normal" fo:font-weight="normal" officeooo:rsid="004198d2" style:font-style-asian="normal" style:font-weight-asian="normal" style:font-style-complex="normal" style:font-weight-complex="normal"/>
    </style:style>
    <style:style style:name="T37" style:family="text">
      <style:text-properties fo:font-style="normal" fo:font-weight="normal" officeooo:rsid="00439599" style:font-style-asian="normal" style:font-weight-asian="normal" style:font-style-complex="normal" style:font-weight-complex="normal"/>
    </style:style>
    <style:style style:name="T38" style:family="text">
      <style:text-properties officeooo:rsid="001d6a96"/>
    </style:style>
    <style:style style:name="T39" style:family="text">
      <style:text-properties officeooo:rsid="0021d176"/>
    </style:style>
    <style:style style:name="T40" style:family="text">
      <style:text-properties officeooo:rsid="002cce97"/>
    </style:style>
    <style:style style:name="T41" style:family="text">
      <style:text-properties style:font-name="Liberation Serif1" fo:font-style="normal" style:font-style-asian="normal" style:font-style-complex="normal"/>
    </style:style>
    <style:style style:name="T42" style:family="text">
      <style:text-properties style:font-name="Liberation Serif" fo:font-style="normal" style:font-style-asian="normal" style:font-style-complex="normal"/>
    </style:style>
    <style:style style:name="T43" style:family="text">
      <style:text-properties officeooo:rsid="0033ea19"/>
    </style:style>
    <style:style style:name="T44" style:family="text">
      <style:text-properties officeooo:rsid="003bd324"/>
    </style:style>
    <style:style style:name="T45" style:family="text">
      <style:text-properties officeooo:rsid="003d9412"/>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4198d2" style:font-weight-asian="normal" style:font-weight-complex="normal"/>
    </style:style>
    <style:style style:name="T49" style:family="text">
      <style:text-properties fo:font-weight="normal" officeooo:rsid="00439599" style:font-weight-asian="normal" style:font-weight-complex="normal"/>
    </style:style>
    <style:style style:name="T50" style:family="text">
      <style:text-properties fo:font-weight="normal" officeooo:rsid="00449e1a" style:font-weight-asian="normal" style:font-weight-complex="normal"/>
    </style:style>
    <style:style style:name="T51" style:family="text">
      <style:text-properties fo:font-weight="normal" officeooo:rsid="0046b129" style:font-weight-asian="normal" style:font-weight-complex="normal"/>
    </style:style>
    <style:style style:name="T52" style:family="text">
      <style:text-properties fo:font-weight="normal" officeooo:rsid="0049e218" style:font-weight-asian="normal" style:font-weight-complex="normal"/>
    </style:style>
    <style:style style:name="T53" style:family="text">
      <style:text-properties officeooo:rsid="0046b129"/>
    </style:style>
    <style:style style:name="T54" style:family="text">
      <style:text-properties officeooo:rsid="004ddee0"/>
    </style:style>
    <style:style style:name="T55" style:family="text">
      <style:text-properties officeooo:rsid="004edc94"/>
    </style:style>
    <style:style style:name="T56" style:family="text">
      <style:text-properties officeooo:rsid="00506ac0"/>
    </style:style>
    <style:style style:name="T57" style:family="text">
      <style:text-properties officeooo:rsid="005343d2"/>
    </style:style>
    <style:style style:name="T58" style:family="text">
      <style:text-properties officeooo:rsid="0054b30c"/>
    </style:style>
    <style:style style:name="T59" style:family="text">
      <style:text-properties officeooo:rsid="0056f345"/>
    </style:style>
    <style:style style:name="T60" style:family="text">
      <style:text-properties officeooo:rsid="005951ed"/>
    </style:style>
    <style:style style:name="T61" style:family="text">
      <style:text-properties officeooo:rsid="005bbe01"/>
    </style:style>
    <style:style style:name="T62" style:family="text">
      <style:text-properties officeooo:rsid="0062361d"/>
    </style:style>
    <style:style style:name="T63" style:family="text">
      <style:text-properties officeooo:rsid="0066e6bc"/>
    </style:style>
    <style:style style:name="T64" style:family="text">
      <style:text-properties officeooo:rsid="0067d0c3"/>
    </style:style>
    <style:style style:name="T65" style:family="text">
      <style:text-properties officeooo:rsid="0068d3de"/>
    </style:style>
    <style:style style:name="T66" style:family="text">
      <style:text-properties officeooo:rsid="006b67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5"/>
      <text:p text:style-name="P6">Posing the Problem of this Part of the Thesis</text:p>
      <text:p text:style-name="P1"/>
      <text:p text:style-name="P1">The first part of this thesis has been concerned solely with discussing and interpreting John McDowell’s naturalism. We discussed McDowell’s conception of a “partially” re-enchanted nature because it seemed to offer a satisfying solution to the perils of “bald” naturalism. We saw above that bald naturalism pictures the space of nature as “domesticated” by the realm of law. McDowell pictures the realm of law as <text:span text:style-name="T59">a unified logical space identical with</text:span> natural-scientific intelligibility. This is a poor picture of the sciences. Commentators have challenged whether natural science is in fact unified in any way, <text:span text:style-name="T9">whether there is in fact one kind of “intelligibility” to the natural sciences,</text:span> so this is not a settled issue.<text:note text:id="ftn1" text:note-class="footnote"><text:note-citation>1</text:note-citation><text:note-body><text:p text:style-name="Footnote"><text:reference-mark-start text:name="ZOTERO_ITEM CSL_CITATION {&quot;citationID&quot;:&quot;epOAP4Ny&quot;,&quot;properties&quot;:{&quot;formattedCitation&quot;:&quot;{\\rtf John Dupr\\uc0\\u233{}, {\\i{}The Disorder of Things: Metaphysical Foundations of the Disunity of Science} (Harvard University Press, 1995); Joseph Rouse, {\\i{}Articulating the World: Conceptual Understanding and the Scientific Image} (University of Chicago Press, 2015).}&quot;,&quot;plainCitation&quot;:&quot;John Dupré, The Disorder of Things: Metaphysical Foundations of the Disunity of Science (Harvard University Press, 1995); Joseph Rouse, Articulating the World: Conceptual Understanding and the Scientific Image (University of Chicago Press, 2015).&quot;},&quot;citationItems&quot;:[{&quot;id&quot;:31,&quot;uris&quot;:[&quot;http://zotero.org/users/2391293/items/HM4SJMBW&quot;],&quot;uri&quot;:[&quot;http://zotero.org/users/2391293/items/HM4SJMBW&quot;],&quot;itemData&quot;:{&quot;id&quot;:31,&quot;type&quot;:&quot;book&quot;,&quot;title&quot;:&quot;The disorder of things: Metaphysical foundations of the disunity of science&quot;,&quot;publisher&quot;:&quot;Harvard University Press&quot;,&quot;source&quot;:&quot;Google Scholar&quot;,&quot;shortTitle&quot;:&quot;The disorder of things&quot;,&quot;author&quot;:[{&quot;family&quot;:&quot;Dupré&quot;,&quot;given&quot;:&quot;John&quot;}],&quot;issued&quot;:{&quot;date-parts&quot;:[[&quot;1995&quot;]]},&quot;accessed&quot;:{&quot;date-parts&quot;:[[&quot;2015&quot;,8,25]]}}},{&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schema&quot;:&quot;https://github.com/citation-style-language/schema/raw/master/csl-citation.json&quot;} RNDxIWV7SYPLL"/><text:span text:style-name="T6">John Dupré, </text:span><text:span text:style-name="T7">The Disorder of Things: Metaphysical Foundations of the Disunity of Science</text:span><text:span text:style-name="T6"> (Harvard University Press, 1995); Joseph Rouse, </text:span><text:span text:style-name="T7">Articulating the World: Conceptual Understanding and the Scientific Image</text:span><text:span text:style-name="T6"> (University of Chicago Press, 2015).</text:span><text:reference-mark-end text:name="ZOTERO_ITEM CSL_CITATION {&quot;citationID&quot;:&quot;epOAP4Ny&quot;,&quot;properties&quot;:{&quot;formattedCitation&quot;:&quot;{\\rtf John Dupr\\uc0\\u233{}, {\\i{}The Disorder of Things: Metaphysical Foundations of the Disunity of Science} (Harvard University Press, 1995); Joseph Rouse, {\\i{}Articulating the World: Conceptual Understanding and the Scientific Image} (University of Chicago Press, 2015).}&quot;,&quot;plainCitation&quot;:&quot;John Dupré, The Disorder of Things: Metaphysical Foundations of the Disunity of Science (Harvard University Press, 1995); Joseph Rouse, Articulating the World: Conceptual Understanding and the Scientific Image (University of Chicago Press, 2015).&quot;},&quot;citationItems&quot;:[{&quot;id&quot;:31,&quot;uris&quot;:[&quot;http://zotero.org/users/2391293/items/HM4SJMBW&quot;],&quot;uri&quot;:[&quot;http://zotero.org/users/2391293/items/HM4SJMBW&quot;],&quot;itemData&quot;:{&quot;id&quot;:31,&quot;type&quot;:&quot;book&quot;,&quot;title&quot;:&quot;The disorder of things: Metaphysical foundations of the disunity of science&quot;,&quot;publisher&quot;:&quot;Harvard University Press&quot;,&quot;source&quot;:&quot;Google Scholar&quot;,&quot;shortTitle&quot;:&quot;The disorder of things&quot;,&quot;author&quot;:[{&quot;family&quot;:&quot;Dupré&quot;,&quot;given&quot;:&quot;John&quot;}],&quot;issued&quot;:{&quot;date-parts&quot;:[[&quot;1995&quot;]]},&quot;accessed&quot;:{&quot;date-parts&quot;:[[&quot;2015&quot;,8,25]]}}},{&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schema&quot;:&quot;https://github.com/citation-style-language/schema/raw/master/csl-citation.json&quot;} RNDxIWV7SYPLL"/></text:p></text:note-body></text:note> We have instead pictured the realm of law as fundamentally constituted by non-normative relations, and chosen to awkwardly continue using the label “realm of law”.</text:p>
      <text:p text:style-name="P1"/>
      <text:p text:style-name="P1"><text:span text:style-name="T9">John McDowell’s famous paper “Two Sorts of Naturalism” explains persuasively why b</text:span>ald naturalism <text:span text:style-name="T9">is not a live option when attempting to situate the space of reasons within the space of nature. Bald naturalism is roughly equivalent to what McDowell termed “neo-Humean” ethical naturalism. As we saw in the last chapter, neo-Humean naturalism is happy completely exploding the idea that human experience can be normatively, and hence ethically structured in any way. Neo-Humean naturalism does its best to reduce, eliminate, or domesticate the apparent meaningfulness of human experience in favour of a picture of nature as made up of components which are fundamentally non-normative.</text:span></text:p>
      <text:p text:style-name="P1"/>
      <text:p text:style-name="P2">In the last chapter, however, we saw that McDowell’s offered solution to the perils of bald naturalism isn’t as straightforward as he represents. McDowell pictures the problem of the location of the space of reasons within the space of nature as normally oscillating within an antinomy. We normally repel between two poles of disenchanted neo-Humean naturalism and Kantian ethical non- or anti-naturalism. <text:span text:style-name="T10">We move between these two mutually exclusive positions because both are committed to viewing the space of nature as logical space which is fundamentally non-normative. McDowell attempts to dismount this antinomy by appealing to Wittgensteinian quietism. He argues that humans possess a bifurcated foothold in the space of nature. He says humans possess a first and a second nature. He argues that it is natural for humans to possess an ethical and hence normative cultural upbringing, and this helps explain away the commitment that both “neo-Humeans” and “Kantians” have to a picture of the space of nature that is fundamentally constituted by non-normative relations.</text:span></text:p>
      <text:p text:style-name="P2"/>
      <text:p text:style-name="P3">However commentators have rightly questioned whether McDowell is allowed to help himself to this explanation. As we saw in the last chapter, McDowell doesn’t fully explain first, the categorical structure of his system, specifically how the space of nature and the space of reasons are internally organised, and second, how the realm of law and the space of nature are supposed to be productively related.</text:p>
      <text:p text:style-name="P3"/>
      <text:p text:style-name="P3">We then looked at a novel and ingenious solution to the woes of McDowell’s “system”. T. H. Ho proposes reordering the priorities of the categorical structure of McDowell’s system. He proposes making the space of concepts categorically prior to the space of reasons, and in turn inflating the space of concepts into the realm of law. This allows us to both cash in on McDowell’s metaphysical quietism, and make good on his profound commitment that the realm of the conceptually is “unbounded on the outside”. It also allows us to continue his historical commitment to realism. On <text:soft-page-break/>Ho’s account, we can continue to be direct realists, consistent with the first part of McDowell’s system, the epistemological argument. <text:span text:style-name="T11">Following Ho, we maintain that the realm of law is a logical space which is fundamentally conceptual, but, additionally and critically, non-meaningful.</text:span></text:p>
      <text:p text:style-name="P3"/>
      <text:p text:style-name="P4">The story doesn’t end there, however. Ho maintains that his reformulation of McDowell’s metaphysical argument is just an attempt to <text:span text:style-name="T1">interpret</text:span> <text:span text:style-name="T1">it correctly</text:span><text:span text:style-name="T12">, not help constitute McDowell’s system as philosophically viable:</text:span></text:p>
      <text:p text:style-name="P7"/>
      <text:p text:style-name="P8"><text:span text:style-name="T12">I want to emphasise that the reason why my interpretation of McDowell’s naturalism is correct is not that my interpretation is more philosophically viable than the orthodox interpretation, but that it is supported by textual evidence and saves McDowell’s naturalism from being inconsistent with his Hegelian thesis[, thesis (H) that we saw above]. My interpretation might face its own theoretical difficulties. For example, one may worry that the dualism criticism (C2) is just pushed one step back: it is possible that the space of concepts might contain a dualism between the realm of law and the realm of the meaningful.</text:span><text:span text:style-name="T12"><text:note text:id="ftn2" text:note-class="footnote"><text:note-citation>2</text:note-citation><text:note-body><text:p text:style-name="Footnote"><text:reference-mark-start text:name="ZOTERO_ITEM CSL_CITATION {&quot;citationID&quot;:&quot;zAeSd71Z&quot;,&quot;properties&quot;:{&quot;formattedCitation&quot;:&quot;{\\rtf Tsung-Hsing Ho, \\uc0\\u8216{}Naturalism and the Space of Reasons in Mind and World\\uc0\\u8217{} (2014) 22(1) {\\i{}International Journal of Philosophical Studies} 49, 61.}&quot;,&quot;plainCitation&quot;:&quot;Tsung-Hsing Ho, ‘Naturalism and the Space of Reasons in Mind and World’ (2014) 22(1) International Journal of Philosophical Studies 49, 61.&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61&quot;}],&quot;schema&quot;:&quot;https://github.com/citation-style-language/schema/raw/master/csl-citation.json&quot;} RNDN45As1pGnO"/><text:span text:style-name="T6">Tsung-Hsing Ho, ‘Naturalism and the Space of Reasons in Mind and World’ (2014) 22(1) </text:span><text:span text:style-name="T7">International Journal of Philosophical Studies</text:span><text:span text:style-name="T6"> 49, 61.</text:span><text:reference-mark-end text:name="ZOTERO_ITEM CSL_CITATION {&quot;citationID&quot;:&quot;zAeSd71Z&quot;,&quot;properties&quot;:{&quot;formattedCitation&quot;:&quot;{\\rtf Tsung-Hsing Ho, \\uc0\\u8216{}Naturalism and the Space of Reasons in Mind and World\\uc0\\u8217{} (2014) 22(1) {\\i{}International Journal of Philosophical Studies} 49, 61.}&quot;,&quot;plainCitation&quot;:&quot;Tsung-Hsing Ho, ‘Naturalism and the Space of Reasons in Mind and World’ (2014) 22(1) International Journal of Philosophical Studies 49, 61.&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61&quot;}],&quot;schema&quot;:&quot;https://github.com/citation-style-language/schema/raw/master/csl-citation.json&quot;} RNDN45As1pGnO"/></text:p></text:note-body></text:note></text:span></text:p>
      <text:p text:style-name="P30"/>
      <text:p text:style-name="P93">I argue this is a devastating problem. Ho’s attempted reformulation may have simply reproduced the antinomy of neo-Humean and Kantian conceptions of normativity within McDowell’s category of the space of concepts. One is entitled to ask—how is it possible to render meaningful and non-meaningful judgements intelligible to one another? Ho continues:</text:p>
      <text:p text:style-name="P93"/>
      <text:p text:style-name="P8"><text:span text:style-name="T12">In my reply to (C2), I claim that McDowell can, and should, respond that it is not a dualism, because the unity behind them is—not ‘being natural’ or ‘not being supernatural’—but rather ‘being within the realm of the conceptual’. Whether the unity is enough to unify the realm of law and the realm of the meaningful depends on whether the idea of ‘being within the realm of the conceptual’ is as empty as the idea of ‘being natural’ or ‘not being supernatural’.</text:span><text:span text:style-name="T12"><text:note text:id="ftn3" text:note-class="footnote"><text:note-citation>3</text:note-citation><text:note-body><text:p text:style-name="Footnote"><text:reference-mark-start text:name="ZOTERO_ITEM CSL_CITATION {&quot;citationID&quot;:&quot;3WQaYIqt&quot;,&quot;properties&quot;:{&quot;formattedCitation&quot;:&quot;Ibid.&quot;,&quot;plainCitation&quot;:&quot;Ibid.&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61&quot;}],&quot;schema&quot;:&quot;https://github.com/citation-style-language/schema/raw/master/csl-citation.json&quot;} RNDG2c5DCY9fh"/>Ibid.<text:reference-mark-end text:name="ZOTERO_ITEM CSL_CITATION {&quot;citationID&quot;:&quot;3WQaYIqt&quot;,&quot;properties&quot;:{&quot;formattedCitation&quot;:&quot;Ibid.&quot;,&quot;plainCitation&quot;:&quot;Ibid.&quot;},&quot;citationItems&quot;:[{&quot;id&quot;:35,&quot;uris&quot;:[&quot;http://zotero.org/users/2391293/items/7URBSAB9&quot;],&quot;uri&quot;:[&quot;http://zotero.org/users/2391293/items/7URBSAB9&quot;],&quot;itemData&quot;:{&quot;id&quot;:35,&quot;type&quot;:&quot;article-journal&quot;,&quot;title&quot;:&quot;Naturalism and the Space of Reasons in Mind and World&quot;,&quot;container-title&quot;:&quot;International Journal of Philosophical Studies&quot;,&quot;page&quot;:&quot;49–62&quot;,&quot;volume&quot;:&quot;22&quot;,&quot;issue&quot;:&quot;1&quot;,&quot;source&quot;:&quot;Google Scholar&quot;,&quot;author&quot;:[{&quot;family&quot;:&quot;Ho&quot;,&quot;given&quot;:&quot;Tsung-Hsing&quot;}],&quot;issued&quot;:{&quot;date-parts&quot;:[[&quot;2014&quot;]]}},&quot;locator&quot;:&quot;61&quot;}],&quot;schema&quot;:&quot;https://github.com/citation-style-language/schema/raw/master/csl-citation.json&quot;} RNDG2c5DCY9fh"/></text:p></text:note-body></text:note></text:span></text:p>
      <text:p text:style-name="P30"/>
      <text:p text:style-name="P93">Unfortunately answering this question goes beyond the scope of Ho’s paper. Ho claims he is satisfied by merely attempting to improve McDowell’s system.</text:p>
      <text:p text:style-name="P93"/>
      <text:p text:style-name="P60">A Completely Different Perspective</text:p>
      <text:p text:style-name="P94"/>
      <text:p text:style-name="P67"><text:span text:style-name="T12">The metaphysical machinery that we have been considering so far may be able to deliver on its promises with further tortuous modification and explanation. This modification will be left for the third part of this thesis. In this part of the thesis we will change tack. We will consider the conceptual framework Joseph Rouse puts forward </text:span><text:span text:style-name="T13">in an attempt to make good on the Sellarsian legacy of </text:span><text:span text:style-name="T14">formulating a naturalistic view of the world that is able to accommodate normative dimensions to human experience. </text:span></text:p>
      <text:p text:style-name="P99"/>
      <text:p text:style-name="P100">We are changing to a discussion of a completely different system of naturalism, so it is important to get clear about the conceptual toolkit Rouse deploys in formulating his system. Fortunately Rouse shares almost the same conceptual toolkit as McDowell. Rouse however has a more nuanced conception of the realm of law.</text:p>
      <text:p text:style-name="P100"/>
      <text:p text:style-name="P100">In his very recent book, Rouse shows an acute sensitivity to the current contested status of the unity of natural scientific intelligibility. It is very much an open question whether the realm of law, what <text:soft-page-break/>Sellar’s termed the “scientific image” of the world, can be considered to be a single unified logical space:</text:p>
      <text:p text:style-name="P100"/>
      <text:p text:style-name="P9"><text:span text:style-name="T12">… there may be no need, and no scientific basis, for how to specify </text:span>the <text:span text:style-name="T12">scientific image in the form of a general, all-encompassing scientific representation for no purpose in particular, Indeed there may be real conflict between the sciences and a philosophical conception of a unified theoretical representation of the world as a whole.</text:span><text:span text:style-name="T12"><text:note text:id="ftn4" text:note-class="footnote"><text:note-citation>4</text:note-citation><text:note-body><text:p text:style-name="Footnote"><text:reference-mark-start text:name="ZOTERO_ITEM CSL_CITATION {&quot;citationID&quot;:&quot;jxYSbmkA&quot;,&quot;properties&quot;:{&quot;formattedCitation&quot;:&quot;Rouse, above n 1, 28.&quot;,&quot;plainCitation&quot;:&quot;Rouse, above n 1, 2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8&quot;}],&quot;schema&quot;:&quot;https://github.com/citation-style-language/schema/raw/master/csl-citation.json&quot;} RNDona4EfYE66"/>Rouse, above n 1, 28.<text:reference-mark-end text:name="ZOTERO_ITEM CSL_CITATION {&quot;citationID&quot;:&quot;jxYSbmkA&quot;,&quot;properties&quot;:{&quot;formattedCitation&quot;:&quot;Rouse, above n 1, 28.&quot;,&quot;plainCitation&quot;:&quot;Rouse, above n 1, 2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8&quot;}],&quot;schema&quot;:&quot;https://github.com/citation-style-language/schema/raw/master/csl-citation.json&quot;} RNDona4EfYE66"/></text:p></text:note-body></text:note></text:span></text:p>
      <text:p text:style-name="P31"/>
      <text:p text:style-name="P68"><text:span text:style-name="T12">Indeed Rouse is aware of the program within the philosophy of science that advocates that natural scientific intelligibility does </text:span>not<text:span text:style-name="T12"> fit together into a single, unified, scientific image. </text:span><text:span text:style-name="T15">However he argues that we should remain committed to some picture of the realm of law as a unified logical space</text:span><text:span text:style-name="T12">:</text:span></text:p>
      <text:p text:style-name="P100"/>
      <text:p text:style-name="P9"><text:span text:style-name="T12">I endorse and draw upon </text:span><text:span text:style-name="T15">many of the “disunifiers’” claims about scientific practice and understanding but draw a different inference. We need to reconceive rather than abandon the comprehensiveness of scientific understanding. We can recognise the kinds of disunity that science studies research has rightly identified while also recognising an indispensable mutual openness and accountability across the various domains of scientific work.</text:span><text:span text:style-name="T15"><text:note text:id="ftn5" text:note-class="footnote"><text:note-citation>5</text:note-citation><text:note-body><text:p text:style-name="Footnote"><text:reference-mark-start text:name="ZOTERO_ITEM CSL_CITATION {&quot;citationID&quot;:&quot;Doad6UCa&quot;,&quot;properties&quot;:{&quot;formattedCitation&quot;:&quot;Ibid 25.&quot;,&quot;plainCitation&quot;:&quot;Ibid 2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5&quot;}],&quot;schema&quot;:&quot;https://github.com/citation-style-language/schema/raw/master/csl-citation.json&quot;} RNDfrSifLK7ta"/>Ibid 25.<text:reference-mark-end text:name="ZOTERO_ITEM CSL_CITATION {&quot;citationID&quot;:&quot;Doad6UCa&quot;,&quot;properties&quot;:{&quot;formattedCitation&quot;:&quot;Ibid 25.&quot;,&quot;plainCitation&quot;:&quot;Ibid 2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5&quot;}],&quot;schema&quot;:&quot;https://github.com/citation-style-language/schema/raw/master/csl-citation.json&quot;} RNDfrSifLK7ta"/></text:p></text:note-body></text:note></text:span></text:p>
      <text:p text:style-name="P32"/>
      <text:p text:style-name="P69"><text:span text:style-name="T15">R</text:span><text:span text:style-name="T12">ouse’s picture of the “unity” of the realm of law is decidedly anti-essentialist, as we will find out below. Instead of picturing the unity of natural scientific intelligibility as dependent on a single, unified methodology or ontology, Rouse claims that</text:span></text:p>
      <text:p text:style-name="P101"/>
      <text:p text:style-name="P10"><text:span text:style-name="T12">[scientific] understanding “as a whole” yields neither a unified theoretical representation of the world nor a disconnected collection of disciplinary practices but instead articulates and refines the space of reasons as interconnected and indefinitely extensible.</text:span><text:span text:style-name="T12"><text:note text:id="ftn6" text:note-class="footnote"><text:note-citation>6</text:note-citation><text:note-body><text:p text:style-name="Footnote"><text:reference-mark-start text:name="ZOTERO_ITEM CSL_CITATION {&quot;citationID&quot;:&quot;EYLCzsRd&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5&quot;}],&quot;schema&quot;:&quot;https://github.com/citation-style-language/schema/raw/master/csl-citation.json&quot;} RND2VVvlbNxPS"/>Ibid.<text:reference-mark-end text:name="ZOTERO_ITEM CSL_CITATION {&quot;citationID&quot;:&quot;EYLCzsRd&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5&quot;}],&quot;schema&quot;:&quot;https://github.com/citation-style-language/schema/raw/master/csl-citation.json&quot;} RND2VVvlbNxPS"/></text:p></text:note-body></text:note></text:span></text:p>
      <text:p text:style-name="P33"/>
      <text:p text:style-name="P102">One can notice immediately how Rouse is situated squarely within the Sellarsian tradition of philosophy, and how much ground he shares with McDowell. Rouse’s picture of the unity of science is very easily assimilated into McDowell’s system, and in many respects could be argued to be a continuation of it. The reformulation of McDowell’s system that Ho effected does not have to be jettisoned at all at this point, either. Based on these remarks, Rouse could very easily be sympathetic to some interpretation of the McDowellian insistence that the conceptual is unbounded.</text:p>
      <text:p text:style-name="P102"/>
      <text:p text:style-name="P103">However Rouse’s argument that the realm of law is unified because the space of reasons (what Ho reveals as really the ‘space of concepts’) is a unified logical space is co-dependent with a key separate plank of metaphysical machinery. Rouse explains that,</text:p>
      <text:p text:style-name="P103"/>
      <text:p text:style-name="P34">[despite] rejecting familiar conceptions of the scientific image as a comprehensive theoretical representation of the world, I still insist upon a residual sense in which scientific understanding remains comprehensive. </text:p>
      <text:p text:style-name="P34"/>
      <text:p text:style-name="P34">… </text:p>
      <text:p text:style-name="P34"/>
      <text:p text:style-name="P11"><text:span text:style-name="T12">The sense in which a naturalistic self-understanding remains both comprehensive and comprehensively scientific can be seen from two complementary directions. The first is that our way of life as a </text:span>biological <text:span text:style-name="T12">lineage shares a single, comprehensive biological niche for all its internal variegation. We are mutually dependent upon and vulnerable to one another and our shared environment for whether and how that way of life will continue. The second is </text:span><text:soft-page-break/><text:span text:style-name="T12">that the </text:span>conceptual<text:span text:style-name="T12"> character of our discursive practices, including scientific practices, depends upon their significance for, and openness to challenge from, what we ay and so in other aspects of our lives. The “space of reasons” is and must be unified space.</text:span><text:span text:style-name="T12"><text:note text:id="ftn7" text:note-class="footnote"><text:note-citation>7</text:note-citation><text:note-body><text:p text:style-name="Footnote"><text:reference-mark-start text:name="ZOTERO_ITEM CSL_CITATION {&quot;citationID&quot;:&quot;tYcKrkA6&quot;,&quot;properties&quot;:{&quot;formattedCitation&quot;:&quot;Ibid 29.&quot;,&quot;plainCitation&quot;:&quot;Ibid 2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9&quot;}],&quot;schema&quot;:&quot;https://github.com/citation-style-language/schema/raw/master/csl-citation.json&quot;} RNDU9SdRxA9rG"/>Ibid 29.<text:reference-mark-end text:name="ZOTERO_ITEM CSL_CITATION {&quot;citationID&quot;:&quot;tYcKrkA6&quot;,&quot;properties&quot;:{&quot;formattedCitation&quot;:&quot;Ibid 29.&quot;,&quot;plainCitation&quot;:&quot;Ibid 2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29&quot;}],&quot;schema&quot;:&quot;https://github.com/citation-style-language/schema/raw/master/csl-citation.json&quot;} RNDU9SdRxA9rG"/></text:p></text:note-body></text:note></text:span></text:p>
      <text:p text:style-name="P34"/>
      <text:p text:style-name="P70"><text:span text:style-name="T12">Rouse </text:span><text:span text:style-name="T16">explains the relationship between these two pieces of metaphysical machinery. He also </text:span><text:span text:style-name="T12">argues that this conception of the unity of the realm of law with the space of concepts has some key advantages:</text:span></text:p>
      <text:p text:style-name="P104"/>
      <text:p text:style-name="P35">First, these two ways of understanding the comprehensiveness of the scientific image make the same point from different directions. On the view developed in this book, our biological environment and the conceptually articulated space of reasons are the same phenomenon. Second, part of the importance of recognising the unity and comprehensiveness of conceptual space is that it blocks the temptation to insulate our various scientific practices and other aspects of our life from one another.</text:p>
      <text:p text:style-name="P35"/>
      <text:p text:style-name="P35">…</text:p>
      <text:p text:style-name="P35"/>
      <text:p text:style-name="P12"><text:span text:style-name="T12">More minimalist naturalisms can too readily shield various conceptual or practical domains (including scientific practices) from such criticism by allowing them too much autonomy. On the view developed in this book, it matters to discursive practices generally, and scientific understanding specifically, that their conceptual autonomy is only partial. They remain accountable to other discursive practices and to their involvement within our partially shared way of life. </text:span><text:span text:style-name="T12"><text:note text:id="ftn8" text:note-class="footnote"><text:note-citation>8</text:note-citation><text:note-body><text:p text:style-name="Footnote"><text:reference-mark-start text:name="ZOTERO_ITEM CSL_CITATION {&quot;citationID&quot;:&quot;icfEErtX&quot;,&quot;properties&quot;:{&quot;formattedCitation&quot;:&quot;Ibid 30.&quot;,&quot;plainCitation&quot;:&quot;Ibid 3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0&quot;}],&quot;schema&quot;:&quot;https://github.com/citation-style-language/schema/raw/master/csl-citation.json&quot;} RND042KYCQWwV"/>Ibid 30.<text:reference-mark-end text:name="ZOTERO_ITEM CSL_CITATION {&quot;citationID&quot;:&quot;icfEErtX&quot;,&quot;properties&quot;:{&quot;formattedCitation&quot;:&quot;Ibid 30.&quot;,&quot;plainCitation&quot;:&quot;Ibid 3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0&quot;}],&quot;schema&quot;:&quot;https://github.com/citation-style-language/schema/raw/master/csl-citation.json&quot;} RND042KYCQWwV"/></text:p></text:note-body></text:note></text:span></text:p>
      <text:p text:style-name="P35"/>
      <text:p text:style-name="P71"><text:span text:style-name="T12">We will consider Rouse’s system in great detail over the next two chapters, but for the sake of clarity, </text:span><text:span text:style-name="T17">the above discussion of Rouse’s system of naturalism is sufficient</text:span><text:span text:style-name="T12"> to </text:span><text:span text:style-name="T17">perform a </text:span><text:span text:style-name="T12">quick summar</text:span><text:span text:style-name="T17">y</text:span><text:span text:style-name="T12">. Natural scientific intelligibility(, or the “realm of law”,) is situated within the space of reasons. The space of reasons is a logical space in which humans conduct “discursive practices”. Discursive practices are forms of moves, claims, or other communication (what Rouse terms “performances”) made within the space of reasons that have meaning and rational content. </text:span><text:span text:style-name="T18">So scientific practice is one of these kinds of performances. As Rouse explains above, its autonomy is only partial. It is integrated into a great many different patterns of discursive practices that humans undertake. </text:span><text:span text:style-name="T12">The space of reasons as a phenomenon of human behaviour is identical with an important facet of our biological evolution. Humans evolved the space of reasons, conceptually articulated behaviour, as a set of capabilities for furthering our way of life as organisms in our environment. </text:span><text:span text:style-name="T19">Many of the performances that humans undertake within the space of reasons are autonomous from the immediate biological relationship that humans have to their environment, but some are not. This is also another qualification that Rouse gives as an explanation of what he means by scientific practice being only a partially autonomous discursive practice.</text:span></text:p>
      <text:p text:style-name="P105"/>
      <text:p text:style-name="P72"><text:span text:style-name="T12">Th</text:span><text:span text:style-name="T20">e next two</text:span><text:span text:style-name="T12"> chapter</text:span><text:span text:style-name="T20">s</text:span><text:span text:style-name="T12"> aim to clarify and give a full explanation of what Rouse means by the above summary I have attempted. </text:span><text:span text:style-name="T20">The next two</text:span><text:span text:style-name="T12"> chapter</text:span><text:span text:style-name="T20">s</text:span><text:span text:style-name="T12"> will attempt to answer the following questions:</text:span></text:p>
      <text:p text:style-name="P106"/>
      <text:p text:style-name="P13"><text:span text:style-name="T12">1. What does Rouse understand to be the criteria for assessing the </text:span>rationality <text:span text:style-name="T12">of the “performances” made within the space of reasons?</text:span></text:p>
      <text:p text:style-name="P36"/>
      <text:p text:style-name="P36">2. Rouse claims that the space of reasons is identical with the special capacities that humans evolved for furthering their way of life as organisms. What is the categorical priority of the space of reasons against understanding human conceptual rationality as a biological process?</text:p>
      <text:p text:style-name="P36"><text:soft-page-break/></text:p>
      <text:p text:style-name="P73"><text:span text:style-name="T12">This chapter aims to </text:span><text:span text:style-name="T20">give a thorough discussion of the first part of Rouse’s system</text:span><text:span text:style-name="T12">. </text:span><text:span text:style-name="T20">In this chapter we will discuss the problem that Rouse sets out to answer in his book </text:span><text:span text:style-name="T38">Articulating the World</text:span><text:span text:style-name="T20">, and the way in which he articulates this problem. We will also give a discussion of the first step Rouse gives in solving this problem, the new theoretical biological machinery he advocates.</text:span><text:span text:style-name="T38"> </text:span></text:p>
      <text:p text:style-name="P107"/>
      <text:p text:style-name="P74"><text:span text:style-name="T12">The next chapter, the fourth chapter of the thesis, </text:span><text:span text:style-name="T20">aims to be more</text:span><text:span text:style-name="T12"> critical. </text:span><text:span text:style-name="T20">The special biological conceptual machinery that Rouse advocates has important philosophical consequences. We will draw out the consequences of the moves that Rouse makes in the first part of his system, and look at the way he deals with these commitments in the second part of his system. The concepts that Rouse commits himself to in the first part of his system </text:span><text:span text:style-name="T21">constrain the kinds of moves he can make in the second part of his system. </text:span></text:p>
      <text:p text:style-name="P108"/>
      <text:p text:style-name="P108">We can be more specific. Rouse opts to explain the naturalness of human normativity by heavily drawing on science. Rouse advocates that we understand human meaningfulness as primarily a biological phenomenon. This has an important philosophical consequence. The way Rouse construes the naturalness of human normativity determines the kind of objectivity and rationality that human understanding can have. This is what we will look at in the fourth chapter.</text:p>
      <text:p text:style-name="P107"/>
      <text:p text:style-name="P73"><text:span text:style-name="T21">To sum up, over the next two chapters, we will describe and discuss the terms in which Rouse sets up his system, and</text:span><text:span text:style-name="T12"> assess Rouse’s answers to the </text:span><text:span text:style-name="T21">above</text:span><text:span text:style-name="T12"> questions. </text:span><text:span text:style-name="T21">We will do this in an</text:span><text:span text:style-name="T12"> attempt to </text:span><text:span text:style-name="T21">understand his perspective on</text:span><text:span text:style-name="T12"> dismount</text:span><text:span text:style-name="T21">ing</text:span><text:span text:style-name="T12"> the antinomies </text:span><text:span text:style-name="T21">that seem to come attendant with</text:span><text:span text:style-name="T12"> trying to accommodate human normativity within a naturalistic worldview.</text:span></text:p>
      <text:p text:style-name="P107"/>
      <text:p text:style-name="P95">UNDERSTANDING INTENTIONALITY: ROUSE’S MATRIX</text:p>
      <text:p text:style-name="P95"/>
      <text:p text:style-name="P61">What is intentionality?</text:p>
      <text:p text:style-name="P109"/>
      <text:p text:style-name="P75"><text:span text:style-name="T12">Rouse aims to show that human normativity is a natural phenomenon, but he has a particular way about doing this. When we discussed John McDowell, we were focussing solely on empirical human experience. Rouse’s system is motivated a little differently. Rouse discusses the normativity of human experience </text:span><text:span text:style-name="T22">by focussing on </text:span><text:span text:style-name="T39">intentionality</text:span><text:span text:style-name="T22">.</text:span></text:p>
      <text:p text:style-name="P110"/>
      <text:p text:style-name="P76"><text:span text:style-name="T12">Rouse gives a little background </text:span><text:span text:style-name="T23">on why he focuses on the topic of intentionality in the context of discussing human normativity and naturalism:</text:span></text:p>
      <text:p text:style-name="P111"/>
      <text:p text:style-name="P14"><text:span text:style-name="T23">Philosophical treatments of concepts and conceptual understanding are complicated by their entanglement with more general discussions of intentionality. Intentionality has been perhaps the central topic of philosophical work on language, mind, and action over the past century. Attempts to characterise intentionality as a topic are themselves controversial, since alternative philosophical accounts of intentionality often bring with them competing descriptions of the phenomena to be understood.</text:span><text:span text:style-name="T23"><text:note text:id="ftn9" text:note-class="footnote"><text:note-citation>9</text:note-citation><text:note-body><text:p text:style-name="Footnote"><text:reference-mark-start text:name="ZOTERO_ITEM CSL_CITATION {&quot;citationID&quot;:&quot;d258TT6D&quot;,&quot;properties&quot;:{&quot;formattedCitation&quot;:&quot;Ibid 51.&quot;,&quot;plainCitation&quot;:&quot;Ibid 5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1&quot;}],&quot;schema&quot;:&quot;https://github.com/citation-style-language/schema/raw/master/csl-citation.json&quot;} RNDbaoOM0RZKO"/>Ibid 51.<text:reference-mark-end text:name="ZOTERO_ITEM CSL_CITATION {&quot;citationID&quot;:&quot;d258TT6D&quot;,&quot;properties&quot;:{&quot;formattedCitation&quot;:&quot;Ibid 51.&quot;,&quot;plainCitation&quot;:&quot;Ibid 5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1&quot;}],&quot;schema&quot;:&quot;https://github.com/citation-style-language/schema/raw/master/csl-citation.json&quot;} RNDbaoOM0RZKO"/></text:p></text:note-body></text:note></text:span></text:p>
      <text:p text:style-name="P37"/>
      <text:p text:style-name="P77"><text:span text:style-name="T23">D</text:span><text:span text:style-name="T12">espite intentionality being a contested topic, Rouse is able to give a broad definition.</text:span></text:p>
      <text:p text:style-name="P112"/>
      <text:p text:style-name="P15"><text:span text:style-name="T12">I will use ‘intentional comportments’ as a putatively neutral term for whatever states, performances, systems, capacities or signs should be properly characterised as intentional. Intentionality then has several central features. First, intentional comportments are not self-contained but are directed toward or “about” an intended object. Second, this directedness is guided, mediated, or governed by an “aspect”, a description, or some other partial mode of presentation or representation. Third, this directedness is also inten</text:span>s<text:span text:style-name="T12">ional, such that in many </text:span><text:soft-page-break/><text:span text:style-name="T12">contexts, one cannot straightforwardly replace the mode of presentation/representation with another mode of directedness toward the same object.</text:span><text:span text:style-name="T12"><text:note text:id="ftn10" text:note-class="footnote"><text:note-citation>10</text:note-citation><text:note-body><text:p text:style-name="Footnote"><text:reference-mark-start text:name="ZOTERO_ITEM CSL_CITATION {&quot;citationID&quot;:&quot;pEQtqnH8&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1&quot;}],&quot;schema&quot;:&quot;https://github.com/citation-style-language/schema/raw/master/csl-citation.json&quot;} RNDOqm28RGgUO"/>Ibid.<text:reference-mark-end text:name="ZOTERO_ITEM CSL_CITATION {&quot;citationID&quot;:&quot;pEQtqnH8&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1&quot;}],&quot;schema&quot;:&quot;https://github.com/citation-style-language/schema/raw/master/csl-citation.json&quot;} RNDOqm28RGgUO"/></text:p></text:note-body></text:note></text:span></text:p>
      <text:p text:style-name="P78"><text:span text:style-name="T12">Rouse may focus on human normativity in the context of intentionality, but we can already see great areas of overlap between this way of discussing normativity, and the way we discussed John McDowell. McDowell’s system is very much focussed on considering, being open to, or being accountable to the “about-ness” of objects and processes in the world. One could argue that even though McDowell was happy to consider merely empirical experience in </text:span>Mind and World<text:span text:style-name="T12">, this way of considering human experience could still be considered a discussion of intentionality of some form.</text:span></text:p>
      <text:p text:style-name="P113"/>
      <text:p text:style-name="P78"><text:span text:style-name="T12">Talking explicitly about intentionality, rather than just empirical experience, is a broader subject, however. Rouse explains that “… intentional comportments can be directed toward their “object” even if no such object exists or does no (or not uniquely) satisfy its characteristic mode of presentation”.</text:span><text:span text:style-name="T12"><text:note text:id="ftn11" text:note-class="footnote"><text:note-citation>11</text:note-citation><text:note-body><text:p text:style-name="Footnote"><text:reference-mark-start text:name="ZOTERO_ITEM CSL_CITATION {&quot;citationID&quot;:&quot;hZNKq9JB&quot;,&quot;properties&quot;:{&quot;formattedCitation&quot;:&quot;Ibid 52.&quot;,&quot;plainCitation&quot;:&quot;Ibid 5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RbyTCX0bEF"/>Ibid 52.<text:reference-mark-end text:name="ZOTERO_ITEM CSL_CITATION {&quot;citationID&quot;:&quot;hZNKq9JB&quot;,&quot;properties&quot;:{&quot;formattedCitation&quot;:&quot;Ibid 52.&quot;,&quot;plainCitation&quot;:&quot;Ibid 5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RbyTCX0bEF"/></text:p></text:note-body></text:note></text:span><text:span text:style-name="T12"> But this is the great power of the concept of intentionality. Because human intentional comportments can be directed towards objects that don’t exist, or don’t show themselves <text:s/>in a manner in which we are accustomed, </text:span><text:span text:style-name="T24">we need some conception of human experience which is fundamentally normative, so that we can assess when our experience or consideration of an object has been correct or not:</text:span></text:p>
      <text:p text:style-name="P114"/>
      <text:p text:style-name="P16"><text:span text:style-name="T24">I</text:span><text:span text:style-name="T12">n this respect, intentional comportments and their modes of directedness are also open to assessment, since the intentional relation is in some sense “deficient” if its object does not exist or is mistakenly presented or represented.</text:span><text:span text:style-name="T12"><text:note text:id="ftn12" text:note-class="footnote"><text:note-citation>12</text:note-citation><text:note-body><text:p text:style-name="Footnote"><text:reference-mark-start text:name="ZOTERO_ITEM CSL_CITATION {&quot;citationID&quot;:&quot;Oic8ILkn&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syVDPIa8Fr"/>Ibid.<text:reference-mark-end text:name="ZOTERO_ITEM CSL_CITATION {&quot;citationID&quot;:&quot;Oic8ILkn&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syVDPIa8Fr"/></text:p></text:note-body></text:note></text:span></text:p>
      <text:p text:style-name="P38"/>
      <text:p text:style-name="P79"><text:span text:style-name="T12">So the entire point of coming up with a particular theory of intentionality is to cash out on a certain method of assessing the veridicality of objects in human experience. </text:span><text:span text:style-name="T25">Rouse helpfully provides a guide on roughly what it means to attempt to assess the truthfulness of the intentionality of human experience:</text:span></text:p>
      <text:p text:style-name="P115"/>
      <text:p text:style-name="P17"><text:span text:style-name="T12">Assessment applies holistically to whole groups of intentional comportments, such that they are intentional in significant part through systematic, normative relations to other intentional comportments. Relevant groupings of intentional comportments are appropriately assessed in broadly rational terms that involve, at a minimum, consistency and coherence but also instrumental efficacy. Intentional entities can sometimes fail to satisfy these norms, but any collection of putatively intentional comportments that always, or even mostly, failed to satisfy rational norms would thereby fail to be intentional (at least in that systematic grouping). As Davidson and others have argued, errors and lapses in rationality make sense only against an extensive background of success.</text:span><text:span text:style-name="T12"><text:note text:id="ftn13" text:note-class="footnote"><text:note-citation>13</text:note-citation><text:note-body><text:p text:style-name="Footnote"><text:reference-mark-start text:name="ZOTERO_ITEM CSL_CITATION {&quot;citationID&quot;:&quot;geTPSY9n&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SN4SzVEEvd"/>Ibid.<text:reference-mark-end text:name="ZOTERO_ITEM CSL_CITATION {&quot;citationID&quot;:&quot;geTPSY9n&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SN4SzVEEvd"/></text:p></text:note-body></text:note></text:span></text:p>
      <text:p text:style-name="P39"/>
      <text:p text:style-name="P61">What has intentionality got to do with naturalism?</text:p>
      <text:p text:style-name="P116"/>
      <text:p text:style-name="P116">Rouse explains why he is concerned to situate his discussion of the naturalness of human normativity in terms of the concept of intentionality. Naturalists frequently concern themselves with intentionality because they want to understand </text:p>
      <text:p text:style-name="P116"/>
      <text:p text:style-name="P18"><text:span text:style-name="T12">the degree and character of continuity or discontinuity between human capacities or performances and those of nonhuman animals or other putative candidates for intentional directedness.</text:span><text:span text:style-name="T12"><text:note text:id="ftn14" text:note-class="footnote"><text:note-citation>14</text:note-citation><text:note-body><text:p text:style-name="Footnote"><text:reference-mark-start text:name="ZOTERO_ITEM CSL_CITATION {&quot;citationID&quot;:&quot;4GAgldFs&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wwaF1T1uKr"/>Ibid.<text:reference-mark-end text:name="ZOTERO_ITEM CSL_CITATION {&quot;citationID&quot;:&quot;4GAgldFs&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2&quot;}],&quot;schema&quot;:&quot;https://github.com/citation-style-language/schema/raw/master/csl-citation.json&quot;} RNDwwaF1T1uKr"/></text:p></text:note-body></text:note></text:span></text:p>
      <text:p text:style-name="P40"/>
      <text:p text:style-name="P80"><text:soft-page-break/><text:span text:style-name="T12">Naturalists want to be able to use tools which do not appeal to “supernatural” methods in order to work out whether and if an animal, including a human, is being intentional. </text:span><text:span text:style-name="T26">Scholars like Daniel Dennett opt for a very broad naturalistic interpretation of intentionality, including machines like thermostats under the category of entities that can possess intentional states. </text:span><text:span text:style-name="T28">Rouse explains that</text:span></text:p>
      <text:p text:style-name="P117"/>
      <text:p text:style-name="P20"><text:span text:style-name="T28">F</text:span><text:span text:style-name="T12">or Dennett, we are nevertheless making the same sort of attribution in ascribing [a desire for an omelette, French bread, and wine] to a speaker (along with a belief that uttering that sentence to the waiter will help satisfy that desire) as in ascribing to a thermostat a desire to keep the room at 68</text:span><text:span text:style-name="T41">°</text:span><text:span text:style-name="T42">F (along with a belief that closing the circuit to the furnace will restore that temperature).</text:span><text:span text:style-name="T42"><text:note text:id="ftn15" text:note-class="footnote"><text:note-citation>15</text:note-citation><text:note-body><text:p text:style-name="Footnote"><text:reference-mark-start text:name="ZOTERO_ITEM CSL_CITATION {&quot;citationID&quot;:&quot;M92FtXiI&quot;,&quot;properties&quot;:{&quot;formattedCitation&quot;:&quot;Ibid 53.&quot;,&quot;plainCitation&quot;:&quot;Ibid 53.&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3&quot;}],&quot;schema&quot;:&quot;https://github.com/citation-style-language/schema/raw/master/csl-citation.json&quot;} RNDsTkqvlvloj"/>Ibid 53.<text:reference-mark-end text:name="ZOTERO_ITEM CSL_CITATION {&quot;citationID&quot;:&quot;M92FtXiI&quot;,&quot;properties&quot;:{&quot;formattedCitation&quot;:&quot;Ibid 53.&quot;,&quot;plainCitation&quot;:&quot;Ibid 53.&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3&quot;}],&quot;schema&quot;:&quot;https://github.com/citation-style-language/schema/raw/master/csl-citation.json&quot;} RNDsTkqvlvloj"/></text:p></text:note-body></text:note></text:span></text:p>
      <text:p text:style-name="P117"/>
      <text:p text:style-name="P118">Other scholars, such as John Haugeland, are very critical of the possibility of using naturalistic methods to assess the intentionality of entities. Haugeland characteristically denies that it is possible to come up with a biological assessment of the intentionality of animals:</text:p>
      <text:p text:style-name="P118"/>
      <text:p text:style-name="P20"><text:span text:style-name="T26">H</text:span><text:span text:style-name="T12">augeland acknowledges that real patterns in the world show up from Dennett’s intentional stance but insists that these patterns are not what is tellingly manifest in human thought and action. Apparent continuity between human understanding and nonhuman animal behaviour is achieved only by misdescribing the distinctive normativity and reflexivity of the human activities that allow entire domains of phenomena to be genuinely intelligible.</text:span><text:span text:style-name="T12"><text:note text:id="ftn16" text:note-class="footnote"><text:note-citation>16</text:note-citation><text:note-body><text:p text:style-name="Footnote"><text:reference-mark-start text:name="ZOTERO_ITEM CSL_CITATION {&quot;citationID&quot;:&quot;MvICaixc&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3&quot;}],&quot;schema&quot;:&quot;https://github.com/citation-style-language/schema/raw/master/csl-citation.json&quot;} RNDoTNEY2a4so"/>Ibid.<text:reference-mark-end text:name="ZOTERO_ITEM CSL_CITATION {&quot;citationID&quot;:&quot;MvICaixc&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3&quot;}],&quot;schema&quot;:&quot;https://github.com/citation-style-language/schema/raw/master/csl-citation.json&quot;} RNDoTNEY2a4so"/></text:p></text:note-body></text:note></text:span></text:p>
      <text:p text:style-name="P119"/>
      <text:p text:style-name="P81"><text:span text:style-name="T28">Without any further discussion, we seem to be at an impasse. All animals, as well as machines, either possess </text:span><text:span text:style-name="T29">some sort of </text:span><text:span text:style-name="T28">flat, uniform form of intentionality. We can alternatively only opt for a very rich full-blooded form of intentionality which avoids a commitment to naturalism, which also excludes nonhuman entities from being intentional in any sense. </text:span><text:span text:style-name="T12">Rouse explains that </text:span><text:span text:style-name="T28">we can get these two kinds of scholars on the same page by introducing an important distinction into the discussion. T</text:span><text:span text:style-name="T12">here “are two relevant distinctions in play” in assessing the continuity between human and nonhuman organisms “as intentionally directed”:</text:span></text:p>
      <text:p text:style-name="P120"/>
      <text:p text:style-name="P41">The first distinction concerns the flexibility or inflexibility of an organism’s responses to the features of its environment. Some behaviours are quite reliably and rigidly responsive to environmental cues—moths fly toward light, bacteria move in the direction of a positive sugar gradient. Simply cued responses can still produce relatively complex but rigid patterns of behaviour if a series of such responses are sequentially linked, exemplified by Wooldrige’s classic description of the egg-laying behaviour of the sphex wasp. By contrast, many organisms can change their behavioural patterns in flexible, instrumentally rational responses to novel or conflicting patterns of multiple cues and can make further adjustments shaped by the outcomes of their own earlier efforts.</text:p>
      <text:p text:style-name="P41"/>
      <text:p text:style-name="P41">…</text:p>
      <text:p text:style-name="P41"/>
      <text:p text:style-name="P19"><text:span text:style-name="T12">A second distinction differentiates “taking-up” from “taking-as”. Organisms </text:span>“take-up”<text:span text:style-name="T12"> </text:span><text:span text:style-name="T27">features or components of their surroundings by responding to their presence or absence. An organism’s biological environment encompasses whatever it takes-up from its surroundings, including developmental as well as behavioural responses. “Taking-up” environmental features includes flexible multivalent patterns of responsiveness along with rigidly cued detection and response. Some organisms also respond to some features of their environment in ways that support a distinction between merely </text:span><text:span text:style-name="T40">taking</text:span><text:span text:style-name="T27"> them </text:span><text:span text:style-name="T40">up</text:span><text:span text:style-name="T27">, and taking them </text:span><text:span text:style-name="T40">as </text:span><text:soft-page-break/><text:span text:style-name="T27">relevant “under an aspect”, “as meant”, or “under a description”, such that they can </text:span><text:span text:style-name="T40">mistake</text:span><text:span text:style-name="T27"> them. Exactly what is involved in “taking-as” is contested.</text:span><text:span text:style-name="T27"><text:note text:id="ftn17" text:note-class="footnote"><text:note-citation>17</text:note-citation><text:note-body><text:p text:style-name="P166"><text:reference-mark-start text:name="ZOTERO_ITEM CSL_CITATION {&quot;citationID&quot;:&quot;6D6KAB6S&quot;,&quot;properties&quot;:{&quot;formattedCitation&quot;:&quot;{\\rtf Ibid 54\\uc0\\u8211{}55.}&quot;,&quot;plainCitation&quot;:&quot;Ibid 54–5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4-55&quot;}],&quot;schema&quot;:&quot;https://github.com/citation-style-language/schema/raw/master/csl-citation.json&quot;} RNDjy65cj7H3f"/>Ibid 54–55.<text:reference-mark-end text:name="ZOTERO_ITEM CSL_CITATION {&quot;citationID&quot;:&quot;6D6KAB6S&quot;,&quot;properties&quot;:{&quot;formattedCitation&quot;:&quot;{\\rtf Ibid 54\\uc0\\u8211{}55.}&quot;,&quot;plainCitation&quot;:&quot;Ibid 54–5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4-55&quot;}],&quot;schema&quot;:&quot;https://github.com/citation-style-language/schema/raw/master/csl-citation.json&quot;} RNDjy65cj7H3f"/></text:p></text:note-body></text:note></text:span></text:p>
      <text:p text:style-name="P42"/>
      <text:p text:style-name="P82"><text:span text:style-name="T27">R</text:span><text:span text:style-name="T12">ouse argues that a satisfying naturalistic conception of intentionality must be able to distinguish between these two distinctions, and </text:span>also<text:span text:style-name="T12"> perform each distinction. </text:span><text:span text:style-name="T32">We need a way to be able to tell </text:span><text:span text:style-name="T45">when</text:span><text:span text:style-name="T32"> and </text:span><text:span text:style-name="T45">whether </text:span><text:span text:style-name="T32">an entity is acting intentionally, and we need some way of </text:span><text:span text:style-name="T45">assessing</text:span><text:span text:style-name="T32"> the intentional behaviour of that entity. </text:span><text:span text:style-name="T30">Rouse also argues that his naturalistic conception of intentionality can achieve this desired task:</text:span></text:p>
      <text:p text:style-name="P121"/>
      <text:p text:style-name="P21"><text:span text:style-name="T12">For some philosophers, the crucial target of philosophical explication is a distinctly human capacity; for others, human capacities are just elaborations or extensions or more basic capacities we share with nonhuman animals. … Unlike most ascriptions of a distinctively human capacity, however, mine does not differentiate “levels” of ability on a common scale. Many nonhuman animals have capacities for discrimination and flexible responsiveness that we cannot match. More important, nonhuman animals live very different kinds of lives, and theirs and our capacities can only be assessed with respect to their relevant goals. Conceptually articulated intentionality is not something nonhuman animals </text:span>lack<text:span text:style-name="T12">; it would be irrelevant or even deleterious to their ways of life.</text:span><text:span text:style-name="T12"><text:note text:id="ftn18" text:note-class="footnote"><text:note-citation>18</text:note-citation><text:note-body><text:p text:style-name="P166"><text:reference-mark-start text:name="ZOTERO_ITEM CSL_CITATION {&quot;citationID&quot;:&quot;nPqqktqf&quot;,&quot;properties&quot;:{&quot;formattedCitation&quot;:&quot;{\\rtf Ibid 55\\uc0\\u8211{}56.}&quot;,&quot;plainCitation&quot;:&quot;Ibid 55–5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5-56&quot;}],&quot;schema&quot;:&quot;https://github.com/citation-style-language/schema/raw/master/csl-citation.json&quot;} RNDXQ7TrdEzVw"/>Ibid 55–56.<text:reference-mark-end text:name="ZOTERO_ITEM CSL_CITATION {&quot;citationID&quot;:&quot;nPqqktqf&quot;,&quot;properties&quot;:{&quot;formattedCitation&quot;:&quot;{\\rtf Ibid 55\\uc0\\u8211{}56.}&quot;,&quot;plainCitation&quot;:&quot;Ibid 55–5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5-56&quot;}],&quot;schema&quot;:&quot;https://github.com/citation-style-language/schema/raw/master/csl-citation.json&quot;} RNDXQ7TrdEzVw"/></text:p></text:note-body></text:note></text:span></text:p>
      <text:p text:style-name="P43"/>
      <text:p text:style-name="P83"><text:span text:style-name="T12">Rouse argues that to the extent that animals or entities are able to take their environment </text:span>as<text:span text:style-name="T12"> something, as having some sort of meaning or aspect, then they have achieved some sort of conceptual intentionality. The issue now is—how can one fill out this picture? </text:span><text:span text:style-name="T31">What does it mean for an entity to take their environment </text:span><text:span text:style-name="T43">as </text:span><text:span text:style-name="T31">something, as opposed to merely </text:span><text:span text:style-name="T43">taking it up</text:span><text:span text:style-name="T31">? </text:span><text:span text:style-name="T32">How can we assess the truthfulness of the intentional comportments of an entity’s behaviour?</text:span></text:p>
      <text:p text:style-name="P43"/>
      <text:p text:style-name="P61">Distinguishing between different kinds of non-naturalist and naturalist forms of intentionality</text:p>
      <text:p text:style-name="P122"/>
      <text:p text:style-name="P123">Rouse attempts to answer this question by constructing a very complex and nuanced two-by-two matrix, which attempts to express an overall characterisation of all the different kinds of theories of intentionality that there are. <text:span text:style-name="T53">By giving this typology of the kinds of theories of intentionality, Rouse can point to the kind of theory of intentionality that one </text:span><text:span text:style-name="T2">should </text:span><text:span text:style-name="T53">hold to. Having a typology of intentionality will allow one to get clear about the weaknesses and strengths that different accounts have. The typology should then indicate the best account of intentionality, and one’s constructive task can continue on from there.</text:span></text:p>
      <text:p text:style-name="P123"/>
      <text:p text:style-name="P123">The matrix looks like this.<text:note text:id="ftn19" text:note-class="footnote"><text:note-citation>19</text:note-citation><text:note-body><text:p text:style-name="Footnote"><text:reference-mark-start text:name="ZOTERO_ITEM CSL_CITATION {&quot;citationID&quot;:&quot;iDBfXUJV&quot;,&quot;properties&quot;:{&quot;formattedCitation&quot;:&quot;Ibid 59.&quot;,&quot;plainCitation&quot;:&quot;Ibid 5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9&quot;}],&quot;schema&quot;:&quot;https://github.com/citation-style-language/schema/raw/master/csl-citation.json&quot;} RNDyR2pZzn8Js"/>Ibid 59.<text:reference-mark-end text:name="ZOTERO_ITEM CSL_CITATION {&quot;citationID&quot;:&quot;iDBfXUJV&quot;,&quot;properties&quot;:{&quot;formattedCitation&quot;:&quot;Ibid 59.&quot;,&quot;plainCitation&quot;:&quot;Ibid 5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9&quot;}],&quot;schema&quot;:&quot;https://github.com/citation-style-language/schema/raw/master/csl-citation.json&quot;} RNDyR2pZzn8Js"/></text:p></text:note-body></text:note> <text:span text:style-name="T44">There are four distinct philosophical strategies for accounting for the intentionality of an entity, and they are the following</text:span>:</text:p>
      <text:p text:style-name="P123"/>
      <text:p text:style-name="P44">A1: operative-process accounts of the constitutive structure of some domain of possible intentional comportment (e.g., the logical structure of a language, the constitutive presuppositions of a “worldview”, or the essential structure of transcendental consciousness)</text:p>
      <text:p text:style-name="P44"/>
      <text:p text:style-name="P142">Representatives of this position:</text:p>
      <text:p text:style-name="P142"/>
      <text:p text:style-name="P142">Husserl: essential structures of consciousness</text:p>
      <text:p text:style-name="P142">Carnap: logical structure of language</text:p>
      <text:p text:style-name="P142">Jackson: <text:span text:style-name="T44">a priori partitions</text:span></text:p>
      <text:p text:style-name="P143">Searle: intentionality as biological</text:p>
      <text:p text:style-name="P44"/>
      <text:p text:style-name="P44"><text:soft-page-break/>A2: operative-process accounts of the causal, functional, or practical patterns of a system’s interaction with its surroundings, which suffice to open a possible gap between what the system interacts with and how the system’s performance “take” it to be</text:p>
      <text:p text:style-name="P44"/>
      <text:p text:style-name="P143">Representatives of this position:</text:p>
      <text:p text:style-name="P143"/>
      <text:p text:style-name="P143">Dretske: information-bearing states</text:p>
      <text:p text:style-name="P143">Millikan: teleosemantics</text:p>
      <text:p text:style-name="P143">Fodor: cognitive representations</text:p>
      <text:p text:style-name="P143">Dreyfus: practical/perceptual coping</text:p>
      <text:p text:style-name="P143">Dennett: what “satisfies” the intentional stance</text:p>
      <text:p text:style-name="P44"/>
      <text:p text:style-name="P44">B1: normative-status accounts of how the performances of a system or group of systems as a whole mostly conform to a systematically construed ideal of rationality in context, such that the goals with respect to which it would be rational are appropriately taken as authoritative for it</text:p>
      <text:p text:style-name="P44"/>
      <text:p text:style-name="P143">Representatives of this position:</text:p>
      <text:p text:style-name="P143"/>
      <text:p text:style-name="P143">Sellars: we-intentions?</text:p>
      <text:p text:style-name="P143">Quine: radical translation</text:p>
      <text:p text:style-name="P143">Dennett: the intentional stance?</text:p>
      <text:p text:style-name="P143">Davidson: radical interpretation</text:p>
      <text:p text:style-name="P143">Rorty: conversation of mankind</text:p>
      <text:p text:style-name="P143">Brandom: game of giving/asking reasons</text:p>
      <text:p text:style-name="P44"/>
      <text:p text:style-name="P26"><text:span text:style-name="T33">B2: </text:span><text:span text:style-name="T34">normative-status accounts of how a system’s actual engagement with its surroundings is articulated in a way that renders it accountable to something beyond its own actual performances or those of its larger community of intentional systems</text:span></text:p>
      <text:p text:style-name="P48"/>
      <text:p text:style-name="P146"><text:span text:style-name="T34">R</text:span><text:span text:style-name="T33">epresentatives of this position:</text:span></text:p>
      <text:p text:style-name="P143"/>
      <text:p text:style-name="P143">Heidegger: Dasein’s disclosedness</text:p>
      <text:p text:style-name="P143">McDowell: perception and action as rational second nature</text:p>
      <text:p text:style-name="P143">Haugeland: existential commitments</text:p>
      <text:p text:style-name="P143">Dennett: the intentional stance?</text:p>
      <text:p text:style-name="P143">Sellars: we-intentions?</text:p>
      <text:p text:style-name="P143"/>
      <text:p text:style-name="P130">A table of the matrix looks like this:</text:p>
      <text:p text:style-name="P130"/>
      <table:table table:name="Table1" table:style-name="Table1">
        <table:table-column table:style-name="Table1.A" table:number-columns-repeated="3"/>
        <table:table-row>
          <table:table-cell table:style-name="Table1.A1" office:value-type="string">
            <text:p text:style-name="P147"/>
            <text:p text:style-name="P148">Accounts of intentionality</text:p>
          </table:table-cell>
          <table:table-cell table:style-name="Table1.A1" office:value-type="string">
            <text:p text:style-name="P147"/>
            <text:p text:style-name="P148">Primacy of <text:span text:style-name="T46">empty intending / intralinguistic holism</text:span></text:p>
            <text:p text:style-name="P149"/>
          </table:table-cell>
          <table:table-cell table:style-name="Table1.C1" office:value-type="string">
            <text:p text:style-name="P147"/>
            <text:p text:style-name="P148">Primacy of <text:span text:style-name="T46">fulfillment</text:span></text:p>
          </table:table-cell>
        </table:table-row>
        <table:table-row>
          <table:table-cell table:style-name="Table1.A2" office:value-type="string">
            <text:p text:style-name="P147"/>
            <text:p text:style-name="P147">A: operative-process account</text:p>
            <text:p text:style-name="P147"/>
          </table:table-cell>
          <table:table-cell table:style-name="Table1.A2" office:value-type="string">
            <text:p text:style-name="P148"/>
            <text:p text:style-name="P148">A1</text:p>
          </table:table-cell>
          <table:table-cell table:style-name="Table1.C2" office:value-type="string">
            <text:p text:style-name="P148"/>
            <text:p text:style-name="P148">A2</text:p>
          </table:table-cell>
        </table:table-row>
        <table:table-row>
          <table:table-cell table:style-name="Table1.A2" office:value-type="string">
            <text:p text:style-name="P147"/>
            <text:p text:style-name="P147">B: Normative-status account</text:p>
            <text:p text:style-name="P147"/>
          </table:table-cell>
          <table:table-cell table:style-name="Table1.A2" office:value-type="string">
            <text:p text:style-name="P148"/>
            <text:p text:style-name="P148">B1</text:p>
          </table:table-cell>
          <table:table-cell table:style-name="Table1.C2" office:value-type="string">
            <text:p text:style-name="P148"/>
            <text:p text:style-name="P148">B2</text:p>
          </table:table-cell>
        </table:table-row>
      </table:table>
      <text:p text:style-name="P130"/>
      <text:p text:style-name="P131"><text:soft-page-break/>This particular schema for distinguishing between different theories of intentionality may at first seem a little daunting. We will break down the discussion of the different dimensions of this matrix.</text:p>
      <text:p text:style-name="P131"/>
      <text:p text:style-name="P131"/>
      <text:p text:style-name="P86">The first dimension: operative-process versus normative status intentionality</text:p>
      <text:p text:style-name="P131"/>
      <text:p text:style-name="P131">Rouse explains that the first dimension of his typology of intentionality is the distinction between operative-process, and normative-status accounts of intentionality. Rouse explains that</text:p>
      <text:p text:style-name="P131"/>
      <text:p text:style-name="P27"><text:span text:style-name="T33">[an] operative process approach to intentionality seeks to discern features of intentional comportments that are operative in producing their directedness toward and normative accountability to objects. Salient examples of operative-process approaches include Fodor, for whom intentionality </text:span><text:span text:style-name="T35">intentionality results from representational structures that play a functional role in cognition; Husserl, for whom the structured correlations between noetic act and noematic sense constitute the meaningful directedness of consciousness … </text:span><text:span text:style-name="T35"><text:note text:id="ftn20" text:note-class="footnote"><text:note-citation>20</text:note-citation><text:note-body><text:p text:style-name="Footnote"><text:reference-mark-start text:name="ZOTERO_ITEM CSL_CITATION {&quot;citationID&quot;:&quot;JJ8dudnY&quot;,&quot;properties&quot;:{&quot;formattedCitation&quot;:&quot;Ibid 56.&quot;,&quot;plainCitation&quot;:&quot;Ibid 5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6&quot;}],&quot;schema&quot;:&quot;https://github.com/citation-style-language/schema/raw/master/csl-citation.json&quot;} RND2i6f5oNzjV"/>Ibid 56.<text:reference-mark-end text:name="ZOTERO_ITEM CSL_CITATION {&quot;citationID&quot;:&quot;JJ8dudnY&quot;,&quot;properties&quot;:{&quot;formattedCitation&quot;:&quot;Ibid 56.&quot;,&quot;plainCitation&quot;:&quot;Ibid 5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6&quot;}],&quot;schema&quot;:&quot;https://github.com/citation-style-language/schema/raw/master/csl-citation.json&quot;} RND2i6f5oNzjV"/></text:p></text:note-body></text:note></text:span></text:p>
      <text:p text:style-name="P49"/>
      <text:p text:style-name="P62"><text:span text:style-name="T33">We can here summarise Rouse. </text:span><text:span text:style-name="T36">For operative-status accounts of intentionality, intentional comportments are active in </text:span><text:span text:style-name="T48">producing</text:span><text:span text:style-name="T36"> or </text:span><text:span text:style-name="T48">causing</text:span><text:span text:style-name="T36"> intentional behaviour. Rouse places both Millikan and Husserl into this category because for them, intentional comportments play an active role in </text:span><text:span text:style-name="T48">bringing about</text:span><text:span text:style-name="T36"> intentionality.</text:span></text:p>
      <text:p text:style-name="P132"/>
      <text:p text:style-name="P63"><text:span text:style-name="T36">T</text:span><text:span text:style-name="T33">he </text:span><text:span text:style-name="T47">normative-status</text:span><text:span text:style-name="T33"> accounts of intentionality inhabit the opposite side of this dimension to the matrix. Rouse explains that a normative-status approach to intentionality</text:span></text:p>
      <text:p text:style-name="P133"/>
      <text:p text:style-name="P28"><text:span text:style-name="T33">by contrast, identifies its domain with those performances and capacities that can be held normatively accountable to relevant standards, and they are intentional in virtue of whether they would mostly stand up to such accounting.</text:span><text:span text:style-name="T33"><text:note text:id="ftn21" text:note-class="footnote"><text:note-citation>21</text:note-citation><text:note-body><text:p text:style-name="Footnote"><text:reference-mark-start text:name="ZOTERO_ITEM CSL_CITATION {&quot;citationID&quot;:&quot;fE5uvZvP&quot;,&quot;properties&quot;:{&quot;formattedCitation&quot;:&quot;Ibid 57.&quot;,&quot;plainCitation&quot;:&quot;Ibid 5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quot;}],&quot;schema&quot;:&quot;https://github.com/citation-style-language/schema/raw/master/csl-citation.json&quot;} RND2JQLWyDMSw"/>Ibid 57.<text:reference-mark-end text:name="ZOTERO_ITEM CSL_CITATION {&quot;citationID&quot;:&quot;fE5uvZvP&quot;,&quot;properties&quot;:{&quot;formattedCitation&quot;:&quot;Ibid 57.&quot;,&quot;plainCitation&quot;:&quot;Ibid 5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quot;}],&quot;schema&quot;:&quot;https://github.com/citation-style-language/schema/raw/master/csl-citation.json&quot;} RND2JQLWyDMSw"/></text:p></text:note-body></text:note></text:span></text:p>
      <text:p text:style-name="P50"/>
      <text:p text:style-name="P133">The first part of the chapter of the book from which this complex matrix comes is concerned with explaining and giving content to just what operative-process and normative-status accounts of intentionality are. This is done in the context of the very famous debate that John McDowell and Hubert Dreyfus have had over the role of non-conceptual content in experience. Dreyfus uses the metaphor of grandmaster chess players playing speed chess in order to argue the case that humans possess and utilise important cognitive processes involving non-conceptual content when going about doing important things. He explains that chess players could not possibly possess conceptual intentional comportments when playing speed chess because the situation is too fast to rely on reflective judgement. Relying on reflective judgement in such a situation would lead to errors when following the rules of the game, so this is an important thought experiment in showing that it can’t possibly be that concepts are used in every facet of human experience.</text:p>
      <text:p text:style-name="P133"/>
      <text:p text:style-name="P133">But, as Rouse explains,</text:p>
      <text:p text:style-name="P133"/>
      <text:p text:style-name="P28"><text:span text:style-name="T33">on a normative-status approach to intentionality, chess grandmasters playing blitz chess need not have a concept “in mind” when they respond to the board position with a rapid move. It suffices that they </text:span><text:span text:style-name="T47">could </text:span><text:span text:style-name="T33">and </text:span><text:span text:style-name="T47">would</text:span><text:span text:style-name="T33"> hold what they are doing accountable to the regulative, constitutive, and strategic norms of chess play.</text:span><text:span text:style-name="T33"><text:note text:id="ftn22" text:note-class="footnote"><text:note-citation>22</text:note-citation><text:note-body><text:p text:style-name="Footnote"><text:reference-mark-start text:name="ZOTERO_ITEM CSL_CITATION {&quot;citationID&quot;:&quot;hApQXJzi&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quot;}],&quot;schema&quot;:&quot;https://github.com/citation-style-language/schema/raw/master/csl-citation.json&quot;} RNDfDVfcmLux9"/>Ibid.<text:reference-mark-end text:name="ZOTERO_ITEM CSL_CITATION {&quot;citationID&quot;:&quot;hApQXJzi&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quot;}],&quot;schema&quot;:&quot;https://github.com/citation-style-language/schema/raw/master/csl-citation.json&quot;} RNDfDVfcmLux9"/></text:p></text:note-body></text:note></text:span></text:p>
      <text:p text:style-name="P50"/>
      <text:p text:style-name="P64"><text:span text:style-name="T33">On Rouse’s account, McDowell and Dreyfus are talking past each other. Dreyfus is relying on a model of intentionality which follows an </text:span><text:span text:style-name="T47">operative-process </text:span><text:span text:style-name="T33">line of thinking. A normative-status </text:span><text:soft-page-break/><text:span text:style-name="T33">approach to intentionality is what McDowell is utilising. When McDowell argues for the unboundedness of the conceptual in human experience, he is arguing that human behaviour is at any time </text:span><text:span text:style-name="T47">possible to</text:span><text:span text:style-name="T33"> </text:span><text:span text:style-name="T47">assess with relevant norms</text:span><text:span text:style-name="T33">, not that an conceptual intentional comportment necessarily </text:span><text:span text:style-name="T47">causes</text:span><text:span text:style-name="T33"> or </text:span><text:span text:style-name="T47">brings about</text:span><text:span text:style-name="T33"> intentional behaviour.</text:span></text:p>
      <text:p text:style-name="P134"/>
      <text:p text:style-name="P134">A normative-status account of intentionality</text:p>
      <text:p text:style-name="P134"/>
      <text:p text:style-name="P51">can allow that the defining feature of intentional performances (e.g., normative accountability upon reflection or interpretation) need not be operative in all or even most cases.</text:p>
      <text:p text:style-name="P51"/>
      <text:p text:style-name="P51">…</text:p>
      <text:p text:style-name="P51"/>
      <text:p text:style-name="P29"><text:span text:style-name="T33">[The performances of grandmaster speed chess] are intentionally directed toward rooks and knight forks rather than to plastic figurines on dark and light squares because the players understand these concepts and norms, and their play is responsive to and mostly accords with them.</text:span><text:span text:style-name="T33"><text:note text:id="ftn23" text:note-class="footnote"><text:note-citation>23</text:note-citation><text:note-body><text:p text:style-name="Footnote"><text:reference-mark-start text:name="ZOTERO_ITEM CSL_CITATION {&quot;citationID&quot;:&quot;plq8m68j&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quot;}],&quot;schema&quot;:&quot;https://github.com/citation-style-language/schema/raw/master/csl-citation.json&quot;} RNDSfvE0MEWts"/>Ibid.<text:reference-mark-end text:name="ZOTERO_ITEM CSL_CITATION {&quot;citationID&quot;:&quot;plq8m68j&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quot;}],&quot;schema&quot;:&quot;https://github.com/citation-style-language/schema/raw/master/csl-citation.json&quot;} RNDSfvE0MEWts"/></text:p></text:note-body></text:note></text:span></text:p>
      <text:p text:style-name="P51"/>
      <text:p text:style-name="P65"><text:span text:style-name="T33">Dreyfus and McDowell, in being representatives of the two opposite kinds of intentionality in this dimension of the matrix, are concerned with two different kinds of necessity. Dreyfus is concerned with describing intentionality in terms of </text:span><text:span text:style-name="T47">alethic</text:span><text:span text:style-name="T33"> necessity. Dreyfus wants to explain how intentional comportments make intentional behaviour </text:span><text:span text:style-name="T47">actual</text:span><text:span text:style-name="T33">. McDowell on the other hand, is concerned with </text:span><text:span text:style-name="T47">deontic </text:span><text:span text:style-name="T33">necessity. McDowell characterises intentional behaviour as explainable in terms of being </text:span><text:span text:style-name="T47">assessable</text:span><text:span text:style-name="T33">, as being a </text:span><text:span text:style-name="T47">good example </text:span><text:span text:style-name="T33">of responsiveness to norms, rather than </text:span><text:span text:style-name="T37">explainable in terms of </text:span><text:span text:style-name="T50">it came into</text:span><text:span text:style-name="T49"> being</text:span><text:span text:style-name="T37">.</text:span></text:p>
      <text:p text:style-name="P87"/>
      <text:p text:style-name="P88">The second dimension: the primacy of empty intending versus the primacy of fulfilment</text:p>
      <text:p text:style-name="P88"/>
      <text:p text:style-name="P135">We can now explain the second dimension to the matrix of Rouse’s typology of intentionality. This dimension is comprised by the distinction between the primacy of “empty intending” versus the primacy of “fulfilment” in intentional comportments. Rouse explains that</text:p>
      <text:p text:style-name="P135"/>
      <text:p text:style-name="P52">[an] empty intending can be directed toward its object in its absence, including the modes of absence marked by the non-existence of the object or by the failure to satisfy its intentional manifestation under some aspect.</text:p>
      <text:p text:style-name="P52"/>
      <text:p text:style-name="P58"><text:span text:style-name="T47">By contrast, a fulfilling intending presents the object itself as directly given under some intentional aspect.</text:span><text:span text:style-name="T47"><text:note text:id="ftn24" text:note-class="footnote"><text:note-citation>24</text:note-citation><text:note-body><text:p text:style-name="P166"><text:reference-mark-start text:name="ZOTERO_ITEM CSL_CITATION {&quot;citationID&quot;:&quot;RiHYYXob&quot;,&quot;properties&quot;:{&quot;formattedCitation&quot;:&quot;{\\rtf Ibid 57\\uc0\\u8211{}58.}&quot;,&quot;plainCitation&quot;:&quot;Ibid 57–5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58&quot;}],&quot;schema&quot;:&quot;https://github.com/citation-style-language/schema/raw/master/csl-citation.json&quot;} RNDiDZtqDzfWM"/>Ibid 57–58.<text:reference-mark-end text:name="ZOTERO_ITEM CSL_CITATION {&quot;citationID&quot;:&quot;RiHYYXob&quot;,&quot;properties&quot;:{&quot;formattedCitation&quot;:&quot;{\\rtf Ibid 57\\uc0\\u8211{}58.}&quot;,&quot;plainCitation&quot;:&quot;Ibid 57–5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7-58&quot;}],&quot;schema&quot;:&quot;https://github.com/citation-style-language/schema/raw/master/csl-citation.json&quot;} RNDiDZtqDzfWM"/></text:p></text:note-body></text:note></text:span></text:p>
      <text:p text:style-name="P52"/>
      <text:p text:style-name="P97"><text:span text:style-name="T47">This is a difficult concept. What Rouse probably means is that there are two different ways of characterising the “directedness” of an intentional comportment. Intentional comportments can either be argued to be either </text:span><text:span text:style-name="T51">first</text:span><text:span text:style-name="T47">, directed towards objects which don’t exist, or couldn’t possibly be actual, </text:span><text:span text:style-name="T51">or second, only able to be </text:span><text:span text:style-name="T47">directed toward objects which are always, and yet not infallibly, given, in short always actual or possible to be actual.</text:span></text:p>
      <text:p text:style-name="P135"/>
      <text:p text:style-name="P96"><text:span text:style-name="T47">Rouse elaborates a little on the distinction </text:span><text:span text:style-name="T51">by describing what the first kind of intentionality is</text:span><text:span text:style-name="T47">:</text:span></text:p>
      <text:p text:style-name="P52"/>
      <text:p text:style-name="P58"><text:span text:style-name="T47">The more traditional philosophical approach has been to start by understanding empty intending and then to ask what it is for an empty intention to be fulfilled. </text:span><text:span text:style-name="T51">These approaches typically identify intentional directedness with some form of representation or other </text:span><text:soft-page-break/><text:span text:style-name="T51">intralinguistic mental pattern. The problem of how to understand nonreferring intentional states and erroneous presentations seemed to dictate beginning with what it is to have intentional content (when the intended object may be absent, misrepresented, or nonexistent), and only then to ask how some intentional comportments present their objects “directly”. Such approaches have notoriously confronted problems of scepticism, among other difficulties.</text:span><text:span text:style-name="T51"><text:note text:id="ftn25" text:note-class="footnote"><text:note-citation>25</text:note-citation><text:note-body><text:p text:style-name="Footnote"><text:reference-mark-start text:name="ZOTERO_ITEM CSL_CITATION {&quot;citationID&quot;:&quot;dtdekhh3&quot;,&quot;properties&quot;:{&quot;formattedCitation&quot;:&quot;Ibid 58.&quot;,&quot;plainCitation&quot;:&quot;Ibid 5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8&quot;}],&quot;schema&quot;:&quot;https://github.com/citation-style-language/schema/raw/master/csl-citation.json&quot;} RNDvMgzw84TuN"/>Ibid 58.<text:reference-mark-end text:name="ZOTERO_ITEM CSL_CITATION {&quot;citationID&quot;:&quot;dtdekhh3&quot;,&quot;properties&quot;:{&quot;formattedCitation&quot;:&quot;Ibid 58.&quot;,&quot;plainCitation&quot;:&quot;Ibid 5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8&quot;}],&quot;schema&quot;:&quot;https://github.com/citation-style-language/schema/raw/master/csl-citation.json&quot;} RNDvMgzw84TuN"/></text:p></text:note-body></text:note></text:span></text:p>
      <text:p text:style-name="P53"/>
      <text:p text:style-name="P136">Rouse then moves to characterise the second kind of intentionality under this dimension:</text:p>
      <text:p text:style-name="P136"/>
      <text:p text:style-name="P59"><text:span text:style-name="T47">An alternative approach begins with a system’s actual relations to entities and then asks what it would be for those relations to be intentional (and thus meaningful, as conceptually or otherwise aspectually articulated). The primary challenge is then to show how a pattern of engagement or interaction with one’s surroundings opens a space of </text:span><text:span text:style-name="T5">articulated</text:span><text:span text:style-name="T47"> engagement accountable to norms. The most common motivation for such an approach has been “baldly” naturalistic, in McDowell’s phrase. Intentionality is taken to be a feature of some entities, states, or performances that are causally or otherwise physically interactive with their surroundings.</text:span><text:span text:style-name="T47"><text:note text:id="ftn26" text:note-class="footnote"><text:note-citation>26</text:note-citation><text:note-body><text:p text:style-name="Footnote"><text:reference-mark-start text:name="ZOTERO_ITEM CSL_CITATION {&quot;citationID&quot;:&quot;aFu85QuF&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8&quot;}],&quot;schema&quot;:&quot;https://github.com/citation-style-language/schema/raw/master/csl-citation.json&quot;} RNDlABoLkHXpd"/>Ibid.<text:reference-mark-end text:name="ZOTERO_ITEM CSL_CITATION {&quot;citationID&quot;:&quot;aFu85QuF&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58&quot;}],&quot;schema&quot;:&quot;https://github.com/citation-style-language/schema/raw/master/csl-citation.json&quot;} RNDlABoLkHXpd"/></text:p></text:note-body></text:note></text:span></text:p>
      <text:p text:style-name="P54"/>
      <text:p text:style-name="P98"><text:span text:style-name="T47">Not all accounts of intentionality which advocate for the “primacy of fulfilment” of intentional comportments are baldly naturalistic, however. Rouse rightly points out that scholars such as Heidegger, McDowell, and Dreyfus all </text:span><text:span text:style-name="T52">devise accounts of intentionality which avoid construing themselves in narrow naturalistic ways.</text:span></text:p>
      <text:p text:style-name="P137"/>
      <text:p text:style-name="P66">Rouse’s arguments for understanding intentionality as a B2 phenomenon</text:p>
      <text:p text:style-name="P66"/>
      <text:p text:style-name="P124">Rouse moves from giving his typology of intentionality to arguing for a specific kind of intentionality. He argues that the most coherent form of intentionality that one should hold to when attempting to construct a plausible naturalistic understand of human normativity is the B2 form of intentionality. </text:p>
      <text:p text:style-name="P124"/>
      <text:p text:style-name="P124">He performs his argument by modulating the argument that John Haugeland made against A2 and B1 types of intentionality. Before we summarise these arguments, I will summarise why Rouse passes over A1 types of intentionality as a candidate position.</text:p>
      <text:p text:style-name="P124"/>
      <text:p text:style-name="P84">Rouse’s argument against A1 intentionality</text:p>
      <text:p text:style-name="P84"/>
      <text:p text:style-name="P129">A1 types of intentionality are accounts which assert that intentionality follows special necessary rules. A1 intentionality asserts that there are special structures which comprise what intentionality is. These structures or presuppositions are able to be <text:span text:style-name="T58">discovered and formalised</text:span>, and scholars which advocate A1 intentionality argue that their particular system of rules for intentionality are the ways in which intentionality goes about manifesting itself. <text:span text:style-name="T57">These accounts of intentionality are located in column 1, and so give primacy to “empty” intending. This means that these accounts of intentionality do not place a special emphasis on considering the way entities with intentionality actually </text:span><text:span text:style-name="T3">work</text:span><text:span text:style-name="T57">. They conceptualise what intentionality means in the abstract, considering what it means for something to intend </text:span><text:span text:style-name="T3">at all</text:span><text:span text:style-name="T57">, rather than looking at systems in which referents for intentional comportments are </text:span><text:span text:style-name="T3">given</text:span><text:span text:style-name="T57">.</text:span></text:p>
      <text:p text:style-name="P125"/>
      <text:p text:style-name="P125">Rouse explains that A1 types of intentionality are not a live option for explaining human normativity because they either </text:p>
      <text:p text:style-name="P125"/>
      <text:p text:style-name="P46"><text:soft-page-break/>(a) amount to disenchanted accounts of normative dimensions to human experience. <text:span text:style-name="T54">They empty out the universe of the reality of conceptual or normative experience; or</text:span></text:p>
      <text:p text:style-name="P144"/>
      <text:p text:style-name="P45">(b) <text:span text:style-name="T54">amount to hollow a priorism. The putative transcendental structures of consciousness supposed to regulate to explain intentional states don’t actually bear any relation to how entities actually work.</text:span></text:p>
      <text:p text:style-name="P45"/>
      <text:p text:style-name="P126">Rouse argues that in the first case:</text:p>
      <text:p text:style-name="P145"/>
      <text:p text:style-name="P46">If the logical, transcendental, or presuppositional structures they posit as constitutive of meaning are simply psychological or sociological generalisations about what intentional systems actually do, then they do not constitute a space of meaning and intentional directedness.<text:note text:id="ftn27" text:note-class="footnote"><text:note-citation>27</text:note-citation><text:note-body><text:p text:style-name="P166"><text:reference-mark-start text:name="ZOTERO_ITEM CSL_CITATION {&quot;citationID&quot;:&quot;YimibAGv&quot;,&quot;properties&quot;:{&quot;formattedCitation&quot;:&quot;{\\rtf Ibid 71\\uc0\\u8211{}72.}&quot;,&quot;plainCitation&quot;:&quot;Ibid 71–7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1-72&quot;}],&quot;schema&quot;:&quot;https://github.com/citation-style-language/schema/raw/master/csl-citation.json&quot;} RND8URQeB02LL"/>Ibid 71–72.<text:reference-mark-end text:name="ZOTERO_ITEM CSL_CITATION {&quot;citationID&quot;:&quot;YimibAGv&quot;,&quot;properties&quot;:{&quot;formattedCitation&quot;:&quot;{\\rtf Ibid 71\\uc0\\u8211{}72.}&quot;,&quot;plainCitation&quot;:&quot;Ibid 71–72.&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1-72&quot;}],&quot;schema&quot;:&quot;https://github.com/citation-style-language/schema/raw/master/csl-citation.json&quot;} RND8URQeB02LL"/></text:p></text:note-body></text:note></text:p>
      <text:p text:style-name="P46"/>
      <text:p text:style-name="P127">On this account, we have merely resorted to bald naturalism when attempting to give presuppositions for the kinds of structures which intentional states <text:span text:style-name="T55">embody</text:span>. <text:span text:style-name="T55">Human conceptual thought is argued to be explained by disenchanted scientific methods. Here human normativity is reducible to the methods and ontology of some bald natural scientific explanation. </text:span></text:p>
      <text:p text:style-name="P127"/>
      <text:p text:style-name="P127">In the second case,</text:p>
      <text:p text:style-name="P45"/>
      <text:p text:style-name="P47">... if these structured relations instead diverge from what the putatively intentional system actually does, one would need to identify how these idealised structures were nevertheless authoritative over the system’s actual performances so that the divergence</text:p>
      <text:p text:style-name="P144"/>
      <text:p text:style-name="P128">In this case we avoid bald naturalism, but we have at best only achieved “sideways” view of intentionality, to use McDowell’s phrase. We have only devised an account of intentionality which proceed<text:span text:style-name="T56">s</text:span> towards explaining intentionality from the outside. A1 accounts of intentionality in this second case do not explain human conceptual experience immanently, which, <text:span text:style-name="T56">as we saw above in earlier chapters,</text:span> is a necessary condition of a satisfying conception of human intentionality.</text:p>
      <text:p text:style-name="P128"/>
      <text:p text:style-name="P85">Rouse’s arguments against A2 and B1 types of intentionality</text:p>
      <text:p text:style-name="P85"/>
      <text:p text:style-name="P138">Rouse largely passes over A1 accounts of intentionality, his main focus targets A2 and B1 accounts. When he directs his attention to arguing against A2 and B1 types of intentionality, Rouse largely follows the criticisms John Haugeland makes of these positions.</text:p>
      <text:p text:style-name="P138"/>
      <text:p text:style-name="P138">A2 accounts of intentionality are characterised by the work of scholars such as Dretske, Millikan, and Fodor. These accounts are largely concerned with the causal or functional role that intentionality plays in systems of behaviour which are actual. Much of the work done under this heading is concerned with how biological systems might exhibit intentionality. Dretske and Millikan, for instance, are exclusively concerned with how biology and intentionality intersect, and so heavily draw on the explanations and content of the natural sciences.</text:p>
      <text:p text:style-name="P138"/>
      <text:p text:style-name="P138">B1 accounts could be considered to be the polar opposite of A2 accounts. B1 accounts are more or less exclusively concerned with the way normative social structures might <text:span text:style-name="T1">constitute</text:span> the complex systems of intentionality that rational agents might possess. Rouse above refers to these accounts of intentionality as guided by “ideals of rationality”. These accounts look at the structure of language, or the logical connection between the concepts that humans use, and attempt to devise careful explanations for how these factors account for intentionality, and therefore human normativity.</text:p>
      <text:p text:style-name="P138"/>
      <text:p text:style-name="P138"><text:soft-page-break/>Rouse summarises Haugeland's <text:span text:style-name="T60">criticisms of A2 positions:</text:span></text:p>
      <text:p text:style-name="P138"/>
      <text:p text:style-name="P55">Broadly speaking, his point might seem to be that the A2 positions … can account for how intentional comportments are engaged with the world at the cost of being unable to show how that engagement is meaningfully articulated by genuinely normative/conceptual content.<text:note text:id="ftn28" text:note-class="footnote"><text:note-citation>28</text:note-citation><text:note-body><text:p text:style-name="Footnote"><text:reference-mark-start text:name="ZOTERO_ITEM CSL_CITATION {&quot;citationID&quot;:&quot;bQnYavup&quot;,&quot;properties&quot;:{&quot;formattedCitation&quot;:&quot;Ibid 61.&quot;,&quot;plainCitation&quot;:&quot;Ibid 6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1&quot;}],&quot;schema&quot;:&quot;https://github.com/citation-style-language/schema/raw/master/csl-citation.json&quot;} RNDgh8NYRnvLk"/>Ibid 61.<text:reference-mark-end text:name="ZOTERO_ITEM CSL_CITATION {&quot;citationID&quot;:&quot;bQnYavup&quot;,&quot;properties&quot;:{&quot;formattedCitation&quot;:&quot;Ibid 61.&quot;,&quot;plainCitation&quot;:&quot;Ibid 6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1&quot;}],&quot;schema&quot;:&quot;https://github.com/citation-style-language/schema/raw/master/csl-citation.json&quot;} RNDgh8NYRnvLk"/></text:p></text:note-body></text:note></text:p>
      <text:p text:style-name="P55"/>
      <text:p text:style-name="P139">And B1 positions:</text:p>
      <text:p text:style-name="P139"/>
      <text:p text:style-name="P56">… it may seem as if the B1 positions (characteristically, Brandom and Davidson, but also those who would seek normative bedrock in th accepted comportments of a community) can account for a richly articulated space of meaning and normative authority at the cost of losing its accountability to and thus directedness toward the world.<text:note text:id="ftn29" text:note-class="footnote"><text:note-citation>29</text:note-citation><text:note-body><text:p text:style-name="Footnote"><text:reference-mark-start text:name="ZOTERO_ITEM CSL_CITATION {&quot;citationID&quot;:&quot;1Icd6j3z&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1&quot;}],&quot;schema&quot;:&quot;https://github.com/citation-style-language/schema/raw/master/csl-citation.json&quot;} RNDvB9N7J4lgW"/>Ibid.<text:reference-mark-end text:name="ZOTERO_ITEM CSL_CITATION {&quot;citationID&quot;:&quot;1Icd6j3z&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1&quot;}],&quot;schema&quot;:&quot;https://github.com/citation-style-language/schema/raw/master/csl-citation.json&quot;} RNDvB9N7J4lgW"/></text:p></text:note-body></text:note></text:p>
      <text:p text:style-name="P56"/>
      <text:p text:style-name="P139">It is easy to see that Rouse's summary of Haugeland's arguments replicate McDowell's arguments in <text:span text:style-name="T1">Two Sorts</text:span> almost perfectly. A2 positions extinguish the reality of human normativity by relying on components of natural science which picture the space of nature as a disenchanted logical space. B1 positions maximise the reality of human normativity, but do so at the cost of sacrificing the location of the space of reasons with the space of nature.</text:p>
      <text:p text:style-name="P139"/>
      <text:p text:style-name="P139">Let's take a closer look at these arguments. Rouse argues that the space of reasons has to be located in the space of nature, because if it wasn't, then we could be able to talk about entities as being able to take their environment <text:span text:style-name="T1">as</text:span> some representation or aspect:</text:p>
      <text:p text:style-name="P139"/>
      <text:p text:style-name="P56">[A2] positions account for how intentional comportments are directed toward the <text:span text:style-name="T1">world</text:span> by starting from a system's actual engagement with its surroundings, whether as causally interactive or selectively adapted. They then try accounting for that system's engagement with the world as <text:span text:style-name="T1">intentional</text:span> and hence aspectual in terms of its characteristic patterns <text:span text:style-name="T61">of perceptual constancy or evolved functionality. Yet these patterns of causal transmission of information or natural selection of functional performance cannot articulate a “taking-as” in some determinate respect or aspect that is independent of what those performances “take up” or target in their surroundings and what actually or normally characterises that target.</text:span><text:span text:style-name="T61"><text:note text:id="ftn30" text:note-class="footnote"><text:note-citation>30</text:note-citation><text:note-body><text:p text:style-name="Footnote"><text:reference-mark-start text:name="ZOTERO_ITEM CSL_CITATION {&quot;citationID&quot;:&quot;8BNc4hQI&quot;,&quot;properties&quot;:{&quot;formattedCitation&quot;:&quot;Ibid 67.&quot;,&quot;plainCitation&quot;:&quot;Ibid 6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7&quot;}],&quot;schema&quot;:&quot;https://github.com/citation-style-language/schema/raw/master/csl-citation.json&quot;} RNDq26YBuSlyQ"/>Ibid 67.<text:reference-mark-end text:name="ZOTERO_ITEM CSL_CITATION {&quot;citationID&quot;:&quot;8BNc4hQI&quot;,&quot;properties&quot;:{&quot;formattedCitation&quot;:&quot;Ibid 67.&quot;,&quot;plainCitation&quot;:&quot;Ibid 6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7&quot;}],&quot;schema&quot;:&quot;https://github.com/citation-style-language/schema/raw/master/csl-citation.json&quot;} RNDq26YBuSlyQ"/></text:p></text:note-body></text:note></text:span></text:p>
      <text:p text:style-name="P56"/>
      <text:p text:style-name="P140">Rouse emphasises that not only do A2 accounts of intentionality domesticate the space of reasons <text:span text:style-name="T62">to</text:span> the realm of law, but they are also insufficiently <text:span text:style-name="T1">critical</text:span>. Rouse explains that the kinds of explanations what A2 accounts of intentionality use in order to characterise intentional states are brought in from <text:span text:style-name="T1">outside</text:span> these intentional states. The explanations that A2 acounts of intentionality use are a kind of deux ex machina, brought in from a “sideways on” perspective in an attempt to give content to experience. Rouse picks out Dretske's account of intentionality to illustrate this point. He explains that</text:p>
      <text:p text:style-name="P140"/>
      <text:p text:style-name="P22"><text:span text:style-name="T12">[the] constancy that Dretske hoped would pick out an object as a unique target of recognition must recur at every stage of causal transmission. </text:span>We <text:span text:style-name="T12">readily recognise its location at the object, and not at other stages, because the mediating patterns of stimulation or vibration are gerrymandered from our conceptual perspective. Yet the difference between gerrymandered and coherent patterns is not recognisable at the level of information flow but only via standards imposed upon that process from elsewhere. Dretske's account thus takes </text:span><text:soft-page-break/><text:span text:style-name="T12">for granted what it seeks to explain: the difference between perceptual relations to perceived <text:s/>objects, and perceptual relations to the objects causal descendants or antecedents.</text:span><text:span text:style-name="T12"><text:note text:id="ftn31" text:note-class="footnote"><text:note-citation>31</text:note-citation><text:note-body><text:p text:style-name="Footnote"><text:reference-mark-start text:name="ZOTERO_ITEM CSL_CITATION {&quot;citationID&quot;:&quot;7G5JgSyR&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7&quot;}],&quot;schema&quot;:&quot;https://github.com/citation-style-language/schema/raw/master/csl-citation.json&quot;} RNDd7nHdEajBZ"/>Ibid.<text:reference-mark-end text:name="ZOTERO_ITEM CSL_CITATION {&quot;citationID&quot;:&quot;7G5JgSyR&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7&quot;}],&quot;schema&quot;:&quot;https://github.com/citation-style-language/schema/raw/master/csl-citation.json&quot;} RNDd7nHdEajBZ"/></text:p></text:note-body></text:note></text:span></text:p>
      <text:p text:style-name="P22"/>
      <text:p text:style-name="P89"><text:span text:style-name="T12">Rouse explains that all that A2 accounts are doing is picturing some particular functioning of an intentional system as a “normal” state. This “normal” state is devised using </text:span>uncritical<text:span text:style-name="T12"> methods. The account of intentional systems A2 accounts are giving do not proceed from an understanding of an intentional system which is </text:span>immanent to that intentional system<text:span text:style-name="T12">. For A2 accounts, there are normal states and abnormal states. This distinction is performed by utilising a sideways-on perspective, which is insufficient for accounting for the normativity of intentionality, the the normativity of experience.</text:span></text:p>
      <text:p text:style-name="P89"/>
      <text:p text:style-name="P150">B1 approaches do not fare any better. B1 approaches</text:p>
      <text:p text:style-name="P90"/>
      <text:p text:style-name="P23"><text:span text:style-name="T12">(including Dennett's, Davidson's, Brandom's, or Rorty's, among others) each begin by specifying a holisitic pattern of comportment that, if all works out, would collectively constitute meaningful, intentionally directed performances and states.</text:span><text:span text:style-name="T12"><text:note text:id="ftn32" text:note-class="footnote"><text:note-citation>32</text:note-citation><text:note-body><text:p text:style-name="Footnote"><text:reference-mark-start text:name="ZOTERO_ITEM CSL_CITATION {&quot;citationID&quot;:&quot;dyPxnTK6&quot;,&quot;properties&quot;:{&quot;formattedCitation&quot;:&quot;Ibid 68.&quot;,&quot;plainCitation&quot;:&quot;Ibid 6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8&quot;}],&quot;schema&quot;:&quot;https://github.com/citation-style-language/schema/raw/master/csl-citation.json&quot;} RNDxGy7DbhTcx"/>Ibid 68.<text:reference-mark-end text:name="ZOTERO_ITEM CSL_CITATION {&quot;citationID&quot;:&quot;dyPxnTK6&quot;,&quot;properties&quot;:{&quot;formattedCitation&quot;:&quot;Ibid 68.&quot;,&quot;plainCitation&quot;:&quot;Ibid 68.&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8&quot;}],&quot;schema&quot;:&quot;https://github.com/citation-style-language/schema/raw/master/csl-citation.json&quot;} RNDxGy7DbhTcx"/></text:p></text:note-body></text:note></text:span></text:p>
      <text:p text:style-name="P23"/>
      <text:p text:style-name="P91"><text:span text:style-name="T12">So B1 approaches devise holistic systems or patterns of intentional states which, when functioning properly, are supposed to explain or give content to (human) intentionality. This comes at a price, however. These systems of intentionality have to explain how their systems get a grip on the world. They need to account for the way intentionality can be </text:span>directed<text:span text:style-name="T12"> at the world, and not their own internal coherence. As Rouse says,</text:span></text:p>
      <text:p text:style-name="P91"/>
      <text:p text:style-name="P24"><text:span text:style-name="T12">[such] patterns, however, whether construed in terms of the intentional stance [Dennett], radical interpretation [Davidson], the game of giving and asking for reasons [Brandom], or the like, would only be genuinely intentional if causal or perceptual encounters with the world have a normative grip upon the patterned comportment.</text:span><text:span text:style-name="T12"><text:note text:id="ftn33" text:note-class="footnote"><text:note-citation>33</text:note-citation><text:note-body><text:p text:style-name="Footnote"><text:reference-mark-start text:name="ZOTERO_ITEM CSL_CITATION {&quot;citationID&quot;:&quot;OHSetg4M&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8&quot;}],&quot;schema&quot;:&quot;https://github.com/citation-style-language/schema/raw/master/csl-citation.json&quot;} RNDDP4mFsYVll"/>Ibid.<text:reference-mark-end text:name="ZOTERO_ITEM CSL_CITATION {&quot;citationID&quot;:&quot;OHSetg4M&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8&quot;}],&quot;schema&quot;:&quot;https://github.com/citation-style-language/schema/raw/master/csl-citation.json&quot;} RNDDP4mFsYVll"/></text:p></text:note-body></text:note></text:span></text:p>
      <text:p text:style-name="P24"/>
      <text:p text:style-name="P92"><text:span text:style-name="T12">Rouse agrees with Haugeland when Haugeland argues that the B1 accounts cannot be formulated in such a way that the world is able to give a “normative grip” on their holistic systems. Rouse approves of Haugeland's two-pronged strategy to casting doubt on B1 accounts. Haugeland's first reason for doubting B1 strategies is that they are too concerned with their own internal coherence to be satisfying accounts of intentionality. B1 accounts don't place much of a premium at actually attempting to achieve “genuine accountability to objects that would constrain what we say and do”.</text:span><text:span text:style-name="T12"><text:note text:id="ftn34" text:note-class="footnote"><text:note-citation>34</text:note-citation><text:note-body><text:p text:style-name="Footnote"><text:reference-mark-start text:name="ZOTERO_ITEM CSL_CITATION {&quot;citationID&quot;:&quot;WlXZCsrl&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8&quot;}],&quot;schema&quot;:&quot;https://github.com/citation-style-language/schema/raw/master/csl-citation.json&quot;} RND1dBrDMEGf6"/>Ibid.<text:reference-mark-end text:name="ZOTERO_ITEM CSL_CITATION {&quot;citationID&quot;:&quot;WlXZCsrl&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8&quot;}],&quot;schema&quot;:&quot;https://github.com/citation-style-language/schema/raw/master/csl-citation.json&quot;} RND1dBrDMEGf6"/></text:p></text:note-body></text:note></text:span></text:p>
      <text:p text:style-name="P92"/>
      <text:p text:style-name="P151">Rorty's B1 account accepts this consequence explicitly, [celebrating]</text:p>
      <text:p text:style-name="P92"/>
      <text:p text:style-name="P25"><text:span text:style-name="T12">the abandonment of any “hankering after objective truth”, with the result from Haugeland's perspective that Rorty's conception of inquiry as conversation would be governed solely by curiosity and a hankering for novelty.</text:span><text:span text:style-name="T12"><text:note text:id="ftn35" text:note-class="footnote"><text:note-citation>35</text:note-citation><text:note-body><text:p text:style-name="Footnote"><text:reference-mark-start text:name="ZOTERO_ITEM CSL_CITATION {&quot;citationID&quot;:&quot;PbvwyW6k&quot;,&quot;properties&quot;:{&quot;formattedCitation&quot;:&quot;Ibid 69.&quot;,&quot;plainCitation&quot;:&quot;Ibid 6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9&quot;}],&quot;schema&quot;:&quot;https://github.com/citation-style-language/schema/raw/master/csl-citation.json&quot;} RNDfyBjvFjP0t"/>Ibid 69.<text:reference-mark-end text:name="ZOTERO_ITEM CSL_CITATION {&quot;citationID&quot;:&quot;PbvwyW6k&quot;,&quot;properties&quot;:{&quot;formattedCitation&quot;:&quot;Ibid 69.&quot;,&quot;plainCitation&quot;:&quot;Ibid 69.&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69&quot;}],&quot;schema&quot;:&quot;https://github.com/citation-style-language/schema/raw/master/csl-citation.json&quot;} RNDfyBjvFjP0t"/></text:p></text:note-body></text:note></text:span></text:p>
      <text:p text:style-name="P25"/>
      <text:p text:style-name="P151">Haugeland's second argument is that B1 strategies place too much of a premium on social agreement and social conformity in establishing what counts as veridical directedness towards the world. B1 accounts are famous for explaining world-directedness as a matter of social conformity, the establishment of subtle social norms which work as rules of action for social systems. These rules are either consciously or unconsciously instituted, but in any case, these rules serve as the standard by which world-directedness has been achieved or not.</text:p>
      <text:p text:style-name="P92"><text:soft-page-break/></text:p>
      <text:p text:style-name="P25"><text:span text:style-name="T12">What social conformity or “agreement” cannot do, Haugeland argues, is to allow objects themselves to serve as authoritative standards to which community agreement is itself accountable. An entire community can establish subtle norms for whether a folk dancer has or has not “grocked” in circumstances that were or were not grockworthy. … What a community cannot do is to confer any further, extrainstitutional significance upon this socially instituted designation. … For a socially appropriate utterance of “scarlet” to be about an object's colour, [for instance,] conformity to that social practice must be accountable to a standard not subject to the same social authority.</text:span><text:span text:style-name="T12"><text:note text:id="ftn36" text:note-class="footnote"><text:note-citation>36</text:note-citation><text:note-body><text:p text:style-name="Footnote"><text:reference-mark-start text:name="ZOTERO_ITEM CSL_CITATION {&quot;citationID&quot;:&quot;ETRwdTaA&quot;,&quot;properties&quot;:{&quot;formattedCitation&quot;:&quot;Ibid 70.&quot;,&quot;plainCitation&quot;:&quot;Ibid 7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0&quot;}],&quot;schema&quot;:&quot;https://github.com/citation-style-language/schema/raw/master/csl-citation.json&quot;} RNDsZyE55f8dD"/>Ibid 70.<text:reference-mark-end text:name="ZOTERO_ITEM CSL_CITATION {&quot;citationID&quot;:&quot;ETRwdTaA&quot;,&quot;properties&quot;:{&quot;formattedCitation&quot;:&quot;Ibid 70.&quot;,&quot;plainCitation&quot;:&quot;Ibid 70.&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0&quot;}],&quot;schema&quot;:&quot;https://github.com/citation-style-language/schema/raw/master/csl-citation.json&quot;} RNDsZyE55f8dD"/></text:p></text:note-body></text:note></text:span></text:p>
      <text:p text:style-name="P25"/>
      <text:p text:style-name="P141">Rouse points out quite rightly that A2 and B1 accounts of intentionality have a similar background assumption about how intentionality is meant to work. Both picture systems of intentional states as subject to operation under conditions which each account designates differently as “normal”. Being intentional or not, or being intentional <text:span text:style-name="T1">correctly</text:span> is a matter of whether or not an entity has followed the set of rules that each account imposes on that intentional system from the outside. At no point in either an A2 or B1 account do we look at whether some intentional state has been accountable to <text:span text:style-name="T1">its object</text:span>. As Rouse says, </text:p>
      <text:p text:style-name="P141"/>
      <text:p text:style-name="P57">[neither] process can distinguish how some features of its surroundings <text:span text:style-name="T1">are</text:span>, as distinct from what is the normal functional or socially appropriate response to them. As a result, they respond to their surroundings merely as cues for a biologically functional or socially appropriate response and not as objets understood <text:span text:style-name="T1">as</text:span> being in one way or another.<text:note text:id="ftn37" text:note-class="footnote"><text:note-citation>37</text:note-citation><text:note-body><text:p text:style-name="Footnote"><text:reference-mark-start text:name="ZOTERO_ITEM CSL_CITATION {&quot;citationID&quot;:&quot;5cR0a361&quot;,&quot;properties&quot;:{&quot;formattedCitation&quot;:&quot;Ibid 71.&quot;,&quot;plainCitation&quot;:&quot;Ibid 7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1&quot;}],&quot;schema&quot;:&quot;https://github.com/citation-style-language/schema/raw/master/csl-citation.json&quot;} RNDp2KVgdEtAb"/>Ibid 71.<text:reference-mark-end text:name="ZOTERO_ITEM CSL_CITATION {&quot;citationID&quot;:&quot;5cR0a361&quot;,&quot;properties&quot;:{&quot;formattedCitation&quot;:&quot;Ibid 71.&quot;,&quot;plainCitation&quot;:&quot;Ibid 71.&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1&quot;}],&quot;schema&quot;:&quot;https://github.com/citation-style-language/schema/raw/master/csl-citation.json&quot;} RNDp2KVgdEtAb"/></text:p></text:note-body></text:note></text:p>
      <text:p text:style-name="P57"/>
      <text:p text:style-name="P141">Rouse explains that</text:p>
      <text:p text:style-name="P141"/>
      <text:p text:style-name="P57">[to] be intentional requires of a system … that its comportments be directed beyond itself toward and intended “object”, in the sense that the success or failure, correctness or incorrectness, appropriateness or inappropriateness of the system's performances be accountable to the <text:span text:style-name="T1">object</text:span>. At their best, A2 or B1 approaches can show how a putatively intentional system could be accountable to norms established by the system's ongoing biological maintenance an reproduction or its institutional applications of precedent but not to the objects of any supposed intentional directedness.<text:note text:id="ftn38" text:note-class="footnote"><text:note-citation>38</text:note-citation><text:note-body><text:p text:style-name="Footnote"><text:reference-mark-start text:name="ZOTERO_ITEM CSL_CITATION {&quot;citationID&quot;:&quot;Q8ICyC7f&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1&quot;}],&quot;schema&quot;:&quot;https://github.com/citation-style-language/schema/raw/master/csl-citation.json&quot;} RNDJOdvQ9o4Mv"/>Ibid.<text:reference-mark-end text:name="ZOTERO_ITEM CSL_CITATION {&quot;citationID&quot;:&quot;Q8ICyC7f&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1&quot;}],&quot;schema&quot;:&quot;https://github.com/citation-style-language/schema/raw/master/csl-citation.json&quot;} RNDJOdvQ9o4Mv"/></text:p></text:note-body></text:note></text:p>
      <text:p text:style-name="P92"/>
      <text:p text:style-name="P161">Rouse’s argument for B2 intentionality</text:p>
      <text:p text:style-name="P161"/>
      <text:p text:style-name="P152">Rouse then turns towards considering B2 types of intentionality. We saw above how A1, A2, and B1 types of intentionality are inadequate characterisations of the normativity of human experience. Both A1 and B1 types of intentionality are either anti-naturalist, or inadequately naturalist. Both of these types of intentionality <text:span text:style-name="T63">construct abstract schemas of how intentionality is supposed to work. In the case of A1 types of intentionality, these abstract schemas will sometimes manifest themselves in baldly naturalistic ways, in order to relate their presuppositional nature of how the world actually works. One famous example of this is psychologism. On this account, abstract logical structures which govern intentionality are found to be real empirical processes in human cognition. This is an incredibly problematic position, which has been famously assailed. The main problem with this position, from the perspective of attempting to formulate a satisfying naturalism, is that this perspective asserts that these A1 presuppositional principles only approach how humans can be directed towards the world from a sideways-on perspective. They do not emerge immanently from experience.</text:span></text:p>
      <text:p text:style-name="P152"/>
      <text:p text:style-name="P153"><text:soft-page-break/>A2 accounts of intentionality <text:span text:style-name="T64">are baldly naturalist, and are therefore inadequate accounts of the normativity of human experience. Famous A2 accounts of intentionality have attempted to domesticate the space of reasons to the realm of law. Human conceptual behaviour has been reduced to non-normative, disenchanted processes. The symptom of doing this it cannot explain actual world-directedness. It can’t explain the intentional difference between “taking up” and “taking as”. On an A2 account, taking one’s environment “as” something is just a higher and more complex form of “taking up” one’s environment. On this account, being able to displace oneself conceptually from one’s environment, to engage in reflective judgement, to use the faculty of spontaneity, is not a different phenomenon from </text:span><text:span text:style-name="T4">not</text:span><text:span text:style-name="T64"> being able to displace oneself conceptually from one’s environment.</text:span></text:p>
      <text:p text:style-name="P153"/>
      <text:p text:style-name="P154">The final dialectical move, Rouse argues, is to embrace B2 accounts of intentionality. Rouse argues that a B2 account of intentionality synthesises the space of reasons and the realm of law, and sees them as coextensive. Rouse argues that only by making room for both the space of reasons and the realm of law within the space of nature can we actually make world-directedness possible. As Rouse outlines in his matrix, B2 accounts of intentionality merge B1 and A2 accounts of social and biological normativity. B2 accounts of intentionality agree with B1 accounts that complex social systems that possess normative frameworks for interpreting and reflecting on judgements are a key part of the puzzle for discovering what world-directedness is. B2 intentionality also agrees with A2 accounts that intentionality involves referring to the actual behaviour of entities in the real world. <text:span text:style-name="T65">Rouse argues that the natural sciences are absolutely involved in this enterprise, and that biology is the starting point for understanding how intentionality relates to the actual behaviour of entities which are intentional:</text:span></text:p>
      <text:p text:style-name="P154"/>
      <text:p text:style-name="P162">Any naturalistic understanding of our capacities to understand and reason about the world we live in must now start with our lives as organisms, making a living through ongoing intra-action with our environment.<text:note text:id="ftn0" text:note-class="footnote"><text:note-citation>39</text:note-citation><text:note-body><text:p text:style-name="Footnote"><text:reference-mark-start text:name="ZOTERO_ITEM CSL_CITATION {&quot;citationID&quot;:&quot;KBY50lZH&quot;,&quot;properties&quot;:{&quot;formattedCitation&quot;:&quot;Ibid 347.&quot;,&quot;plainCitation&quot;:&quot;Ibid 34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47&quot;}],&quot;schema&quot;:&quot;https://github.com/citation-style-language/schema/raw/master/csl-citation.json&quot;} RNDlmOZJx7gbd"/>Ibid 347.<text:reference-mark-end text:name="ZOTERO_ITEM CSL_CITATION {&quot;citationID&quot;:&quot;KBY50lZH&quot;,&quot;properties&quot;:{&quot;formattedCitation&quot;:&quot;Ibid 347.&quot;,&quot;plainCitation&quot;:&quot;Ibid 34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47&quot;}],&quot;schema&quot;:&quot;https://github.com/citation-style-language/schema/raw/master/csl-citation.json&quot;} RNDlmOZJx7gbd"/></text:p></text:note-body></text:note></text:p>
      <text:p text:style-name="P162"/>
      <text:p text:style-name="P155">Rouse explains in the footnote to this sentence:</text:p>
      <text:p text:style-name="P155"/>
      <text:p text:style-name="P162">Naturalism must begin with biology not because of some eternal, invariant conceptual or preconceptual organisation of the world but because we inherit an intellectual tradition that has made our physiology, development, and evolution as organisms in a lineage salient and conceptually indispensable.<text:note text:id="ftn39" text:note-class="footnote"><text:note-citation>40</text:note-citation><text:note-body><text:p text:style-name="Footnote"><text:reference-mark-start text:name="ZOTERO_ITEM CSL_CITATION {&quot;citationID&quot;:&quot;EOOH3MHl&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47&quot;}],&quot;schema&quot;:&quot;https://github.com/citation-style-language/schema/raw/master/csl-citation.json&quot;} RNDIA4Q6r8z2B"/>Ibid.<text:reference-mark-end text:name="ZOTERO_ITEM CSL_CITATION {&quot;citationID&quot;:&quot;EOOH3MHl&quot;,&quot;properties&quot;:{&quot;formattedCitation&quot;:&quot;Ibid.&quot;,&quot;plainCitation&quot;:&quot;Ibid.&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347&quot;}],&quot;schema&quot;:&quot;https://github.com/citation-style-language/schema/raw/master/csl-citation.json&quot;} RNDIA4Q6r8z2B"/></text:p></text:note-body></text:note></text:p>
      <text:p text:style-name="P162"/>
      <text:p text:style-name="P155">The question is—how is this possible? How does Rouse do this? We saw John McDowell’s solution. John McDowell merely distinguishes between two categorical states of human existence in order to explain away the necessity of being committed to a constructive enterprise in explaining the way disenchanted and enchanted realms of the space of nature are related.</text:p>
      <text:p text:style-name="P155"/>
      <text:p text:style-name="P155">We will look at Rouse’s solution in much more detail in the next chapter, but we can answer this question schematically right now.</text:p>
      <text:p text:style-name="P155"/>
      <text:p text:style-name="P156">Rouse argues that,</text:p>
      <text:p text:style-name="P156"/>
      <text:p text:style-name="P163">[on] this overall conception, our intentional/conceptual involvement in the world is biological as organisms whose behaviour and physiology aim to maintain and reproduce the dynamic pattern of our simultaneous belonging to and differentiation from our environment.</text:p>
      <text:p text:style-name="P163"/>
      <text:p text:style-name="P163">…</text:p>
      <text:p text:style-name="P163"><text:soft-page-break/></text:p>
      <text:p text:style-name="P163">The specific “biosocial” character of human life that results is crucial for grasping the distinctive character of conceptual understanding. It opens up a space of possibilities for self-understanding in which the maintenance of our way of life is at issue for us within that way of life rather than being fixed biologically.<text:note text:id="ftn40" text:note-class="footnote"><text:note-citation>41</text:note-citation><text:note-body><text:p text:style-name="Footnote"><text:reference-mark-start text:name="ZOTERO_ITEM CSL_CITATION {&quot;citationID&quot;:&quot;eI0GLVQi&quot;,&quot;properties&quot;:{&quot;formattedCitation&quot;:&quot;Ibid 76.&quot;,&quot;plainCitation&quot;:&quot;Ibid 7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6&quot;}],&quot;schema&quot;:&quot;https://github.com/citation-style-language/schema/raw/master/csl-citation.json&quot;} RND1gscX2X8oF"/>Ibid 76.<text:reference-mark-end text:name="ZOTERO_ITEM CSL_CITATION {&quot;citationID&quot;:&quot;eI0GLVQi&quot;,&quot;properties&quot;:{&quot;formattedCitation&quot;:&quot;Ibid 76.&quot;,&quot;plainCitation&quot;:&quot;Ibid 76.&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6&quot;}],&quot;schema&quot;:&quot;https://github.com/citation-style-language/schema/raw/master/csl-citation.json&quot;} RND1gscX2X8oF"/></text:p></text:note-body></text:note></text:p>
      <text:p text:style-name="P163"/>
      <text:p text:style-name="P156">What explains the fundamentally biological nature of human conceptual behaviour is a biological process called “niche construction”:</text:p>
      <text:p text:style-name="P156"/>
      <text:p text:style-name="P163">The developmental uptake of spoken and written language as integral to the human environment is thus a preeminent example of the evolutionary phenomenon of niche construction. That language is integral to human biological development and evolution is now a widely recognised (although still controversial) claim in evolutionary biology. We are linguistic/discursive beings and not merely animals with an evolved capacity for language.<text:note text:id="ftn41" text:note-class="footnote"><text:note-citation>42</text:note-citation><text:note-body><text:p text:style-name="Footnote"><text:reference-mark-start text:name="ZOTERO_ITEM CSL_CITATION {&quot;citationID&quot;:&quot;qwUVr8DY&quot;,&quot;properties&quot;:{&quot;formattedCitation&quot;:&quot;Ibid 77.&quot;,&quot;plainCitation&quot;:&quot;Ibid 7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7&quot;}],&quot;schema&quot;:&quot;https://github.com/citation-style-language/schema/raw/master/csl-citation.json&quot;} RNDdgd8znsBjr"/>Ibid 77.<text:reference-mark-end text:name="ZOTERO_ITEM CSL_CITATION {&quot;citationID&quot;:&quot;qwUVr8DY&quot;,&quot;properties&quot;:{&quot;formattedCitation&quot;:&quot;Ibid 77.&quot;,&quot;plainCitation&quot;:&quot;Ibid 77.&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77&quot;}],&quot;schema&quot;:&quot;https://github.com/citation-style-language/schema/raw/master/csl-citation.json&quot;} RNDdgd8znsBjr"/></text:p></text:note-body></text:note></text:p>
      <text:p text:style-name="P163"/>
      <text:p text:style-name="P157">We will look much more closely at the science behind the biological concept of niche construction in the next chapter. It suffices to explain that the concept of niche construction explains that organisms, through their behaviour, modify the “selection pressures” that they face during natural selection. Every animal in an environment is undergoing what biology explains is natural selection. Natural selection is the biological process where organisms which are not well adapted to their environment perish, and do not live on to reproduce and pass on its biological traits/capabilities to a new generation of organisms. A particular facet of the environment which puts pressure on an organism to adapt to or perish from its environment is called a “selection pressure”. </text:p>
      <text:p text:style-name="P157"/>
      <text:p text:style-name="P157">Rouse argues that it turns out there is a second biological process going on alongside natural selection, and this is niche construction. Rouse argues that</text:p>
      <text:p text:style-name="P157"/>
      <text:p text:style-name="P164">[the] crucial recognition underlying niche construction is that the selection pressures bearing upon various organisms are <text:span text:style-name="T66">significantly</text:span> modified by the cumulative effects of these and other organisms’ [interactions] with their more or less shared selective environments.<text:note text:id="ftn42" text:note-class="footnote"><text:note-citation>43</text:note-citation><text:note-body><text:p text:style-name="Footnote"><text:reference-mark-start text:name="ZOTERO_ITEM CSL_CITATION {&quot;citationID&quot;:&quot;tCcMIbr4&quot;,&quot;properties&quot;:{&quot;formattedCitation&quot;:&quot;{\\rtf Ibid 114\\uc0\\u8211{}115.}&quot;,&quot;plainCitation&quot;:&quot;Ibid 114–1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115&quot;}],&quot;schema&quot;:&quot;https://github.com/citation-style-language/schema/raw/master/csl-citation.json&quot;} RND8SJOxrlIEj"/><text:span text:style-name="T8">Ibid 114–115.</text:span><text:reference-mark-end text:name="ZOTERO_ITEM CSL_CITATION {&quot;citationID&quot;:&quot;tCcMIbr4&quot;,&quot;properties&quot;:{&quot;formattedCitation&quot;:&quot;{\\rtf Ibid 114\\uc0\\u8211{}115.}&quot;,&quot;plainCitation&quot;:&quot;Ibid 114–1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4-115&quot;}],&quot;schema&quot;:&quot;https://github.com/citation-style-language/schema/raw/master/csl-citation.json&quot;} RND8SJOxrlIEj"/></text:p></text:note-body></text:note></text:p>
      <text:p text:style-name="P164"/>
      <text:p text:style-name="P158">Rouse then immediately quotes the advocates of the concept of niche construction, who explain the significance of the concept:</text:p>
      <text:p text:style-name="P158"/>
      <text:p text:style-name="P165">The result fundamentally changes how biologists conceive of evolution: “Niche construction should be regarded, after natural selection, as a second major participant in evolution … Niche construction is a potent evolutionary agent because it introduces feedback into the evolutionary dynamic. Niche construction by organisms significantly modifies the selection pressures acting on them, on their descendants, and on unrelated populations”. The associated patterns of ecological inheritance then constitute a distinct but intra-active mode of inheritance alongside the genetic inheritance patterns that have previously been conceived as the evolutionary legacy that organisms bequeath to subsequent generations. Along with the genes they receive from their parents, organisms inherit an transformed environment exerting different selection pressures due to the cumulative effects of other organisms’ activities on their selective environment.<text:note text:id="ftn43" text:note-class="footnote"><text:note-citation>44</text:note-citation><text:note-body><text:p text:style-name="Footnote"><text:reference-mark-start text:name="ZOTERO_ITEM CSL_CITATION {&quot;citationID&quot;:&quot;giMKK7M8&quot;,&quot;properties&quot;:{&quot;formattedCitation&quot;:&quot;Ibid 115.&quot;,&quot;plainCitation&quot;:&quot;Ibid 1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5&quot;}],&quot;schema&quot;:&quot;https://github.com/citation-style-language/schema/raw/master/csl-citation.json&quot;} RNDC74mf3Ad54"/>Ibid 115.<text:reference-mark-end text:name="ZOTERO_ITEM CSL_CITATION {&quot;citationID&quot;:&quot;giMKK7M8&quot;,&quot;properties&quot;:{&quot;formattedCitation&quot;:&quot;Ibid 115.&quot;,&quot;plainCitation&quot;:&quot;Ibid 115.&quot;},&quot;citationItems&quot;:[{&quot;id&quot;:107,&quot;uris&quot;:[&quot;http://zotero.org/users/2391293/items/URKB2XNT&quot;],&quot;uri&quot;:[&quot;http://zotero.org/users/2391293/items/URKB2XNT&quot;],&quot;itemData&quot;:{&quot;id&quot;:107,&quot;type&quot;:&quot;book&quot;,&quot;title&quot;:&quot;Articulating the World: Conceptual Understanding and the Scientific Image&quot;,&quot;publisher&quot;:&quot;University of Chicago Press&quot;,&quot;author&quot;:[{&quot;family&quot;:&quot;Rouse&quot;,&quot;given&quot;:&quot;Joseph&quot;}],&quot;issued&quot;:{&quot;date-parts&quot;:[[&quot;2015&quot;]]}},&quot;locator&quot;:&quot;115&quot;}],&quot;schema&quot;:&quot;https://github.com/citation-style-language/schema/raw/master/csl-citation.json&quot;} RNDC74mf3Ad54"/></text:p></text:note-body></text:note></text:p>
      <text:p text:style-name="P165"/>
      <text:p text:style-name="P159">Rouse argues that human conceptual intentionality, human normativity, is <text:span text:style-name="T1">its</text:span> special form of niche construction. In this sense, biology and social normativity are not mutually exclusive realms of <text:soft-page-break/>philosophical or scientific inquiry, because human normativity <text:span text:style-name="T1">just is</text:span> a biological process through which humans are going.</text:p>
      <text:p text:style-name="P159"/>
      <text:p text:style-name="P159">The important move that Rouse makes in arguing for biological theory of niche construction is that normative dimensions to human experience, the situation of humans within the space of reasons, is a phenomenon explained by natural science. But this kind of natural science is not a disenchanted natural science, on his account. There are components of human conceptual behaviour which are independent of more disenchanted nomological or causal processes of human biology. Niche construction theory is able to explain how humans are able to be directed towards their environment in ways which are fundamentally normative, or conceptual.</text:p>
      <text:p text:style-name="P159"/>
      <text:p text:style-name="P159">Rouse hopes to show that by advocating niche construction theory, he can explain how the gap between McDowell’s theory of first and second nature can be bridged. By constructing a natural scientific theory which is able to accommodate the partially <text:span text:style-name="T1">sui generis</text:span> nature of the space of reasons, we might be able to finally explain the relationship between the realm of law and the space of reasons within the space of nature.</text:p>
      <text:p text:style-name="P159"/>
      <text:p text:style-name="P159">Rouse characterises McDowell’s “system” of human normativity by borrowing some elements of Hubert Dreyfus’s account of human behaviour. Rouse argues that we should understand McDowell’s account of human perception in practical terms, and that we should consider the operation of the faculty of spontaneity as a kind of “practical-perceptual” process that humans go through in order to adapt to and understand their environment. Rouse argues that the concept of niche construction can help explain how “practical-perceptual coping” is a biological process which is irreducible to disenchanted biological processes. By doing this we can satisfyingly distinguish between how an organism can “take up” their environment as opposed to taking their environment <text:span text:style-name="T1">as</text:span> an aspect or an interpretation.</text:p>
      <text:p text:style-name="P159"/>
      <text:p text:style-name="P160">In the next chapter we will take a close look at how the process of niche construction is supposed to synthesise the space of reasons with the realm of law. We will examine its consequences critically, and attempt to evaluat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06:26:26.883373816</meta:creation-date>
    <dc:date>2016-09-06T13:46:41.220837521</dc:date>
    <meta:editing-duration>PT6H14M40S</meta:editing-duration>
    <meta:editing-cycles>79</meta:editing-cycles>
    <meta:generator>LibreOffice/5.1.4.2$Linux_X86_64 LibreOffice_project/10m0$Build-2</meta:generator>
    <meta:document-statistic meta:table-count="1" meta:image-count="0" meta:object-count="0" meta:page-count="19" meta:paragraph-count="241" meta:word-count="9214" meta:character-count="60785" meta:non-whitespace-character-count="51810"/>
    <meta:user-defined meta:name="ZOTERO_PREF_1">&lt;data data-version="3" zotero-version="4.0.29.10"&gt;&lt;session id="w441nIux"/&gt;&lt;style id="http://www.zotero.org/styles/australian-guide-to-legal-citation" hasBibliography="1" bibliographyStyleHasBeenSet="0"/&gt;&lt;prefs&gt;&lt;pref name="fieldType" value="ReferenceMark"/</meta:user-defined>
    <meta:user-defined meta:name="ZOTERO_PREF_2">&gt;&lt;pref name="storeReferences" value="true"/&gt;&lt;pref name="automaticJournalAbbreviations" value=""/&gt;&lt;pref name="noteType" value="1"/&gt;&lt;/prefs&gt;&lt;/data&gt;</meta:user-defined>
  </office:meta>
</office:document-meta>
</file>